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804cm" svg:y="11.362cm">
            <draw:object draw:notify-on-update-of-ranges="Sheet1.G1:Sheet1.G1 Sheet1.A2:Sheet1.DD2 Sheet1.G6:Sheet1.G6 Sheet1.A7:Sheet1.CC7 Sheet1.G11:Sheet1.G11 Sheet1.A12:Sheet1.IO12 Sheet1.G16:Sheet1.G16 Sheet1.A17:Sheet1.EX17 Sheet1.G21:Sheet1.G21 Sheet1.A22:Sheet1.DK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287cm" svg:y="11.742cm">
            <draw:object draw:notify-on-update-of-ranges="Sheet1.G1:Sheet1.G1 Sheet1.A3:Sheet1.JJ3 Sheet1.G6:Sheet1.G6 Sheet1.A8:Sheet1.KR8 Sheet1.G11:Sheet1.G11 Sheet1.A13:Sheet1.JI13 Sheet1.G16:Sheet1.G16 Sheet1.A18:Sheet1.HW18 Sheet1.G21:Sheet1.G21 Sheet1.A23:Sheet1.JG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96" table:default-cell-style-name="Default"/>
        <table:table-column table:style-name="co7" table:number-columns-repeated="47" table:default-cell-style-name="Default"/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1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1</text:p>
          </table:table-cell>
          <table:table-cell table:number-columns-repeated="242"/>
        </table:table-row>
        <table:table-row table:style-name="ro1">
          <table:table-cell table:number-columns-repeated="4" office:value-type="float" office:value="25299.9" calcext:value-type="float">
            <text:p>25299.9</text:p>
          </table:table-cell>
          <table:table-cell table:number-columns-repeated="4" office:value-type="float" office:value="25212.8" calcext:value-type="float">
            <text:p>25212.8</text:p>
          </table:table-cell>
          <table:table-cell table:number-columns-repeated="2" office:value-type="float" office:value="25178.6" calcext:value-type="float">
            <text:p>25178.6</text:p>
          </table:table-cell>
          <table:table-cell table:number-columns-repeated="4" office:value-type="float" office:value="24923.8" calcext:value-type="float">
            <text:p>24923.8</text:p>
          </table:table-cell>
          <table:table-cell table:number-columns-repeated="3" office:value-type="float" office:value="24810.8" calcext:value-type="float">
            <text:p>24810.8</text:p>
          </table:table-cell>
          <table:table-cell office:value-type="float" office:value="24731.4" calcext:value-type="float">
            <text:p>24731.4</text:p>
          </table:table-cell>
          <table:table-cell table:number-columns-repeated="2" office:value-type="float" office:value="24524.5" calcext:value-type="float">
            <text:p>24524.5</text:p>
          </table:table-cell>
          <table:table-cell table:number-columns-repeated="3" office:value-type="float" office:value="24502.5" calcext:value-type="float">
            <text:p>24502.5</text:p>
          </table:table-cell>
          <table:table-cell table:number-columns-repeated="2" office:value-type="float" office:value="24322.4" calcext:value-type="float">
            <text:p>24322.4</text:p>
          </table:table-cell>
          <table:table-cell table:number-columns-repeated="2" office:value-type="float" office:value="24171.3" calcext:value-type="float">
            <text:p>24171.3</text:p>
          </table:table-cell>
          <table:table-cell table:number-columns-repeated="2" office:value-type="float" office:value="24158.5" calcext:value-type="float">
            <text:p>24158.5</text:p>
          </table:table-cell>
          <table:table-cell table:number-columns-repeated="14" office:value-type="float" office:value="23681.6" calcext:value-type="float">
            <text:p>23681.6</text:p>
          </table:table-cell>
          <table:table-cell table:number-columns-repeated="9" office:value-type="float" office:value="23601" calcext:value-type="float">
            <text:p>23601</text:p>
          </table:table-cell>
          <table:table-cell table:number-columns-repeated="3" office:value-type="float" office:value="22624.2" calcext:value-type="float">
            <text:p>22624.2</text:p>
          </table:table-cell>
          <table:table-cell table:number-columns-repeated="9" office:value-type="float" office:value="21465.2" calcext:value-type="float">
            <text:p>21465.2</text:p>
          </table:table-cell>
          <table:table-cell table:number-columns-repeated="6" office:value-type="float" office:value="21459.1" calcext:value-type="float">
            <text:p>21459.1</text:p>
          </table:table-cell>
          <table:table-cell table:number-columns-repeated="3" office:value-type="float" office:value="21398.7" calcext:value-type="float">
            <text:p>21398.7</text:p>
          </table:table-cell>
          <table:table-cell office:value-type="float" office:value="21303.9" calcext:value-type="float">
            <text:p>21303.9</text:p>
          </table:table-cell>
          <table:table-cell table:number-columns-repeated="3" office:value-type="float" office:value="20232.1" calcext:value-type="float">
            <text:p>20232.1</text:p>
          </table:table-cell>
          <table:table-cell table:number-columns-repeated="5" office:value-type="float" office:value="20231.9" calcext:value-type="float">
            <text:p>20231.9</text:p>
          </table:table-cell>
          <table:table-cell table:number-columns-repeated="8" office:value-type="float" office:value="20089.5" calcext:value-type="float">
            <text:p>20089.5</text:p>
          </table:table-cell>
          <table:table-cell table:number-columns-repeated="2" office:value-type="float" office:value="19587.4" calcext:value-type="float">
            <text:p>19587.4</text:p>
          </table:table-cell>
          <table:table-cell table:number-columns-repeated="16" office:value-type="float" office:value="18907.8" calcext:value-type="float">
            <text:p>18907.8</text:p>
          </table:table-cell>
          <table:table-cell table:number-columns-repeated="141"/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7800.3" calcext:value-type="float">
            <text:p>27800.3</text:p>
          </table:table-cell>
          <table:table-cell office:value-type="float" office:value="26475" calcext:value-type="float">
            <text:p>26475</text:p>
          </table:table-cell>
          <table:table-cell office:value-type="float" office:value="25657" calcext:value-type="float">
            <text:p>25657</text:p>
          </table:table-cell>
          <table:table-cell office:value-type="float" office:value="25554.7" calcext:value-type="float">
            <text:p>25554.7</text:p>
          </table:table-cell>
          <table:table-cell office:value-type="float" office:value="25550.9" calcext:value-type="float">
            <text:p>25550.9</text:p>
          </table:table-cell>
          <table:table-cell office:value-type="float" office:value="25524.9" calcext:value-type="float">
            <text:p>25524.9</text:p>
          </table:table-cell>
          <table:table-cell office:value-type="float" office:value="25491.7" calcext:value-type="float">
            <text:p>25491.7</text:p>
          </table:table-cell>
          <table:table-cell office:value-type="float" office:value="25466.6" calcext:value-type="float">
            <text:p>25466.6</text:p>
          </table:table-cell>
          <table:table-cell office:value-type="float" office:value="25469.2" calcext:value-type="float">
            <text:p>25469.2</text:p>
          </table:table-cell>
          <table:table-cell office:value-type="float" office:value="25457.3" calcext:value-type="float">
            <text:p>25457.3</text:p>
          </table:table-cell>
          <table:table-cell office:value-type="float" office:value="25413.4" calcext:value-type="float">
            <text:p>25413.4</text:p>
          </table:table-cell>
          <table:table-cell office:value-type="float" office:value="25301.3" calcext:value-type="float">
            <text:p>25301.3</text:p>
          </table:table-cell>
          <table:table-cell office:value-type="float" office:value="25176" calcext:value-type="float">
            <text:p>25176</text:p>
          </table:table-cell>
          <table:table-cell office:value-type="float" office:value="25173.6" calcext:value-type="float">
            <text:p>25173.6</text:p>
          </table:table-cell>
          <table:table-cell office:value-type="float" office:value="25166.2" calcext:value-type="float">
            <text:p>25166.2</text:p>
          </table:table-cell>
          <table:table-cell office:value-type="float" office:value="25141.9" calcext:value-type="float">
            <text:p>25141.9</text:p>
          </table:table-cell>
          <table:table-cell office:value-type="float" office:value="25075" calcext:value-type="float">
            <text:p>25075</text:p>
          </table:table-cell>
          <table:table-cell office:value-type="float" office:value="25049.5" calcext:value-type="float">
            <text:p>25049.5</text:p>
          </table:table-cell>
          <table:table-cell office:value-type="float" office:value="25004.2" calcext:value-type="float">
            <text:p>25004.2</text:p>
          </table:table-cell>
          <table:table-cell office:value-type="float" office:value="24899" calcext:value-type="float">
            <text:p>24899</text:p>
          </table:table-cell>
          <table:table-cell office:value-type="float" office:value="24783.6" calcext:value-type="float">
            <text:p>24783.6</text:p>
          </table:table-cell>
          <table:table-cell office:value-type="float" office:value="24765" calcext:value-type="float">
            <text:p>24765</text:p>
          </table:table-cell>
          <table:table-cell office:value-type="float" office:value="24750.7" calcext:value-type="float">
            <text:p>24750.7</text:p>
          </table:table-cell>
          <table:table-cell office:value-type="float" office:value="24740.4" calcext:value-type="float">
            <text:p>24740.4</text:p>
          </table:table-cell>
          <table:table-cell office:value-type="float" office:value="24711.8" calcext:value-type="float">
            <text:p>24711.8</text:p>
          </table:table-cell>
          <table:table-cell office:value-type="float" office:value="24628.5" calcext:value-type="float">
            <text:p>24628.5</text:p>
          </table:table-cell>
          <table:table-cell office:value-type="float" office:value="24534.9" calcext:value-type="float">
            <text:p>24534.9</text:p>
          </table:table-cell>
          <table:table-cell office:value-type="float" office:value="24450.3" calcext:value-type="float">
            <text:p>24450.3</text:p>
          </table:table-cell>
          <table:table-cell office:value-type="float" office:value="24406.1" calcext:value-type="float">
            <text:p>24406.1</text:p>
          </table:table-cell>
          <table:table-cell office:value-type="float" office:value="24389.3" calcext:value-type="float">
            <text:p>24389.3</text:p>
          </table:table-cell>
          <table:table-cell office:value-type="float" office:value="24310.3" calcext:value-type="float">
            <text:p>24310.3</text:p>
          </table:table-cell>
          <table:table-cell office:value-type="float" office:value="24093.8" calcext:value-type="float">
            <text:p>24093.8</text:p>
          </table:table-cell>
          <table:table-cell office:value-type="float" office:value="23924.4" calcext:value-type="float">
            <text:p>23924.4</text:p>
          </table:table-cell>
          <table:table-cell office:value-type="float" office:value="23925" calcext:value-type="float">
            <text:p>23925</text:p>
          </table:table-cell>
          <table:table-cell office:value-type="float" office:value="23922.3" calcext:value-type="float">
            <text:p>23922.3</text:p>
          </table:table-cell>
          <table:table-cell office:value-type="float" office:value="23932.8" calcext:value-type="float">
            <text:p>23932.8</text:p>
          </table:table-cell>
          <table:table-cell office:value-type="float" office:value="23920.3" calcext:value-type="float">
            <text:p>23920.3</text:p>
          </table:table-cell>
          <table:table-cell office:value-type="float" office:value="23922.8" calcext:value-type="float">
            <text:p>23922.8</text:p>
          </table:table-cell>
          <table:table-cell office:value-type="float" office:value="23923.3" calcext:value-type="float">
            <text:p>23923.3</text:p>
          </table:table-cell>
          <table:table-cell office:value-type="float" office:value="23929.5" calcext:value-type="float">
            <text:p>23929.5</text:p>
          </table:table-cell>
          <table:table-cell office:value-type="float" office:value="23924.3" calcext:value-type="float">
            <text:p>23924.3</text:p>
          </table:table-cell>
          <table:table-cell office:value-type="float" office:value="23925.1" calcext:value-type="float">
            <text:p>23925.1</text:p>
          </table:table-cell>
          <table:table-cell office:value-type="float" office:value="23919.4" calcext:value-type="float">
            <text:p>23919.4</text:p>
          </table:table-cell>
          <table:table-cell office:value-type="float" office:value="23934.1" calcext:value-type="float">
            <text:p>23934.1</text:p>
          </table:table-cell>
          <table:table-cell office:value-type="float" office:value="23907.4" calcext:value-type="float">
            <text:p>23907.4</text:p>
          </table:table-cell>
          <table:table-cell office:value-type="float" office:value="23873.7" calcext:value-type="float">
            <text:p>23873.7</text:p>
          </table:table-cell>
          <table:table-cell office:value-type="float" office:value="23842.9" calcext:value-type="float">
            <text:p>23842.9</text:p>
          </table:table-cell>
          <table:table-cell office:value-type="float" office:value="23842.2" calcext:value-type="float">
            <text:p>23842.2</text:p>
          </table:table-cell>
          <table:table-cell office:value-type="float" office:value="23843" calcext:value-type="float">
            <text:p>23843</text:p>
          </table:table-cell>
          <table:table-cell office:value-type="float" office:value="23843.4" calcext:value-type="float">
            <text:p>23843.4</text:p>
          </table:table-cell>
          <table:table-cell office:value-type="float" office:value="23840.7" calcext:value-type="float">
            <text:p>23840.7</text:p>
          </table:table-cell>
          <table:table-cell office:value-type="float" office:value="23828.6" calcext:value-type="float">
            <text:p>23828.6</text:p>
          </table:table-cell>
          <table:table-cell office:value-type="float" office:value="23750.4" calcext:value-type="float">
            <text:p>23750.4</text:p>
          </table:table-cell>
          <table:table-cell office:value-type="float" office:value="23465.1" calcext:value-type="float">
            <text:p>23465.1</text:p>
          </table:table-cell>
          <table:table-cell office:value-type="float" office:value="22967.3" calcext:value-type="float">
            <text:p>22967.3</text:p>
          </table:table-cell>
          <table:table-cell office:value-type="float" office:value="22824.6" calcext:value-type="float">
            <text:p>22824.6</text:p>
          </table:table-cell>
          <table:table-cell office:value-type="float" office:value="22705.6" calcext:value-type="float">
            <text:p>22705.6</text:p>
          </table:table-cell>
          <table:table-cell office:value-type="float" office:value="22228.2" calcext:value-type="float">
            <text:p>22228.2</text:p>
          </table:table-cell>
          <table:table-cell office:value-type="float" office:value="21712.3" calcext:value-type="float">
            <text:p>21712.3</text:p>
          </table:table-cell>
          <table:table-cell office:value-type="float" office:value="21712.6" calcext:value-type="float">
            <text:p>21712.6</text:p>
          </table:table-cell>
          <table:table-cell office:value-type="float" office:value="21682.1" calcext:value-type="float">
            <text:p>21682.1</text:p>
          </table:table-cell>
          <table:table-cell office:value-type="float" office:value="21681.8" calcext:value-type="float">
            <text:p>21681.8</text:p>
          </table:table-cell>
          <table:table-cell office:value-type="float" office:value="21692.7" calcext:value-type="float">
            <text:p>21692.7</text:p>
          </table:table-cell>
          <table:table-cell office:value-type="float" office:value="21686.2" calcext:value-type="float">
            <text:p>21686.2</text:p>
          </table:table-cell>
          <table:table-cell office:value-type="float" office:value="21681.5" calcext:value-type="float">
            <text:p>21681.5</text:p>
          </table:table-cell>
          <table:table-cell office:value-type="float" office:value="21679.9" calcext:value-type="float">
            <text:p>21679.9</text:p>
          </table:table-cell>
          <table:table-cell office:value-type="float" office:value="21676.9" calcext:value-type="float">
            <text:p>21676.9</text:p>
          </table:table-cell>
          <table:table-cell office:value-type="float" office:value="21681.5" calcext:value-type="float">
            <text:p>21681.5</text:p>
          </table:table-cell>
          <table:table-cell office:value-type="float" office:value="21689.7" calcext:value-type="float">
            <text:p>21689.7</text:p>
          </table:table-cell>
          <table:table-cell office:value-type="float" office:value="21675.4" calcext:value-type="float">
            <text:p>21675.4</text:p>
          </table:table-cell>
          <table:table-cell office:value-type="float" office:value="21677.1" calcext:value-type="float">
            <text:p>21677.1</text:p>
          </table:table-cell>
          <table:table-cell office:value-type="float" office:value="21646.5" calcext:value-type="float">
            <text:p>21646.5</text:p>
          </table:table-cell>
          <table:table-cell office:value-type="float" office:value="21616" calcext:value-type="float">
            <text:p>21616</text:p>
          </table:table-cell>
          <table:table-cell office:value-type="float" office:value="21597.5" calcext:value-type="float">
            <text:p>21597.5</text:p>
          </table:table-cell>
          <table:table-cell office:value-type="float" office:value="21512.7" calcext:value-type="float">
            <text:p>21512.7</text:p>
          </table:table-cell>
          <table:table-cell office:value-type="float" office:value="21193.1" calcext:value-type="float">
            <text:p>21193.1</text:p>
          </table:table-cell>
          <table:table-cell office:value-type="float" office:value="20638.6" calcext:value-type="float">
            <text:p>20638.6</text:p>
          </table:table-cell>
          <table:table-cell office:value-type="float" office:value="20438.7" calcext:value-type="float">
            <text:p>20438.7</text:p>
          </table:table-cell>
          <table:table-cell office:value-type="float" office:value="20436.2" calcext:value-type="float">
            <text:p>20436.2</text:p>
          </table:table-cell>
          <table:table-cell office:value-type="float" office:value="20443.7" calcext:value-type="float">
            <text:p>20443.7</text:p>
          </table:table-cell>
          <table:table-cell office:value-type="float" office:value="20459.9" calcext:value-type="float">
            <text:p>20459.9</text:p>
          </table:table-cell>
          <table:table-cell office:value-type="float" office:value="20434.2" calcext:value-type="float">
            <text:p>20434.2</text:p>
          </table:table-cell>
          <table:table-cell office:value-type="float" office:value="20437.3" calcext:value-type="float">
            <text:p>20437.3</text:p>
          </table:table-cell>
          <table:table-cell office:value-type="float" office:value="20388.2" calcext:value-type="float">
            <text:p>20388.2</text:p>
          </table:table-cell>
          <table:table-cell office:value-type="float" office:value="20313.4" calcext:value-type="float">
            <text:p>20313.4</text:p>
          </table:table-cell>
          <table:table-cell office:value-type="float" office:value="20318.2" calcext:value-type="float">
            <text:p>20318.2</text:p>
          </table:table-cell>
          <table:table-cell office:value-type="float" office:value="20292.2" calcext:value-type="float">
            <text:p>20292.2</text:p>
          </table:table-cell>
          <table:table-cell table:number-columns-repeated="2" office:value-type="float" office:value="20291.9" calcext:value-type="float">
            <text:p>20291.9</text:p>
          </table:table-cell>
          <table:table-cell office:value-type="float" office:value="20286.9" calcext:value-type="float">
            <text:p>20286.9</text:p>
          </table:table-cell>
          <table:table-cell office:value-type="float" office:value="20256.7" calcext:value-type="float">
            <text:p>20256.7</text:p>
          </table:table-cell>
          <table:table-cell office:value-type="float" office:value="20094.4" calcext:value-type="float">
            <text:p>20094.4</text:p>
          </table:table-cell>
          <table:table-cell office:value-type="float" office:value="19776.9" calcext:value-type="float">
            <text:p>19776.9</text:p>
          </table:table-cell>
          <table:table-cell office:value-type="float" office:value="19519.5" calcext:value-type="float">
            <text:p>19519.5</text:p>
          </table:table-cell>
          <table:table-cell office:value-type="float" office:value="19182.4" calcext:value-type="float">
            <text:p>19182.4</text:p>
          </table:table-cell>
          <table:table-cell office:value-type="float" office:value="19098.8" calcext:value-type="float">
            <text:p>19098.8</text:p>
          </table:table-cell>
          <table:table-cell office:value-type="float" office:value="19100.5" calcext:value-type="float">
            <text:p>19100.5</text:p>
          </table:table-cell>
          <table:table-cell office:value-type="float" office:value="19098" calcext:value-type="float">
            <text:p>19098</text:p>
          </table:table-cell>
          <table:table-cell office:value-type="float" office:value="19099.3" calcext:value-type="float">
            <text:p>19099.3</text:p>
          </table:table-cell>
          <table:table-cell office:value-type="float" office:value="19098" calcext:value-type="float">
            <text:p>19098</text:p>
          </table:table-cell>
          <table:table-cell office:value-type="float" office:value="19110.9" calcext:value-type="float">
            <text:p>19110.9</text:p>
          </table:table-cell>
          <table:table-cell office:value-type="float" office:value="19108.1" calcext:value-type="float">
            <text:p>19108.1</text:p>
          </table:table-cell>
          <table:table-cell office:value-type="float" office:value="19105.4" calcext:value-type="float">
            <text:p>19105.4</text:p>
          </table:table-cell>
          <table:table-cell office:value-type="float" office:value="19112.3" calcext:value-type="float">
            <text:p>19112.3</text:p>
          </table:table-cell>
          <table:table-cell office:value-type="float" office:value="19098.1" calcext:value-type="float">
            <text:p>19098.1</text:p>
          </table:table-cell>
          <table:table-cell office:value-type="float" office:value="19101.1" calcext:value-type="float">
            <text:p>19101.1</text:p>
          </table:table-cell>
          <table:table-cell office:value-type="float" office:value="19102.6" calcext:value-type="float">
            <text:p>19102.6</text:p>
          </table:table-cell>
          <table:table-cell table:number-columns-repeated="141"/>
        </table:table-row>
        <table:table-row table:style-name="ro1">
          <table:table-cell table:number-columns-repeated="24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2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2</text:p>
          </table:table-cell>
          <table:table-cell table:number-columns-repeated="242"/>
        </table:table-row>
        <table:table-row table:style-name="ro1">
          <table:table-cell table:number-columns-repeated="6" office:value-type="float" office:value="24180.1" calcext:value-type="float">
            <text:p>24180.1</text:p>
          </table:table-cell>
          <table:table-cell table:number-columns-repeated="4" office:value-type="float" office:value="23939.4" calcext:value-type="float">
            <text:p>23939.4</text:p>
          </table:table-cell>
          <table:table-cell table:number-columns-repeated="13" office:value-type="float" office:value="23823.3" calcext:value-type="float">
            <text:p>23823.3</text:p>
          </table:table-cell>
          <table:table-cell table:number-columns-repeated="9" office:value-type="float" office:value="23611" calcext:value-type="float">
            <text:p>23611</text:p>
          </table:table-cell>
          <table:table-cell table:number-columns-repeated="11" office:value-type="float" office:value="23405.4" calcext:value-type="float">
            <text:p>23405.4</text:p>
          </table:table-cell>
          <table:table-cell table:number-columns-repeated="8" office:value-type="float" office:value="23276.2" calcext:value-type="float">
            <text:p>23276.2</text:p>
          </table:table-cell>
          <table:table-cell table:number-columns-repeated="6" office:value-type="float" office:value="22997.7" calcext:value-type="float">
            <text:p>22997.7</text:p>
          </table:table-cell>
          <table:table-cell office:value-type="float" office:value="22792.4" calcext:value-type="float">
            <text:p>22792.4</text:p>
          </table:table-cell>
          <table:table-cell table:number-columns-repeated="3" office:value-type="float" office:value="22320.8" calcext:value-type="float">
            <text:p>22320.8</text:p>
          </table:table-cell>
          <table:table-cell table:number-columns-repeated="4" office:value-type="float" office:value="21741.5" calcext:value-type="float">
            <text:p>21741.5</text:p>
          </table:table-cell>
          <table:table-cell table:number-columns-repeated="16" office:value-type="float" office:value="21644.3" calcext:value-type="float">
            <text:p>21644.3</text:p>
          </table:table-cell>
          <table:table-cell table:number-columns-repeated="168"/>
        </table:table-row>
        <table:table-row table:style-name="ro1">
          <table:table-cell office:value-type="float" office:value="29319.2" calcext:value-type="float">
            <text:p>29319.2</text:p>
          </table:table-cell>
          <table:table-cell office:value-type="float" office:value="27528.5" calcext:value-type="float">
            <text:p>27528.5</text:p>
          </table:table-cell>
          <table:table-cell office:value-type="float" office:value="26000.8" calcext:value-type="float">
            <text:p>26000.8</text:p>
          </table:table-cell>
          <table:table-cell office:value-type="float" office:value="24636.2" calcext:value-type="float">
            <text:p>24636.2</text:p>
          </table:table-cell>
          <table:table-cell office:value-type="float" office:value="24426.4" calcext:value-type="float">
            <text:p>24426.4</text:p>
          </table:table-cell>
          <table:table-cell office:value-type="float" office:value="24424.3" calcext:value-type="float">
            <text:p>24424.3</text:p>
          </table:table-cell>
          <table:table-cell office:value-type="float" office:value="24421.8" calcext:value-type="float">
            <text:p>24421.8</text:p>
          </table:table-cell>
          <table:table-cell office:value-type="float" office:value="24417.2" calcext:value-type="float">
            <text:p>24417.2</text:p>
          </table:table-cell>
          <table:table-cell office:value-type="float" office:value="24392.3" calcext:value-type="float">
            <text:p>24392.3</text:p>
          </table:table-cell>
          <table:table-cell office:value-type="float" office:value="24253.8" calcext:value-type="float">
            <text:p>24253.8</text:p>
          </table:table-cell>
          <table:table-cell office:value-type="float" office:value="24180.4" calcext:value-type="float">
            <text:p>24180.4</text:p>
          </table:table-cell>
          <table:table-cell office:value-type="float" office:value="24174.1" calcext:value-type="float">
            <text:p>24174.1</text:p>
          </table:table-cell>
          <table:table-cell office:value-type="float" office:value="24155.8" calcext:value-type="float">
            <text:p>24155.8</text:p>
          </table:table-cell>
          <table:table-cell office:value-type="float" office:value="24095.5" calcext:value-type="float">
            <text:p>24095.5</text:p>
          </table:table-cell>
          <table:table-cell office:value-type="float" office:value="24068.4" calcext:value-type="float">
            <text:p>24068.4</text:p>
          </table:table-cell>
          <table:table-cell office:value-type="float" office:value="24064.8" calcext:value-type="float">
            <text:p>24064.8</text:p>
          </table:table-cell>
          <table:table-cell office:value-type="float" office:value="24067.4" calcext:value-type="float">
            <text:p>24067.4</text:p>
          </table:table-cell>
          <table:table-cell office:value-type="float" office:value="24066.9" calcext:value-type="float">
            <text:p>24066.9</text:p>
          </table:table-cell>
          <table:table-cell office:value-type="float" office:value="24063.7" calcext:value-type="float">
            <text:p>24063.7</text:p>
          </table:table-cell>
          <table:table-cell office:value-type="float" office:value="24064.6" calcext:value-type="float">
            <text:p>24064.6</text:p>
          </table:table-cell>
          <table:table-cell office:value-type="float" office:value="24064.4" calcext:value-type="float">
            <text:p>24064.4</text:p>
          </table:table-cell>
          <table:table-cell office:value-type="float" office:value="24063.6" calcext:value-type="float">
            <text:p>24063.6</text:p>
          </table:table-cell>
          <table:table-cell office:value-type="float" office:value="24077.6" calcext:value-type="float">
            <text:p>24077.6</text:p>
          </table:table-cell>
          <table:table-cell office:value-type="float" office:value="24061.7" calcext:value-type="float">
            <text:p>24061.7</text:p>
          </table:table-cell>
          <table:table-cell office:value-type="float" office:value="24057.6" calcext:value-type="float">
            <text:p>24057.6</text:p>
          </table:table-cell>
          <table:table-cell office:value-type="float" office:value="24055.4" calcext:value-type="float">
            <text:p>24055.4</text:p>
          </table:table-cell>
          <table:table-cell office:value-type="float" office:value="23972.3" calcext:value-type="float">
            <text:p>23972.3</text:p>
          </table:table-cell>
          <table:table-cell office:value-type="float" office:value="23868.9" calcext:value-type="float">
            <text:p>23868.9</text:p>
          </table:table-cell>
          <table:table-cell office:value-type="float" office:value="23852.1" calcext:value-type="float">
            <text:p>23852.1</text:p>
          </table:table-cell>
          <table:table-cell office:value-type="float" office:value="23853.2" calcext:value-type="float">
            <text:p>23853.2</text:p>
          </table:table-cell>
          <table:table-cell table:number-columns-repeated="2" office:value-type="float" office:value="23849.5" calcext:value-type="float">
            <text:p>23849.5</text:p>
          </table:table-cell>
          <table:table-cell office:value-type="float" office:value="23845.5" calcext:value-type="float">
            <text:p>23845.5</text:p>
          </table:table-cell>
          <table:table-cell office:value-type="float" office:value="23824.6" calcext:value-type="float">
            <text:p>23824.6</text:p>
          </table:table-cell>
          <table:table-cell office:value-type="float" office:value="23745.7" calcext:value-type="float">
            <text:p>23745.7</text:p>
          </table:table-cell>
          <table:table-cell office:value-type="float" office:value="23658.6" calcext:value-type="float">
            <text:p>23658.6</text:p>
          </table:table-cell>
          <table:table-cell office:value-type="float" office:value="23641.6" calcext:value-type="float">
            <text:p>23641.6</text:p>
          </table:table-cell>
          <table:table-cell table:number-columns-repeated="2" office:value-type="float" office:value="23641.4" calcext:value-type="float">
            <text:p>23641.4</text:p>
          </table:table-cell>
          <table:table-cell office:value-type="float" office:value="23647.8" calcext:value-type="float">
            <text:p>23647.8</text:p>
          </table:table-cell>
          <table:table-cell office:value-type="float" office:value="23655.1" calcext:value-type="float">
            <text:p>23655.1</text:p>
          </table:table-cell>
          <table:table-cell office:value-type="float" office:value="23641.6" calcext:value-type="float">
            <text:p>23641.6</text:p>
          </table:table-cell>
          <table:table-cell office:value-type="float" office:value="23641.4" calcext:value-type="float">
            <text:p>23641.4</text:p>
          </table:table-cell>
          <table:table-cell office:value-type="float" office:value="23640.1" calcext:value-type="float">
            <text:p>23640.1</text:p>
          </table:table-cell>
          <table:table-cell office:value-type="float" office:value="23636.2" calcext:value-type="float">
            <text:p>23636.2</text:p>
          </table:table-cell>
          <table:table-cell office:value-type="float" office:value="23617.2" calcext:value-type="float">
            <text:p>23617.2</text:p>
          </table:table-cell>
          <table:table-cell office:value-type="float" office:value="23547" calcext:value-type="float">
            <text:p>23547</text:p>
          </table:table-cell>
          <table:table-cell office:value-type="float" office:value="23518.8" calcext:value-type="float">
            <text:p>23518.8</text:p>
          </table:table-cell>
          <table:table-cell office:value-type="float" office:value="23511.2" calcext:value-type="float">
            <text:p>23511.2</text:p>
          </table:table-cell>
          <table:table-cell office:value-type="float" office:value="23511.1" calcext:value-type="float">
            <text:p>23511.1</text:p>
          </table:table-cell>
          <table:table-cell office:value-type="float" office:value="23524.6" calcext:value-type="float">
            <text:p>23524.6</text:p>
          </table:table-cell>
          <table:table-cell office:value-type="float" office:value="23514.8" calcext:value-type="float">
            <text:p>23514.8</text:p>
          </table:table-cell>
          <table:table-cell office:value-type="float" office:value="23498.2" calcext:value-type="float">
            <text:p>23498.2</text:p>
          </table:table-cell>
          <table:table-cell office:value-type="float" office:value="23435.7" calcext:value-type="float">
            <text:p>23435.7</text:p>
          </table:table-cell>
          <table:table-cell office:value-type="float" office:value="23303.2" calcext:value-type="float">
            <text:p>23303.2</text:p>
          </table:table-cell>
          <table:table-cell office:value-type="float" office:value="23230.8" calcext:value-type="float">
            <text:p>23230.8</text:p>
          </table:table-cell>
          <table:table-cell office:value-type="float" office:value="23229.3" calcext:value-type="float">
            <text:p>23229.3</text:p>
          </table:table-cell>
          <table:table-cell office:value-type="float" office:value="23227.2" calcext:value-type="float">
            <text:p>23227.2</text:p>
          </table:table-cell>
          <table:table-cell office:value-type="float" office:value="23212.3" calcext:value-type="float">
            <text:p>23212.3</text:p>
          </table:table-cell>
          <table:table-cell office:value-type="float" office:value="23138" calcext:value-type="float">
            <text:p>23138</text:p>
          </table:table-cell>
          <table:table-cell office:value-type="float" office:value="22916.4" calcext:value-type="float">
            <text:p>22916.4</text:p>
          </table:table-cell>
          <table:table-cell office:value-type="float" office:value="22669.5" calcext:value-type="float">
            <text:p>22669.5</text:p>
          </table:table-cell>
          <table:table-cell office:value-type="float" office:value="22516.5" calcext:value-type="float">
            <text:p>22516.5</text:p>
          </table:table-cell>
          <table:table-cell office:value-type="float" office:value="22395.7" calcext:value-type="float">
            <text:p>22395.7</text:p>
          </table:table-cell>
          <table:table-cell office:value-type="float" office:value="22028.6" calcext:value-type="float">
            <text:p>22028.6</text:p>
          </table:table-cell>
          <table:table-cell office:value-type="float" office:value="21960.3" calcext:value-type="float">
            <text:p>21960.3</text:p>
          </table:table-cell>
          <table:table-cell office:value-type="float" office:value="21965.1" calcext:value-type="float">
            <text:p>21965.1</text:p>
          </table:table-cell>
          <table:table-cell office:value-type="float" office:value="21941.9" calcext:value-type="float">
            <text:p>21941.9</text:p>
          </table:table-cell>
          <table:table-cell office:value-type="float" office:value="21895.4" calcext:value-type="float">
            <text:p>21895.4</text:p>
          </table:table-cell>
          <table:table-cell office:value-type="float" office:value="21878" calcext:value-type="float">
            <text:p>21878</text:p>
          </table:table-cell>
          <table:table-cell office:value-type="float" office:value="21862.8" calcext:value-type="float">
            <text:p>21862.8</text:p>
          </table:table-cell>
          <table:table-cell office:value-type="float" office:value="21862.6" calcext:value-type="float">
            <text:p>21862.6</text:p>
          </table:table-cell>
          <table:table-cell office:value-type="float" office:value="21871" calcext:value-type="float">
            <text:p>21871</text:p>
          </table:table-cell>
          <table:table-cell office:value-type="float" office:value="21864.3" calcext:value-type="float">
            <text:p>21864.3</text:p>
          </table:table-cell>
          <table:table-cell table:number-columns-repeated="2" office:value-type="float" office:value="21862.6" calcext:value-type="float">
            <text:p>21862.6</text:p>
          </table:table-cell>
          <table:table-cell office:value-type="float" office:value="21863.4" calcext:value-type="float">
            <text:p>21863.4</text:p>
          </table:table-cell>
          <table:table-cell table:number-columns-repeated="2" office:value-type="float" office:value="21862.6" calcext:value-type="float">
            <text:p>21862.6</text:p>
          </table:table-cell>
          <table:table-cell office:value-type="float" office:value="21873.2" calcext:value-type="float">
            <text:p>21873.2</text:p>
          </table:table-cell>
          <table:table-cell office:value-type="float" office:value="21862.7" calcext:value-type="float">
            <text:p>21862.7</text:p>
          </table:table-cell>
          <table:table-cell table:number-columns-repeated="168"/>
        </table:table-row>
        <table:table-row table:style-name="ro1">
          <table:table-cell table:number-columns-repeated="24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3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3</text:p>
          </table:table-cell>
          <table:table-cell table:number-columns-repeated="242"/>
        </table:table-row>
        <table:table-row table:style-name="ro1">
          <table:table-cell table:number-columns-repeated="9" office:value-type="float" office:value="25494.1" calcext:value-type="float">
            <text:p>25494.1</text:p>
          </table:table-cell>
          <table:table-cell table:number-columns-repeated="3" office:value-type="float" office:value="25303.1" calcext:value-type="float">
            <text:p>25303.1</text:p>
          </table:table-cell>
          <table:table-cell table:number-columns-repeated="5" office:value-type="float" office:value="24991.1" calcext:value-type="float">
            <text:p>24991.1</text:p>
          </table:table-cell>
          <table:table-cell table:number-columns-repeated="10" office:value-type="float" office:value="23606.4" calcext:value-type="float">
            <text:p>23606.4</text:p>
          </table:table-cell>
          <table:table-cell table:number-columns-repeated="6" office:value-type="float" office:value="23553.2" calcext:value-type="float">
            <text:p>23553.2</text:p>
          </table:table-cell>
          <table:table-cell table:number-columns-repeated="6" office:value-type="float" office:value="22980" calcext:value-type="float">
            <text:p>22980</text:p>
          </table:table-cell>
          <table:table-cell table:number-columns-repeated="6" office:value-type="float" office:value="22597.2" calcext:value-type="float">
            <text:p>22597.2</text:p>
          </table:table-cell>
          <table:table-cell table:number-columns-repeated="3" office:value-type="float" office:value="22323.6" calcext:value-type="float">
            <text:p>22323.6</text:p>
          </table:table-cell>
          <table:table-cell table:number-columns-repeated="9" office:value-type="float" office:value="21913.8" calcext:value-type="float">
            <text:p>21913.8</text:p>
          </table:table-cell>
          <table:table-cell table:number-columns-repeated="4" office:value-type="float" office:value="21868.5" calcext:value-type="float">
            <text:p>21868.5</text:p>
          </table:table-cell>
          <table:table-cell table:number-columns-repeated="11" office:value-type="float" office:value="21831.4" calcext:value-type="float">
            <text:p>21831.4</text:p>
          </table:table-cell>
          <table:table-cell table:number-columns-repeated="4" office:value-type="float" office:value="21799.1" calcext:value-type="float">
            <text:p>21799.1</text:p>
          </table:table-cell>
          <table:table-cell table:number-columns-repeated="9" office:value-type="float" office:value="21022.8" calcext:value-type="float">
            <text:p>21022.8</text:p>
          </table:table-cell>
          <table:table-cell table:number-columns-repeated="2" office:value-type="float" office:value="20955.9" calcext:value-type="float">
            <text:p>20955.9</text:p>
          </table:table-cell>
          <table:table-cell table:number-columns-repeated="6" office:value-type="float" office:value="20807.4" calcext:value-type="float">
            <text:p>20807.4</text:p>
          </table:table-cell>
          <table:table-cell table:number-columns-repeated="19" office:value-type="float" office:value="20366.2" calcext:value-type="float">
            <text:p>20366.2</text:p>
          </table:table-cell>
          <table:table-cell table:number-columns-repeated="3" office:value-type="float" office:value="20323.8" calcext:value-type="float">
            <text:p>20323.8</text:p>
          </table:table-cell>
          <table:table-cell table:number-columns-repeated="4" office:value-type="float" office:value="20268.4" calcext:value-type="float">
            <text:p>20268.4</text:p>
          </table:table-cell>
          <table:table-cell table:number-columns-repeated="6" office:value-type="float" office:value="20172.9" calcext:value-type="float">
            <text:p>20172.9</text:p>
          </table:table-cell>
          <table:table-cell table:number-columns-repeated="13" office:value-type="float" office:value="19744.7" calcext:value-type="float">
            <text:p>19744.7</text:p>
          </table:table-cell>
          <table:table-cell table:number-columns-repeated="2" office:value-type="float" office:value="19742.8" calcext:value-type="float">
            <text:p>19742.8</text:p>
          </table:table-cell>
          <table:table-cell table:number-columns-repeated="4" office:value-type="float" office:value="19736" calcext:value-type="float">
            <text:p>19736</text:p>
          </table:table-cell>
          <table:table-cell table:number-columns-repeated="4" office:value-type="float" office:value="19690.5" calcext:value-type="float">
            <text:p>19690.5</text:p>
          </table:table-cell>
          <table:table-cell table:number-columns-repeated="6" office:value-type="float" office:value="19464.7" calcext:value-type="float">
            <text:p>19464.7</text:p>
          </table:table-cell>
          <table:table-cell table:number-columns-repeated="5" office:value-type="float" office:value="19165.4" calcext:value-type="float">
            <text:p>19165.4</text:p>
          </table:table-cell>
          <table:table-cell table:number-columns-repeated="2" office:value-type="float" office:value="18981.6" calcext:value-type="float">
            <text:p>18981.6</text:p>
          </table:table-cell>
          <table:table-cell table:number-columns-repeated="9" office:value-type="float" office:value="18953.8" calcext:value-type="float">
            <text:p>18953.8</text:p>
          </table:table-cell>
          <table:table-cell office:value-type="float" office:value="18921.4" calcext:value-type="float">
            <text:p>18921.4</text:p>
          </table:table-cell>
          <table:table-cell table:number-columns-repeated="5" office:value-type="float" office:value="18267.2" calcext:value-type="float">
            <text:p>18267.2</text:p>
          </table:table-cell>
          <table:table-cell office:value-type="float" office:value="18141.1" calcext:value-type="float">
            <text:p>18141.1</text:p>
          </table:table-cell>
          <table:table-cell table:number-columns-repeated="11" office:value-type="float" office:value="17810.5" calcext:value-type="float">
            <text:p>17810.5</text:p>
          </table:table-cell>
          <table:table-cell table:number-columns-repeated="7" office:value-type="float" office:value="17793.1" calcext:value-type="float">
            <text:p>17793.1</text:p>
          </table:table-cell>
          <table:table-cell table:number-columns-repeated="8" office:value-type="float" office:value="17659.7" calcext:value-type="float">
            <text:p>17659.7</text:p>
          </table:table-cell>
          <table:table-cell table:number-columns-repeated="5" office:value-type="float" office:value="17212.7" calcext:value-type="float">
            <text:p>17212.7</text:p>
          </table:table-cell>
          <table:table-cell table:number-columns-repeated="4" office:value-type="float" office:value="16849.1" calcext:value-type="float">
            <text:p>16849.1</text:p>
          </table:table-cell>
          <table:table-cell table:number-columns-repeated="6" office:value-type="float" office:value="16848" calcext:value-type="float">
            <text:p>16848</text:p>
          </table:table-cell>
          <table:table-cell table:number-columns-repeated="5" office:value-type="float" office:value="16735.9" calcext:value-type="float">
            <text:p>16735.9</text:p>
          </table:table-cell>
          <table:table-cell table:number-columns-repeated="10" office:value-type="float" office:value="16404.3" calcext:value-type="float">
            <text:p>16404.3</text:p>
          </table:table-cell>
          <table:table-cell table:number-columns-repeated="16" office:value-type="float" office:value="16111.4" calcext:value-type="float">
            <text:p>16111.4</text:p>
          </table:table-cell>
        </table:table-row>
        <table:table-row table:style-name="ro1">
          <table:table-cell office:value-type="float" office:value="29202.2" calcext:value-type="float">
            <text:p>29202.2</text:p>
          </table:table-cell>
          <table:table-cell office:value-type="float" office:value="27482.4" calcext:value-type="float">
            <text:p>27482.4</text:p>
          </table:table-cell>
          <table:table-cell office:value-type="float" office:value="26300.4" calcext:value-type="float">
            <text:p>26300.4</text:p>
          </table:table-cell>
          <table:table-cell office:value-type="float" office:value="25856.6" calcext:value-type="float">
            <text:p>25856.6</text:p>
          </table:table-cell>
          <table:table-cell office:value-type="float" office:value="25758.2" calcext:value-type="float">
            <text:p>25758.2</text:p>
          </table:table-cell>
          <table:table-cell office:value-type="float" office:value="25751.6" calcext:value-type="float">
            <text:p>25751.6</text:p>
          </table:table-cell>
          <table:table-cell office:value-type="float" office:value="25761.4" calcext:value-type="float">
            <text:p>25761.4</text:p>
          </table:table-cell>
          <table:table-cell office:value-type="float" office:value="25751.6" calcext:value-type="float">
            <text:p>25751.6</text:p>
          </table:table-cell>
          <table:table-cell office:value-type="float" office:value="25759.2" calcext:value-type="float">
            <text:p>25759.2</text:p>
          </table:table-cell>
          <table:table-cell office:value-type="float" office:value="25751.3" calcext:value-type="float">
            <text:p>25751.3</text:p>
          </table:table-cell>
          <table:table-cell office:value-type="float" office:value="25763.2" calcext:value-type="float">
            <text:p>25763.2</text:p>
          </table:table-cell>
          <table:table-cell office:value-type="float" office:value="25747.8" calcext:value-type="float">
            <text:p>25747.8</text:p>
          </table:table-cell>
          <table:table-cell office:value-type="float" office:value="25680" calcext:value-type="float">
            <text:p>25680</text:p>
          </table:table-cell>
          <table:table-cell office:value-type="float" office:value="25568.3" calcext:value-type="float">
            <text:p>25568.3</text:p>
          </table:table-cell>
          <table:table-cell office:value-type="float" office:value="25498.6" calcext:value-type="float">
            <text:p>25498.6</text:p>
          </table:table-cell>
          <table:table-cell office:value-type="float" office:value="25345.4" calcext:value-type="float">
            <text:p>25345.4</text:p>
          </table:table-cell>
          <table:table-cell office:value-type="float" office:value="25244.5" calcext:value-type="float">
            <text:p>25244.5</text:p>
          </table:table-cell>
          <table:table-cell office:value-type="float" office:value="25229.6" calcext:value-type="float">
            <text:p>25229.6</text:p>
          </table:table-cell>
          <table:table-cell office:value-type="float" office:value="25144.5" calcext:value-type="float">
            <text:p>25144.5</text:p>
          </table:table-cell>
          <table:table-cell office:value-type="float" office:value="24798" calcext:value-type="float">
            <text:p>24798</text:p>
          </table:table-cell>
          <table:table-cell office:value-type="float" office:value="24032.6" calcext:value-type="float">
            <text:p>24032.6</text:p>
          </table:table-cell>
          <table:table-cell office:value-type="float" office:value="23846.3" calcext:value-type="float">
            <text:p>23846.3</text:p>
          </table:table-cell>
          <table:table-cell office:value-type="float" office:value="23845.3" calcext:value-type="float">
            <text:p>23845.3</text:p>
          </table:table-cell>
          <table:table-cell office:value-type="float" office:value="23844.5" calcext:value-type="float">
            <text:p>23844.5</text:p>
          </table:table-cell>
          <table:table-cell office:value-type="float" office:value="23844.4" calcext:value-type="float">
            <text:p>23844.4</text:p>
          </table:table-cell>
          <table:table-cell office:value-type="float" office:value="23851.9" calcext:value-type="float">
            <text:p>23851.9</text:p>
          </table:table-cell>
          <table:table-cell office:value-type="float" office:value="23844.5" calcext:value-type="float">
            <text:p>23844.5</text:p>
          </table:table-cell>
          <table:table-cell office:value-type="float" office:value="23843.9" calcext:value-type="float">
            <text:p>23843.9</text:p>
          </table:table-cell>
          <table:table-cell office:value-type="float" office:value="23841.9" calcext:value-type="float">
            <text:p>23841.9</text:p>
          </table:table-cell>
          <table:table-cell office:value-type="float" office:value="23855.8" calcext:value-type="float">
            <text:p>23855.8</text:p>
          </table:table-cell>
          <table:table-cell office:value-type="float" office:value="23803.2" calcext:value-type="float">
            <text:p>23803.2</text:p>
          </table:table-cell>
          <table:table-cell office:value-type="float" office:value="23792.3" calcext:value-type="float">
            <text:p>23792.3</text:p>
          </table:table-cell>
          <table:table-cell office:value-type="float" office:value="23790.9" calcext:value-type="float">
            <text:p>23790.9</text:p>
          </table:table-cell>
          <table:table-cell office:value-type="float" office:value="23784.5" calcext:value-type="float">
            <text:p>23784.5</text:p>
          </table:table-cell>
          <table:table-cell office:value-type="float" office:value="23763.7" calcext:value-type="float">
            <text:p>23763.7</text:p>
          </table:table-cell>
          <table:table-cell office:value-type="float" office:value="23635.6" calcext:value-type="float">
            <text:p>23635.6</text:p>
          </table:table-cell>
          <table:table-cell office:value-type="float" office:value="23361.2" calcext:value-type="float">
            <text:p>23361.2</text:p>
          </table:table-cell>
          <table:table-cell office:value-type="float" office:value="23218.7" calcext:value-type="float">
            <text:p>23218.7</text:p>
          </table:table-cell>
          <table:table-cell office:value-type="float" office:value="23224.1" calcext:value-type="float">
            <text:p>23224.1</text:p>
          </table:table-cell>
          <table:table-cell office:value-type="float" office:value="23208.4" calcext:value-type="float">
            <text:p>23208.4</text:p>
          </table:table-cell>
          <table:table-cell office:value-type="float" office:value="23192.5" calcext:value-type="float">
            <text:p>23192.5</text:p>
          </table:table-cell>
          <table:table-cell office:value-type="float" office:value="23096.9" calcext:value-type="float">
            <text:p>23096.9</text:p>
          </table:table-cell>
          <table:table-cell office:value-type="float" office:value="22891.4" calcext:value-type="float">
            <text:p>22891.4</text:p>
          </table:table-cell>
          <table:table-cell office:value-type="float" office:value="22825.9" calcext:value-type="float">
            <text:p>22825.9</text:p>
          </table:table-cell>
          <table:table-cell office:value-type="float" office:value="22825.3" calcext:value-type="float">
            <text:p>22825.3</text:p>
          </table:table-cell>
          <table:table-cell office:value-type="float" office:value="22834.7" calcext:value-type="float">
            <text:p>22834.7</text:p>
          </table:table-cell>
          <table:table-cell office:value-type="float" office:value="22808.9" calcext:value-type="float">
            <text:p>22808.9</text:p>
          </table:table-cell>
          <table:table-cell office:value-type="float" office:value="22723.7" calcext:value-type="float">
            <text:p>22723.7</text:p>
          </table:table-cell>
          <table:table-cell office:value-type="float" office:value="22566.3" calcext:value-type="float">
            <text:p>22566.3</text:p>
          </table:table-cell>
          <table:table-cell office:value-type="float" office:value="22525.8" calcext:value-type="float">
            <text:p>22525.8</text:p>
          </table:table-cell>
          <table:table-cell office:value-type="float" office:value="22422.1" calcext:value-type="float">
            <text:p>22422.1</text:p>
          </table:table-cell>
          <table:table-cell office:value-type="float" office:value="22198.7" calcext:value-type="float">
            <text:p>22198.7</text:p>
          </table:table-cell>
          <table:table-cell office:value-type="float" office:value="22135" calcext:value-type="float">
            <text:p>22135</text:p>
          </table:table-cell>
          <table:table-cell table:number-columns-repeated="3" office:value-type="float" office:value="22134.3" calcext:value-type="float">
            <text:p>22134.3</text:p>
          </table:table-cell>
          <table:table-cell office:value-type="float" office:value="22142" calcext:value-type="float">
            <text:p>22142</text:p>
          </table:table-cell>
          <table:table-cell office:value-type="float" office:value="22134" calcext:value-type="float">
            <text:p>22134</text:p>
          </table:table-cell>
          <table:table-cell office:value-type="float" office:value="22131.6" calcext:value-type="float">
            <text:p>22131.6</text:p>
          </table:table-cell>
          <table:table-cell office:value-type="float" office:value="22123.5" calcext:value-type="float">
            <text:p>22123.5</text:p>
          </table:table-cell>
          <table:table-cell office:value-type="float" office:value="22102.3" calcext:value-type="float">
            <text:p>22102.3</text:p>
          </table:table-cell>
          <table:table-cell office:value-type="float" office:value="22104.2" calcext:value-type="float">
            <text:p>22104.2</text:p>
          </table:table-cell>
          <table:table-cell office:value-type="float" office:value="22094" calcext:value-type="float">
            <text:p>22094</text:p>
          </table:table-cell>
          <table:table-cell office:value-type="float" office:value="22085.9" calcext:value-type="float">
            <text:p>22085.9</text:p>
          </table:table-cell>
          <table:table-cell office:value-type="float" office:value="22063.3" calcext:value-type="float">
            <text:p>22063.3</text:p>
          </table:table-cell>
          <table:table-cell office:value-type="float" office:value="22052" calcext:value-type="float">
            <text:p>22052</text:p>
          </table:table-cell>
          <table:table-cell table:number-columns-repeated="4" office:value-type="float" office:value="22051.5" calcext:value-type="float">
            <text:p>22051.5</text:p>
          </table:table-cell>
          <table:table-cell office:value-type="float" office:value="22062.5" calcext:value-type="float">
            <text:p>22062.5</text:p>
          </table:table-cell>
          <table:table-cell office:value-type="float" office:value="22051.6" calcext:value-type="float">
            <text:p>22051.6</text:p>
          </table:table-cell>
          <table:table-cell office:value-type="float" office:value="22052.8" calcext:value-type="float">
            <text:p>22052.8</text:p>
          </table:table-cell>
          <table:table-cell office:value-type="float" office:value="22061.6" calcext:value-type="float">
            <text:p>22061.6</text:p>
          </table:table-cell>
          <table:table-cell office:value-type="float" office:value="22041.1" calcext:value-type="float">
            <text:p>22041.1</text:p>
          </table:table-cell>
          <table:table-cell office:value-type="float" office:value="22025.2" calcext:value-type="float">
            <text:p>22025.2</text:p>
          </table:table-cell>
          <table:table-cell office:value-type="float" office:value="22012.3" calcext:value-type="float">
            <text:p>22012.3</text:p>
          </table:table-cell>
          <table:table-cell office:value-type="float" office:value="21988.2" calcext:value-type="float">
            <text:p>21988.2</text:p>
          </table:table-cell>
          <table:table-cell office:value-type="float" office:value="21844.1" calcext:value-type="float">
            <text:p>21844.1</text:p>
          </table:table-cell>
          <table:table-cell office:value-type="float" office:value="21490.8" calcext:value-type="float">
            <text:p>21490.8</text:p>
          </table:table-cell>
          <table:table-cell office:value-type="float" office:value="21261.7" calcext:value-type="float">
            <text:p>21261.7</text:p>
          </table:table-cell>
          <table:table-cell office:value-type="float" office:value="21235.1" calcext:value-type="float">
            <text:p>21235.1</text:p>
          </table:table-cell>
          <table:table-cell office:value-type="float" office:value="21242.1" calcext:value-type="float">
            <text:p>21242.1</text:p>
          </table:table-cell>
          <table:table-cell office:value-type="float" office:value="21234.4" calcext:value-type="float">
            <text:p>21234.4</text:p>
          </table:table-cell>
          <table:table-cell office:value-type="float" office:value="21234.3" calcext:value-type="float">
            <text:p>21234.3</text:p>
          </table:table-cell>
          <table:table-cell office:value-type="float" office:value="21239.4" calcext:value-type="float">
            <text:p>21239.4</text:p>
          </table:table-cell>
          <table:table-cell table:number-columns-repeated="2" office:value-type="float" office:value="21231" calcext:value-type="float">
            <text:p>21231</text:p>
          </table:table-cell>
          <table:table-cell office:value-type="float" office:value="21169.9" calcext:value-type="float">
            <text:p>21169.9</text:p>
          </table:table-cell>
          <table:table-cell office:value-type="float" office:value="21111.4" calcext:value-type="float">
            <text:p>21111.4</text:p>
          </table:table-cell>
          <table:table-cell office:value-type="float" office:value="21031.4" calcext:value-type="float">
            <text:p>21031.4</text:p>
          </table:table-cell>
          <table:table-cell office:value-type="float" office:value="21017.3" calcext:value-type="float">
            <text:p>21017.3</text:p>
          </table:table-cell>
          <table:table-cell office:value-type="float" office:value="21026.4" calcext:value-type="float">
            <text:p>21026.4</text:p>
          </table:table-cell>
          <table:table-cell office:value-type="float" office:value="21032" calcext:value-type="float">
            <text:p>21032</text:p>
          </table:table-cell>
          <table:table-cell office:value-type="float" office:value="20982" calcext:value-type="float">
            <text:p>20982</text:p>
          </table:table-cell>
          <table:table-cell office:value-type="float" office:value="20859.7" calcext:value-type="float">
            <text:p>20859.7</text:p>
          </table:table-cell>
          <table:table-cell office:value-type="float" office:value="20636.3" calcext:value-type="float">
            <text:p>20636.3</text:p>
          </table:table-cell>
          <table:table-cell office:value-type="float" office:value="20585.8" calcext:value-type="float">
            <text:p>20585.8</text:p>
          </table:table-cell>
          <table:table-cell office:value-type="float" office:value="20576.7" calcext:value-type="float">
            <text:p>20576.7</text:p>
          </table:table-cell>
          <table:table-cell office:value-type="float" office:value="20571.8" calcext:value-type="float">
            <text:p>20571.8</text:p>
          </table:table-cell>
          <table:table-cell office:value-type="float" office:value="20584.7" calcext:value-type="float">
            <text:p>20584.7</text:p>
          </table:table-cell>
          <table:table-cell office:value-type="float" office:value="20571.8" calcext:value-type="float">
            <text:p>20571.8</text:p>
          </table:table-cell>
          <table:table-cell office:value-type="float" office:value="20571.7" calcext:value-type="float">
            <text:p>20571.7</text:p>
          </table:table-cell>
          <table:table-cell office:value-type="float" office:value="20575.5" calcext:value-type="float">
            <text:p>20575.5</text:p>
          </table:table-cell>
          <table:table-cell office:value-type="float" office:value="20571.8" calcext:value-type="float">
            <text:p>20571.8</text:p>
          </table:table-cell>
          <table:table-cell office:value-type="float" office:value="20578.4" calcext:value-type="float">
            <text:p>20578.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20571.8" calcext:value-type="float">
            <text:p>20571.8</text:p>
          </table:table-cell>
          <table:table-cell table:number-columns-repeated="3" office:value-type="float" office:value="20571.7" calcext:value-type="float">
            <text:p>20571.7</text:p>
          </table:table-cell>
          <table:table-cell office:value-type="float" office:value="20572.5" calcext:value-type="float">
            <text:p>20572.5</text:p>
          </table:table-cell>
          <table:table-cell office:value-type="float" office:value="20583.1" calcext:value-type="float">
            <text:p>20583.1</text:p>
          </table:table-cell>
          <table:table-cell office:value-type="float" office:value="20587" calcext:value-type="float">
            <text:p>20587</text:p>
          </table:table-cell>
          <table:table-cell office:value-type="float" office:value="20558.8" calcext:value-type="float">
            <text:p>20558.8</text:p>
          </table:table-cell>
          <table:table-cell office:value-type="float" office:value="20534.7" calcext:value-type="float">
            <text:p>20534.7</text:p>
          </table:table-cell>
          <table:table-cell office:value-type="float" office:value="20523.9" calcext:value-type="float">
            <text:p>20523.9</text:p>
          </table:table-cell>
          <table:table-cell office:value-type="float" office:value="20525.8" calcext:value-type="float">
            <text:p>20525.8</text:p>
          </table:table-cell>
          <table:table-cell office:value-type="float" office:value="20479.3" calcext:value-type="float">
            <text:p>20479.3</text:p>
          </table:table-cell>
          <table:table-cell office:value-type="float" office:value="20476.1" calcext:value-type="float">
            <text:p>20476.1</text:p>
          </table:table-cell>
          <table:table-cell office:value-type="float" office:value="20468" calcext:value-type="float">
            <text:p>20468</text:p>
          </table:table-cell>
          <table:table-cell office:value-type="float" office:value="20459" calcext:value-type="float">
            <text:p>20459</text:p>
          </table:table-cell>
          <table:table-cell office:value-type="float" office:value="20416.5" calcext:value-type="float">
            <text:p>20416.5</text:p>
          </table:table-cell>
          <table:table-cell office:value-type="float" office:value="20379.6" calcext:value-type="float">
            <text:p>20379.6</text:p>
          </table:table-cell>
          <table:table-cell office:value-type="float" office:value="20382.4" calcext:value-type="float">
            <text:p>20382.4</text:p>
          </table:table-cell>
          <table:table-cell office:value-type="float" office:value="20386.2" calcext:value-type="float">
            <text:p>20386.2</text:p>
          </table:table-cell>
          <table:table-cell office:value-type="float" office:value="20365.7" calcext:value-type="float">
            <text:p>20365.7</text:p>
          </table:table-cell>
          <table:table-cell office:value-type="float" office:value="20295.6" calcext:value-type="float">
            <text:p>20295.6</text:p>
          </table:table-cell>
          <table:table-cell office:value-type="float" office:value="20037" calcext:value-type="float">
            <text:p>20037</text:p>
          </table:table-cell>
          <table:table-cell office:value-type="float" office:value="19973.8" calcext:value-type="float">
            <text:p>19973.8</text:p>
          </table:table-cell>
          <table:table-cell office:value-type="float" office:value="19950.3" calcext:value-type="float">
            <text:p>19950.3</text:p>
          </table:table-cell>
          <table:table-cell office:value-type="float" office:value="19948.8" calcext:value-type="float">
            <text:p>19948.8</text:p>
          </table:table-cell>
          <table:table-cell office:value-type="float" office:value="19947.5" calcext:value-type="float">
            <text:p>19947.5</text:p>
          </table:table-cell>
          <table:table-cell office:value-type="float" office:value="19943.5" calcext:value-type="float">
            <text:p>19943.5</text:p>
          </table:table-cell>
          <table:table-cell office:value-type="float" office:value="19945.3" calcext:value-type="float">
            <text:p>19945.3</text:p>
          </table:table-cell>
          <table:table-cell office:value-type="float" office:value="19943.5" calcext:value-type="float">
            <text:p>19943.5</text:p>
          </table:table-cell>
          <table:table-cell table:number-columns-repeated="2" office:value-type="float" office:value="19943.4" calcext:value-type="float">
            <text:p>19943.4</text:p>
          </table:table-cell>
          <table:table-cell office:value-type="float" office:value="19957.8" calcext:value-type="float">
            <text:p>19957.8</text:p>
          </table:table-cell>
          <table:table-cell office:value-type="float" office:value="19943.4" calcext:value-type="float">
            <text:p>19943.4</text:p>
          </table:table-cell>
          <table:table-cell office:value-type="float" office:value="19942.8" calcext:value-type="float">
            <text:p>19942.8</text:p>
          </table:table-cell>
          <table:table-cell office:value-type="float" office:value="19941.5" calcext:value-type="float">
            <text:p>19941.5</text:p>
          </table:table-cell>
          <table:table-cell office:value-type="float" office:value="19939.9" calcext:value-type="float">
            <text:p>19939.9</text:p>
          </table:table-cell>
          <table:table-cell office:value-type="float" office:value="19946.7" calcext:value-type="float">
            <text:p>19946.7</text:p>
          </table:table-cell>
          <table:table-cell office:value-type="float" office:value="19946.5" calcext:value-type="float">
            <text:p>19946.5</text:p>
          </table:table-cell>
          <table:table-cell office:value-type="float" office:value="19931.8" calcext:value-type="float">
            <text:p>19931.8</text:p>
          </table:table-cell>
          <table:table-cell office:value-type="float" office:value="19918.8" calcext:value-type="float">
            <text:p>19918.8</text:p>
          </table:table-cell>
          <table:table-cell office:value-type="float" office:value="19908.6" calcext:value-type="float">
            <text:p>19908.6</text:p>
          </table:table-cell>
          <table:table-cell office:value-type="float" office:value="19886.4" calcext:value-type="float">
            <text:p>19886.4</text:p>
          </table:table-cell>
          <table:table-cell office:value-type="float" office:value="19896.5" calcext:value-type="float">
            <text:p>19896.5</text:p>
          </table:table-cell>
          <table:table-cell office:value-type="float" office:value="19865" calcext:value-type="float">
            <text:p>19865</text:p>
          </table:table-cell>
          <table:table-cell office:value-type="float" office:value="19802.6" calcext:value-type="float">
            <text:p>19802.6</text:p>
          </table:table-cell>
          <table:table-cell office:value-type="float" office:value="19695.5" calcext:value-type="float">
            <text:p>19695.5</text:p>
          </table:table-cell>
          <table:table-cell office:value-type="float" office:value="19672.4" calcext:value-type="float">
            <text:p>19672.4</text:p>
          </table:table-cell>
          <table:table-cell office:value-type="float" office:value="19657.7" calcext:value-type="float">
            <text:p>19657.7</text:p>
          </table:table-cell>
          <table:table-cell office:value-type="float" office:value="19662.9" calcext:value-type="float">
            <text:p>19662.9</text:p>
          </table:table-cell>
          <table:table-cell office:value-type="float" office:value="19630.7" calcext:value-type="float">
            <text:p>19630.7</text:p>
          </table:table-cell>
          <table:table-cell office:value-type="float" office:value="19537.7" calcext:value-type="float">
            <text:p>19537.7</text:p>
          </table:table-cell>
          <table:table-cell office:value-type="float" office:value="19371.8" calcext:value-type="float">
            <text:p>19371.8</text:p>
          </table:table-cell>
          <table:table-cell office:value-type="float" office:value="19356.9" calcext:value-type="float">
            <text:p>19356.9</text:p>
          </table:table-cell>
          <table:table-cell office:value-type="float" office:value="19352.5" calcext:value-type="float">
            <text:p>19352.5</text:p>
          </table:table-cell>
          <table:table-cell office:value-type="float" office:value="19308.6" calcext:value-type="float">
            <text:p>19308.6</text:p>
          </table:table-cell>
          <table:table-cell office:value-type="float" office:value="19223.5" calcext:value-type="float">
            <text:p>19223.5</text:p>
          </table:table-cell>
          <table:table-cell office:value-type="float" office:value="19167.4" calcext:value-type="float">
            <text:p>19167.4</text:p>
          </table:table-cell>
          <table:table-cell office:value-type="float" office:value="19166.4" calcext:value-type="float">
            <text:p>19166.4</text:p>
          </table:table-cell>
          <table:table-cell office:value-type="float" office:value="19150.8" calcext:value-type="float">
            <text:p>19150.8</text:p>
          </table:table-cell>
          <table:table-cell office:value-type="float" office:value="19144.5" calcext:value-type="float">
            <text:p>19144.5</text:p>
          </table:table-cell>
          <table:table-cell office:value-type="float" office:value="19158.8" calcext:value-type="float">
            <text:p>19158.8</text:p>
          </table:table-cell>
          <table:table-cell office:value-type="float" office:value="19144.6" calcext:value-type="float">
            <text:p>19144.6</text:p>
          </table:table-cell>
          <table:table-cell office:value-type="float" office:value="19145.4" calcext:value-type="float">
            <text:p>19145.4</text:p>
          </table:table-cell>
          <table:table-cell office:value-type="float" office:value="19144.1" calcext:value-type="float">
            <text:p>19144.1</text:p>
          </table:table-cell>
          <table:table-cell office:value-type="float" office:value="19139.4" calcext:value-type="float">
            <text:p>19139.4</text:p>
          </table:table-cell>
          <table:table-cell office:value-type="float" office:value="19087.7" calcext:value-type="float">
            <text:p>19087.7</text:p>
          </table:table-cell>
          <table:table-cell office:value-type="float" office:value="18886.2" calcext:value-type="float">
            <text:p>18886.2</text:p>
          </table:table-cell>
          <table:table-cell office:value-type="float" office:value="18543.8" calcext:value-type="float">
            <text:p>18543.8</text:p>
          </table:table-cell>
          <table:table-cell office:value-type="float" office:value="18452.4" calcext:value-type="float">
            <text:p>18452.4</text:p>
          </table:table-cell>
          <table:table-cell office:value-type="float" office:value="18450.3" calcext:value-type="float">
            <text:p>18450.3</text:p>
          </table:table-cell>
          <table:table-cell office:value-type="float" office:value="18440.6" calcext:value-type="float">
            <text:p>18440.6</text:p>
          </table:table-cell>
          <table:table-cell office:value-type="float" office:value="18397.5" calcext:value-type="float">
            <text:p>18397.5</text:p>
          </table:table-cell>
          <table:table-cell office:value-type="float" office:value="18265" calcext:value-type="float">
            <text:p>18265</text:p>
          </table:table-cell>
          <table:table-cell office:value-type="float" office:value="18062.2" calcext:value-type="float">
            <text:p>18062.2</text:p>
          </table:table-cell>
          <table:table-cell office:value-type="float" office:value="17995.8" calcext:value-type="float">
            <text:p>17995.8</text:p>
          </table:table-cell>
          <table:table-cell office:value-type="float" office:value="17994.5" calcext:value-type="float">
            <text:p>17994.5</text:p>
          </table:table-cell>
          <table:table-cell office:value-type="float" office:value="17989.9" calcext:value-type="float">
            <text:p>17989.9</text:p>
          </table:table-cell>
          <table:table-cell office:value-type="float" office:value="17999.6" calcext:value-type="float">
            <text:p>17999.6</text:p>
          </table:table-cell>
          <table:table-cell office:value-type="float" office:value="17997.5" calcext:value-type="float">
            <text:p>17997.5</text:p>
          </table:table-cell>
          <table:table-cell office:value-type="float" office:value="17990" calcext:value-type="float">
            <text:p>17990</text:p>
          </table:table-cell>
          <table:table-cell office:value-type="float" office:value="17989.9" calcext:value-type="float">
            <text:p>17989.9</text:p>
          </table:table-cell>
          <table:table-cell office:value-type="float" office:value="17997" calcext:value-type="float">
            <text:p>17997</text:p>
          </table:table-cell>
          <table:table-cell office:value-type="float" office:value="17989.5" calcext:value-type="float">
            <text:p>17989.5</text:p>
          </table:table-cell>
          <table:table-cell office:value-type="float" office:value="17997.8" calcext:value-type="float">
            <text:p>17997.8</text:p>
          </table:table-cell>
          <table:table-cell office:value-type="float" office:value="17980.8" calcext:value-type="float">
            <text:p>17980.8</text:p>
          </table:table-cell>
          <table:table-cell office:value-type="float" office:value="17973" calcext:value-type="float">
            <text:p>17973</text:p>
          </table:table-cell>
          <table:table-cell table:number-columns-repeated="2" office:value-type="float" office:value="17972.7" calcext:value-type="float">
            <text:p>17972.7</text:p>
          </table:table-cell>
          <table:table-cell office:value-type="float" office:value="17987.4" calcext:value-type="float">
            <text:p>17987.4</text:p>
          </table:table-cell>
          <table:table-cell office:value-type="float" office:value="17981.3" calcext:value-type="float">
            <text:p>17981.3</text:p>
          </table:table-cell>
          <table:table-cell office:value-type="float" office:value="17938.8" calcext:value-type="float">
            <text:p>17938.8</text:p>
          </table:table-cell>
          <table:table-cell office:value-type="float" office:value="17883.8" calcext:value-type="float">
            <text:p>17883.8</text:p>
          </table:table-cell>
          <table:table-cell office:value-type="float" office:value="17840.2" calcext:value-type="float">
            <text:p>17840.2</text:p>
          </table:table-cell>
          <table:table-cell office:value-type="float" office:value="17839.8" calcext:value-type="float">
            <text:p>17839.8</text:p>
          </table:table-cell>
          <table:table-cell office:value-type="float" office:value="17854.5" calcext:value-type="float">
            <text:p>17854.5</text:p>
          </table:table-cell>
          <table:table-cell office:value-type="float" office:value="17837.5" calcext:value-type="float">
            <text:p>17837.5</text:p>
          </table:table-cell>
          <table:table-cell office:value-type="float" office:value="17848" calcext:value-type="float">
            <text:p>17848</text:p>
          </table:table-cell>
          <table:table-cell office:value-type="float" office:value="17825.9" calcext:value-type="float">
            <text:p>17825.9</text:p>
          </table:table-cell>
          <table:table-cell office:value-type="float" office:value="17749.9" calcext:value-type="float">
            <text:p>17749.9</text:p>
          </table:table-cell>
          <table:table-cell office:value-type="float" office:value="17530.2" calcext:value-type="float">
            <text:p>17530.2</text:p>
          </table:table-cell>
          <table:table-cell office:value-type="float" office:value="17387.3" calcext:value-type="float">
            <text:p>17387.3</text:p>
          </table:table-cell>
          <table:table-cell office:value-type="float" office:value="17382.2" calcext:value-type="float">
            <text:p>17382.2</text:p>
          </table:table-cell>
          <table:table-cell office:value-type="float" office:value="17376.4" calcext:value-type="float">
            <text:p>17376.4</text:p>
          </table:table-cell>
          <table:table-cell office:value-type="float" office:value="17348.4" calcext:value-type="float">
            <text:p>17348.4</text:p>
          </table:table-cell>
          <table:table-cell office:value-type="float" office:value="17231.5" calcext:value-type="float">
            <text:p>17231.5</text:p>
          </table:table-cell>
          <table:table-cell office:value-type="float" office:value="17044.3" calcext:value-type="float">
            <text:p>17044.3</text:p>
          </table:table-cell>
          <table:table-cell office:value-type="float" office:value="17022" calcext:value-type="float">
            <text:p>17022</text:p>
          </table:table-cell>
          <table:table-cell office:value-type="float" office:value="17019.4" calcext:value-type="float">
            <text:p>17019.4</text:p>
          </table:table-cell>
          <table:table-cell office:value-type="float" office:value="17017.5" calcext:value-type="float">
            <text:p>17017.5</text:p>
          </table:table-cell>
          <table:table-cell table:number-columns-repeated="2" office:value-type="float" office:value="17017.2" calcext:value-type="float">
            <text:p>17017.2</text:p>
          </table:table-cell>
          <table:table-cell office:value-type="float" office:value="17016.1" calcext:value-type="float">
            <text:p>17016.1</text:p>
          </table:table-cell>
          <table:table-cell office:value-type="float" office:value="17024.4" calcext:value-type="float">
            <text:p>17024.4</text:p>
          </table:table-cell>
          <table:table-cell office:value-type="float" office:value="16989.1" calcext:value-type="float">
            <text:p>16989.1</text:p>
          </table:table-cell>
          <table:table-cell office:value-type="float" office:value="16916.1" calcext:value-type="float">
            <text:p>16916.1</text:p>
          </table:table-cell>
          <table:table-cell office:value-type="float" office:value="16905.3" calcext:value-type="float">
            <text:p>16905.3</text:p>
          </table:table-cell>
          <table:table-cell office:value-type="float" office:value="16900.7" calcext:value-type="float">
            <text:p>16900.7</text:p>
          </table:table-cell>
          <table:table-cell office:value-type="float" office:value="16867.6" calcext:value-type="float">
            <text:p>16867.6</text:p>
          </table:table-cell>
          <table:table-cell office:value-type="float" office:value="16763.4" calcext:value-type="float">
            <text:p>16763.4</text:p>
          </table:table-cell>
          <table:table-cell office:value-type="float" office:value="16591.2" calcext:value-type="float">
            <text:p>16591.2</text:p>
          </table:table-cell>
          <table:table-cell office:value-type="float" office:value="16574.3" calcext:value-type="float">
            <text:p>16574.3</text:p>
          </table:table-cell>
          <table:table-cell office:value-type="float" office:value="16580.2" calcext:value-type="float">
            <text:p>16580.2</text:p>
          </table:table-cell>
          <table:table-cell office:value-type="float" office:value="16575.6" calcext:value-type="float">
            <text:p>16575.6</text:p>
          </table:table-cell>
          <table:table-cell office:value-type="float" office:value="16585.1" calcext:value-type="float">
            <text:p>16585.1</text:p>
          </table:table-cell>
          <table:table-cell office:value-type="float" office:value="16569.9" calcext:value-type="float">
            <text:p>16569.9</text:p>
          </table:table-cell>
          <table:table-cell office:value-type="float" office:value="16581.5" calcext:value-type="float">
            <text:p>16581.5</text:p>
          </table:table-cell>
          <table:table-cell office:value-type="float" office:value="16583.5" calcext:value-type="float">
            <text:p>16583.5</text:p>
          </table:table-cell>
          <table:table-cell office:value-type="float" office:value="16545.4" calcext:value-type="float">
            <text:p>16545.4</text:p>
          </table:table-cell>
          <table:table-cell office:value-type="float" office:value="16443.3" calcext:value-type="float">
            <text:p>16443.3</text:p>
          </table:table-cell>
          <table:table-cell office:value-type="float" office:value="16294.3" calcext:value-type="float">
            <text:p>16294.3</text:p>
          </table:table-cell>
          <table:table-cell office:value-type="float" office:value="16275" calcext:value-type="float">
            <text:p>16275</text:p>
          </table:table-cell>
          <table:table-cell office:value-type="float" office:value="16273.8" calcext:value-type="float">
            <text:p>16273.8</text:p>
          </table:table-cell>
          <table:table-cell table:number-columns-repeated="2" office:value-type="float" office:value="16273.7" calcext:value-type="float">
            <text:p>16273.7</text:p>
          </table:table-cell>
          <table:table-cell office:value-type="float" office:value="16277.3" calcext:value-type="float">
            <text:p>16277.3</text:p>
          </table:table-cell>
          <table:table-cell office:value-type="float" office:value="16291.8" calcext:value-type="float">
            <text:p>16291.8</text:p>
          </table:table-cell>
          <table:table-cell office:value-type="float" office:value="16277.6" calcext:value-type="float">
            <text:p>16277.6</text:p>
          </table:table-cell>
          <table:table-cell office:value-type="float" office:value="16273.8" calcext:value-type="float">
            <text:p>16273.8</text:p>
          </table:table-cell>
          <table:table-cell office:value-type="float" office:value="16286.3" calcext:value-type="float">
            <text:p>16286.3</text:p>
          </table:table-cell>
          <table:table-cell office:value-type="float" office:value="16273.9" calcext:value-type="float">
            <text:p>16273.9</text:p>
          </table:table-cell>
          <table:table-cell office:value-type="float" office:value="16275.5" calcext:value-type="float">
            <text:p>16275.5</text:p>
          </table:table-cell>
          <table:table-cell office:value-type="float" office:value="16279.6" calcext:value-type="float">
            <text:p>16279.6</text:p>
          </table:table-cell>
        </table:table-row>
        <table:table-row table:style-name="ro1">
          <table:table-cell table:number-columns-repeated="2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4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4</text:p>
          </table:table-cell>
          <table:table-cell table:number-columns-repeated="242"/>
        </table:table-row>
        <table:table-row table:style-name="ro1">
          <table:table-cell table:number-columns-repeated="9" office:value-type="float" office:value="24928.9" calcext:value-type="float">
            <text:p>24928.9</text:p>
          </table:table-cell>
          <table:table-cell table:number-columns-repeated="3" office:value-type="float" office:value="24347.6" calcext:value-type="float">
            <text:p>24347.6</text:p>
          </table:table-cell>
          <table:table-cell table:number-columns-repeated="7" office:value-type="float" office:value="23987" calcext:value-type="float">
            <text:p>23987</text:p>
          </table:table-cell>
          <table:table-cell table:number-columns-repeated="3" office:value-type="float" office:value="23259.6" calcext:value-type="float">
            <text:p>23259.6</text:p>
          </table:table-cell>
          <table:table-cell table:number-columns-repeated="9" office:value-type="float" office:value="22614.6" calcext:value-type="float">
            <text:p>22614.6</text:p>
          </table:table-cell>
          <table:table-cell table:number-columns-repeated="2" office:value-type="float" office:value="22556.2" calcext:value-type="float">
            <text:p>22556.2</text:p>
          </table:table-cell>
          <table:table-cell table:number-columns-repeated="4" office:value-type="float" office:value="22334" calcext:value-type="float">
            <text:p>22334</text:p>
          </table:table-cell>
          <table:table-cell table:number-columns-repeated="2" office:value-type="float" office:value="21810.5" calcext:value-type="float">
            <text:p>21810.5</text:p>
          </table:table-cell>
          <table:table-cell table:number-columns-repeated="2" office:value-type="float" office:value="21351.9" calcext:value-type="float">
            <text:p>21351.9</text:p>
          </table:table-cell>
          <table:table-cell office:value-type="float" office:value="21342.7" calcext:value-type="float">
            <text:p>21342.7</text:p>
          </table:table-cell>
          <table:table-cell office:value-type="float" office:value="21271.8" calcext:value-type="float">
            <text:p>21271.8</text:p>
          </table:table-cell>
          <table:table-cell office:value-type="float" office:value="21183.2" calcext:value-type="float">
            <text:p>21183.2</text:p>
          </table:table-cell>
          <table:table-cell table:number-columns-repeated="6" office:value-type="float" office:value="21157.7" calcext:value-type="float">
            <text:p>21157.7</text:p>
          </table:table-cell>
          <table:table-cell table:number-columns-repeated="3" office:value-type="float" office:value="20817.9" calcext:value-type="float">
            <text:p>20817.9</text:p>
          </table:table-cell>
          <table:table-cell table:number-columns-repeated="3" office:value-type="float" office:value="20763.7" calcext:value-type="float">
            <text:p>20763.7</text:p>
          </table:table-cell>
          <table:table-cell table:number-columns-repeated="5" office:value-type="float" office:value="20755.9" calcext:value-type="float">
            <text:p>20755.9</text:p>
          </table:table-cell>
          <table:table-cell table:number-columns-repeated="5" office:value-type="float" office:value="20495.1" calcext:value-type="float">
            <text:p>20495.1</text:p>
          </table:table-cell>
          <table:table-cell table:number-columns-repeated="3" office:value-type="float" office:value="20387.1" calcext:value-type="float">
            <text:p>20387.1</text:p>
          </table:table-cell>
          <table:table-cell table:number-columns-repeated="4" office:value-type="float" office:value="19874.2" calcext:value-type="float">
            <text:p>19874.2</text:p>
          </table:table-cell>
          <table:table-cell office:value-type="float" office:value="19871.2" calcext:value-type="float">
            <text:p>19871.2</text:p>
          </table:table-cell>
          <table:table-cell table:number-columns-repeated="9" office:value-type="float" office:value="19821.2" calcext:value-type="float">
            <text:p>19821.2</text:p>
          </table:table-cell>
          <table:table-cell table:number-columns-repeated="15" office:value-type="float" office:value="19667.2" calcext:value-type="float">
            <text:p>19667.2</text:p>
          </table:table-cell>
          <table:table-cell table:number-columns-repeated="9" office:value-type="float" office:value="19482.5" calcext:value-type="float">
            <text:p>19482.5</text:p>
          </table:table-cell>
          <table:table-cell table:number-columns-repeated="3" office:value-type="float" office:value="19287.4" calcext:value-type="float">
            <text:p>19287.4</text:p>
          </table:table-cell>
          <table:table-cell table:number-columns-repeated="2" office:value-type="float" office:value="19249.1" calcext:value-type="float">
            <text:p>19249.1</text:p>
          </table:table-cell>
          <table:table-cell table:number-columns-repeated="5" office:value-type="float" office:value="19024" calcext:value-type="float">
            <text:p>19024</text:p>
          </table:table-cell>
          <table:table-cell table:number-columns-repeated="6" office:value-type="float" office:value="18847.9" calcext:value-type="float">
            <text:p>18847.9</text:p>
          </table:table-cell>
          <table:table-cell table:number-columns-repeated="8" office:value-type="float" office:value="18827.4" calcext:value-type="float">
            <text:p>18827.4</text:p>
          </table:table-cell>
          <table:table-cell table:number-columns-repeated="7" office:value-type="float" office:value="18677" calcext:value-type="float">
            <text:p>18677</text:p>
          </table:table-cell>
          <table:table-cell table:number-columns-repeated="16" office:value-type="float" office:value="18476.4" calcext:value-type="float">
            <text:p>18476.4</text:p>
          </table:table-cell>
          <table:table-cell table:number-columns-repeated="95"/>
        </table:table-row>
        <table:table-row table:style-name="ro1">
          <table:table-cell office:value-type="float" office:value="29553.2" calcext:value-type="float">
            <text:p>29553.2</text:p>
          </table:table-cell>
          <table:table-cell office:value-type="float" office:value="27753.5" calcext:value-type="float">
            <text:p>27753.5</text:p>
          </table:table-cell>
          <table:table-cell office:value-type="float" office:value="26218.2" calcext:value-type="float">
            <text:p>26218.2</text:p>
          </table:table-cell>
          <table:table-cell office:value-type="float" office:value="25237.2" calcext:value-type="float">
            <text:p>25237.2</text:p>
          </table:table-cell>
          <table:table-cell office:value-type="float" office:value="25180.4" calcext:value-type="float">
            <text:p>25180.4</text:p>
          </table:table-cell>
          <table:table-cell office:value-type="float" office:value="25179.8" calcext:value-type="float">
            <text:p>25179.8</text:p>
          </table:table-cell>
          <table:table-cell office:value-type="float" office:value="25188.1" calcext:value-type="float">
            <text:p>25188.1</text:p>
          </table:table-cell>
          <table:table-cell office:value-type="float" office:value="25179.9" calcext:value-type="float">
            <text:p>25179.9</text:p>
          </table:table-cell>
          <table:table-cell office:value-type="float" office:value="25179.8" calcext:value-type="float">
            <text:p>25179.8</text:p>
          </table:table-cell>
          <table:table-cell office:value-type="float" office:value="25174" calcext:value-type="float">
            <text:p>25174</text:p>
          </table:table-cell>
          <table:table-cell office:value-type="float" office:value="25139.1" calcext:value-type="float">
            <text:p>25139.1</text:p>
          </table:table-cell>
          <table:table-cell office:value-type="float" office:value="25038.1" calcext:value-type="float">
            <text:p>25038.1</text:p>
          </table:table-cell>
          <table:table-cell office:value-type="float" office:value="24675.1" calcext:value-type="float">
            <text:p>24675.1</text:p>
          </table:table-cell>
          <table:table-cell office:value-type="float" office:value="24584.8" calcext:value-type="float">
            <text:p>24584.8</text:p>
          </table:table-cell>
          <table:table-cell office:value-type="float" office:value="24506.2" calcext:value-type="float">
            <text:p>24506.2</text:p>
          </table:table-cell>
          <table:table-cell office:value-type="float" office:value="24315.7" calcext:value-type="float">
            <text:p>24315.7</text:p>
          </table:table-cell>
          <table:table-cell office:value-type="float" office:value="24231" calcext:value-type="float">
            <text:p>24231</text:p>
          </table:table-cell>
          <table:table-cell table:number-columns-repeated="2" office:value-type="float" office:value="24228.3" calcext:value-type="float">
            <text:p>24228.3</text:p>
          </table:table-cell>
          <table:table-cell office:value-type="float" office:value="24220.9" calcext:value-type="float">
            <text:p>24220.9</text:p>
          </table:table-cell>
          <table:table-cell office:value-type="float" office:value="24183.9" calcext:value-type="float">
            <text:p>24183.9</text:p>
          </table:table-cell>
          <table:table-cell office:value-type="float" office:value="24029.6" calcext:value-type="float">
            <text:p>24029.6</text:p>
          </table:table-cell>
          <table:table-cell office:value-type="float" office:value="23644.5" calcext:value-type="float">
            <text:p>23644.5</text:p>
          </table:table-cell>
          <table:table-cell office:value-type="float" office:value="23470.2" calcext:value-type="float">
            <text:p>23470.2</text:p>
          </table:table-cell>
          <table:table-cell office:value-type="float" office:value="23402.9" calcext:value-type="float">
            <text:p>23402.9</text:p>
          </table:table-cell>
          <table:table-cell office:value-type="float" office:value="23134.6" calcext:value-type="float">
            <text:p>23134.6</text:p>
          </table:table-cell>
          <table:table-cell office:value-type="float" office:value="22871.1" calcext:value-type="float">
            <text:p>22871.1</text:p>
          </table:table-cell>
          <table:table-cell office:value-type="float" office:value="22842.7" calcext:value-type="float">
            <text:p>22842.7</text:p>
          </table:table-cell>
          <table:table-cell table:number-columns-repeated="2" office:value-type="float" office:value="22842.4" calcext:value-type="float">
            <text:p>22842.4</text:p>
          </table:table-cell>
          <table:table-cell office:value-type="float" office:value="22854.6" calcext:value-type="float">
            <text:p>22854.6</text:p>
          </table:table-cell>
          <table:table-cell office:value-type="float" office:value="22850.1" calcext:value-type="float">
            <text:p>22850.1</text:p>
          </table:table-cell>
          <table:table-cell office:value-type="float" office:value="22857.2" calcext:value-type="float">
            <text:p>22857.2</text:p>
          </table:table-cell>
          <table:table-cell office:value-type="float" office:value="22826.4" calcext:value-type="float">
            <text:p>22826.4</text:p>
          </table:table-cell>
          <table:table-cell office:value-type="float" office:value="22784.8" calcext:value-type="float">
            <text:p>22784.8</text:p>
          </table:table-cell>
          <table:table-cell office:value-type="float" office:value="22734.8" calcext:value-type="float">
            <text:p>22734.8</text:p>
          </table:table-cell>
          <table:table-cell office:value-type="float" office:value="22627.5" calcext:value-type="float">
            <text:p>22627.5</text:p>
          </table:table-cell>
          <table:table-cell office:value-type="float" office:value="22564.1" calcext:value-type="float">
            <text:p>22564.1</text:p>
          </table:table-cell>
          <table:table-cell office:value-type="float" office:value="22533.7" calcext:value-type="float">
            <text:p>22533.7</text:p>
          </table:table-cell>
          <table:table-cell office:value-type="float" office:value="22413.6" calcext:value-type="float">
            <text:p>22413.6</text:p>
          </table:table-cell>
          <table:table-cell office:value-type="float" office:value="22101.4" calcext:value-type="float">
            <text:p>22101.4</text:p>
          </table:table-cell>
          <table:table-cell office:value-type="float" office:value="21916.6" calcext:value-type="float">
            <text:p>21916.6</text:p>
          </table:table-cell>
          <table:table-cell office:value-type="float" office:value="21674.1" calcext:value-type="float">
            <text:p>21674.1</text:p>
          </table:table-cell>
          <table:table-cell office:value-type="float" office:value="21558.3" calcext:value-type="float">
            <text:p>21558.3</text:p>
          </table:table-cell>
          <table:table-cell office:value-type="float" office:value="21527" calcext:value-type="float">
            <text:p>21527</text:p>
          </table:table-cell>
          <table:table-cell office:value-type="float" office:value="21463.9" calcext:value-type="float">
            <text:p>21463.9</text:p>
          </table:table-cell>
          <table:table-cell office:value-type="float" office:value="21405.8" calcext:value-type="float">
            <text:p>21405.8</text:p>
          </table:table-cell>
          <table:table-cell office:value-type="float" office:value="21383.5" calcext:value-type="float">
            <text:p>21383.5</text:p>
          </table:table-cell>
          <table:table-cell office:value-type="float" office:value="21370.8" calcext:value-type="float">
            <text:p>21370.8</text:p>
          </table:table-cell>
          <table:table-cell office:value-type="float" office:value="21372.2" calcext:value-type="float">
            <text:p>21372.2</text:p>
          </table:table-cell>
          <table:table-cell office:value-type="float" office:value="21367.5" calcext:value-type="float">
            <text:p>21367.5</text:p>
          </table:table-cell>
          <table:table-cell office:value-type="float" office:value="21353.4" calcext:value-type="float">
            <text:p>21353.4</text:p>
          </table:table-cell>
          <table:table-cell office:value-type="float" office:value="21303.2" calcext:value-type="float">
            <text:p>21303.2</text:p>
          </table:table-cell>
          <table:table-cell office:value-type="float" office:value="21155.8" calcext:value-type="float">
            <text:p>21155.8</text:p>
          </table:table-cell>
          <table:table-cell office:value-type="float" office:value="21027.6" calcext:value-type="float">
            <text:p>21027.6</text:p>
          </table:table-cell>
          <table:table-cell office:value-type="float" office:value="21007.3" calcext:value-type="float">
            <text:p>21007.3</text:p>
          </table:table-cell>
          <table:table-cell office:value-type="float" office:value="20986.6" calcext:value-type="float">
            <text:p>20986.6</text:p>
          </table:table-cell>
          <table:table-cell office:value-type="float" office:value="20986.2" calcext:value-type="float">
            <text:p>20986.2</text:p>
          </table:table-cell>
          <table:table-cell office:value-type="float" office:value="20970.2" calcext:value-type="float">
            <text:p>20970.2</text:p>
          </table:table-cell>
          <table:table-cell office:value-type="float" office:value="20965.4" calcext:value-type="float">
            <text:p>20965.4</text:p>
          </table:table-cell>
          <table:table-cell office:value-type="float" office:value="20965.1" calcext:value-type="float">
            <text:p>20965.1</text:p>
          </table:table-cell>
          <table:table-cell office:value-type="float" office:value="20962.1" calcext:value-type="float">
            <text:p>20962.1</text:p>
          </table:table-cell>
          <table:table-cell office:value-type="float" office:value="20946" calcext:value-type="float">
            <text:p>20946</text:p>
          </table:table-cell>
          <table:table-cell office:value-type="float" office:value="20872.6" calcext:value-type="float">
            <text:p>20872.6</text:p>
          </table:table-cell>
          <table:table-cell office:value-type="float" office:value="20737.5" calcext:value-type="float">
            <text:p>20737.5</text:p>
          </table:table-cell>
          <table:table-cell office:value-type="float" office:value="20702.4" calcext:value-type="float">
            <text:p>20702.4</text:p>
          </table:table-cell>
          <table:table-cell office:value-type="float" office:value="20700.9" calcext:value-type="float">
            <text:p>20700.9</text:p>
          </table:table-cell>
          <table:table-cell office:value-type="float" office:value="20705.4" calcext:value-type="float">
            <text:p>20705.4</text:p>
          </table:table-cell>
          <table:table-cell office:value-type="float" office:value="20690.6" calcext:value-type="float">
            <text:p>20690.6</text:p>
          </table:table-cell>
          <table:table-cell office:value-type="float" office:value="20612.8" calcext:value-type="float">
            <text:p>20612.8</text:p>
          </table:table-cell>
          <table:table-cell office:value-type="float" office:value="20567.5" calcext:value-type="float">
            <text:p>20567.5</text:p>
          </table:table-cell>
          <table:table-cell office:value-type="float" office:value="20474.7" calcext:value-type="float">
            <text:p>20474.7</text:p>
          </table:table-cell>
          <table:table-cell office:value-type="float" office:value="20201.9" calcext:value-type="float">
            <text:p>20201.9</text:p>
          </table:table-cell>
          <table:table-cell office:value-type="float" office:value="20078.1" calcext:value-type="float">
            <text:p>20078.1</text:p>
          </table:table-cell>
          <table:table-cell office:value-type="float" office:value="20076.5" calcext:value-type="float">
            <text:p>20076.5</text:p>
          </table:table-cell>
          <table:table-cell office:value-type="float" office:value="20073.3" calcext:value-type="float">
            <text:p>20073.3</text:p>
          </table:table-cell>
          <table:table-cell office:value-type="float" office:value="20068.1" calcext:value-type="float">
            <text:p>20068.1</text:p>
          </table:table-cell>
          <table:table-cell office:value-type="float" office:value="20054.6" calcext:value-type="float">
            <text:p>20054.6</text:p>
          </table:table-cell>
          <table:table-cell office:value-type="float" office:value="20022" calcext:value-type="float">
            <text:p>20022</text:p>
          </table:table-cell>
          <table:table-cell table:number-columns-repeated="2" office:value-type="float" office:value="20021.2" calcext:value-type="float">
            <text:p>20021.2</text:p>
          </table:table-cell>
          <table:table-cell office:value-type="float" office:value="20021.7" calcext:value-type="float">
            <text:p>20021.7</text:p>
          </table:table-cell>
          <table:table-cell office:value-type="float" office:value="20021.2" calcext:value-type="float">
            <text:p>20021.2</text:p>
          </table:table-cell>
          <table:table-cell office:value-type="float" office:value="20019.7" calcext:value-type="float">
            <text:p>20019.7</text:p>
          </table:table-cell>
          <table:table-cell office:value-type="float" office:value="20025.4" calcext:value-type="float">
            <text:p>20025.4</text:p>
          </table:table-cell>
          <table:table-cell office:value-type="float" office:value="19987.4" calcext:value-type="float">
            <text:p>19987.4</text:p>
          </table:table-cell>
          <table:table-cell office:value-type="float" office:value="19914.6" calcext:value-type="float">
            <text:p>19914.6</text:p>
          </table:table-cell>
          <table:table-cell office:value-type="float" office:value="19866.1" calcext:value-type="float">
            <text:p>19866.1</text:p>
          </table:table-cell>
          <table:table-cell office:value-type="float" office:value="19865.8" calcext:value-type="float">
            <text:p>19865.8</text:p>
          </table:table-cell>
          <table:table-cell office:value-type="float" office:value="19865.7" calcext:value-type="float">
            <text:p>19865.7</text:p>
          </table:table-cell>
          <table:table-cell office:value-type="float" office:value="19887" calcext:value-type="float">
            <text:p>19887</text:p>
          </table:table-cell>
          <table:table-cell office:value-type="float" office:value="19867.8" calcext:value-type="float">
            <text:p>19867.8</text:p>
          </table:table-cell>
          <table:table-cell office:value-type="float" office:value="19871.4" calcext:value-type="float">
            <text:p>19871.4</text:p>
          </table:table-cell>
          <table:table-cell office:value-type="float" office:value="19866.1" calcext:value-type="float">
            <text:p>19866.1</text:p>
          </table:table-cell>
          <table:table-cell office:value-type="float" office:value="19869.3" calcext:value-type="float">
            <text:p>19869.3</text:p>
          </table:table-cell>
          <table:table-cell office:value-type="float" office:value="19873.8" calcext:value-type="float">
            <text:p>19873.8</text:p>
          </table:table-cell>
          <table:table-cell office:value-type="float" office:value="19866.3" calcext:value-type="float">
            <text:p>19866.3</text:p>
          </table:table-cell>
          <table:table-cell office:value-type="float" office:value="19865.7" calcext:value-type="float">
            <text:p>19865.7</text:p>
          </table:table-cell>
          <table:table-cell office:value-type="float" office:value="19863.8" calcext:value-type="float">
            <text:p>19863.8</text:p>
          </table:table-cell>
          <table:table-cell office:value-type="float" office:value="19858.8" calcext:value-type="float">
            <text:p>19858.8</text:p>
          </table:table-cell>
          <table:table-cell office:value-type="float" office:value="19813.8" calcext:value-type="float">
            <text:p>19813.8</text:p>
          </table:table-cell>
          <table:table-cell office:value-type="float" office:value="19730.7" calcext:value-type="float">
            <text:p>19730.7</text:p>
          </table:table-cell>
          <table:table-cell office:value-type="float" office:value="19697.8" calcext:value-type="float">
            <text:p>19697.8</text:p>
          </table:table-cell>
          <table:table-cell office:value-type="float" office:value="19679" calcext:value-type="float">
            <text:p>19679</text:p>
          </table:table-cell>
          <table:table-cell table:number-columns-repeated="2" office:value-type="float" office:value="19678.8" calcext:value-type="float">
            <text:p>19678.8</text:p>
          </table:table-cell>
          <table:table-cell office:value-type="float" office:value="19681.8" calcext:value-type="float">
            <text:p>19681.8</text:p>
          </table:table-cell>
          <table:table-cell office:value-type="float" office:value="19676.9" calcext:value-type="float">
            <text:p>19676.9</text:p>
          </table:table-cell>
          <table:table-cell office:value-type="float" office:value="19672.6" calcext:value-type="float">
            <text:p>19672.6</text:p>
          </table:table-cell>
          <table:table-cell office:value-type="float" office:value="19614.4" calcext:value-type="float">
            <text:p>19614.4</text:p>
          </table:table-cell>
          <table:table-cell office:value-type="float" office:value="19504.2" calcext:value-type="float">
            <text:p>19504.2</text:p>
          </table:table-cell>
          <table:table-cell office:value-type="float" office:value="19480.5" calcext:value-type="float">
            <text:p>19480.5</text:p>
          </table:table-cell>
          <table:table-cell office:value-type="float" office:value="19469.5" calcext:value-type="float">
            <text:p>19469.5</text:p>
          </table:table-cell>
          <table:table-cell office:value-type="float" office:value="19427.4" calcext:value-type="float">
            <text:p>19427.4</text:p>
          </table:table-cell>
          <table:table-cell office:value-type="float" office:value="19344.6" calcext:value-type="float">
            <text:p>19344.6</text:p>
          </table:table-cell>
          <table:table-cell office:value-type="float" office:value="19229" calcext:value-type="float">
            <text:p>19229</text:p>
          </table:table-cell>
          <table:table-cell office:value-type="float" office:value="19224.4" calcext:value-type="float">
            <text:p>19224.4</text:p>
          </table:table-cell>
          <table:table-cell office:value-type="float" office:value="19215.6" calcext:value-type="float">
            <text:p>19215.6</text:p>
          </table:table-cell>
          <table:table-cell office:value-type="float" office:value="19208.8" calcext:value-type="float">
            <text:p>19208.8</text:p>
          </table:table-cell>
          <table:table-cell office:value-type="float" office:value="19171.8" calcext:value-type="float">
            <text:p>19171.8</text:p>
          </table:table-cell>
          <table:table-cell office:value-type="float" office:value="19081.2" calcext:value-type="float">
            <text:p>19081.2</text:p>
          </table:table-cell>
          <table:table-cell office:value-type="float" office:value="19039.6" calcext:value-type="float">
            <text:p>19039.6</text:p>
          </table:table-cell>
          <table:table-cell office:value-type="float" office:value="19037.4" calcext:value-type="float">
            <text:p>19037.4</text:p>
          </table:table-cell>
          <table:table-cell office:value-type="float" office:value="19037.2" calcext:value-type="float">
            <text:p>19037.2</text:p>
          </table:table-cell>
          <table:table-cell office:value-type="float" office:value="19036" calcext:value-type="float">
            <text:p>19036</text:p>
          </table:table-cell>
          <table:table-cell office:value-type="float" office:value="19040.6" calcext:value-type="float">
            <text:p>19040.6</text:p>
          </table:table-cell>
          <table:table-cell office:value-type="float" office:value="19027.3" calcext:value-type="float">
            <text:p>19027.3</text:p>
          </table:table-cell>
          <table:table-cell office:value-type="float" office:value="19017.3" calcext:value-type="float">
            <text:p>19017.3</text:p>
          </table:table-cell>
          <table:table-cell table:number-columns-repeated="2" office:value-type="float" office:value="19017.2" calcext:value-type="float">
            <text:p>19017.2</text:p>
          </table:table-cell>
          <table:table-cell office:value-type="float" office:value="19032.3" calcext:value-type="float">
            <text:p>19032.3</text:p>
          </table:table-cell>
          <table:table-cell office:value-type="float" office:value="19015.8" calcext:value-type="float">
            <text:p>19015.8</text:p>
          </table:table-cell>
          <table:table-cell office:value-type="float" office:value="19015.7" calcext:value-type="float">
            <text:p>19015.7</text:p>
          </table:table-cell>
          <table:table-cell office:value-type="float" office:value="19026.9" calcext:value-type="float">
            <text:p>19026.9</text:p>
          </table:table-cell>
          <table:table-cell office:value-type="float" office:value="18982.8" calcext:value-type="float">
            <text:p>18982.8</text:p>
          </table:table-cell>
          <table:table-cell office:value-type="float" office:value="18890.8" calcext:value-type="float">
            <text:p>18890.8</text:p>
          </table:table-cell>
          <table:table-cell office:value-type="float" office:value="18865.9" calcext:value-type="float">
            <text:p>18865.9</text:p>
          </table:table-cell>
          <table:table-cell office:value-type="float" office:value="18865.7" calcext:value-type="float">
            <text:p>18865.7</text:p>
          </table:table-cell>
          <table:table-cell office:value-type="float" office:value="18872.7" calcext:value-type="float">
            <text:p>18872.7</text:p>
          </table:table-cell>
          <table:table-cell office:value-type="float" office:value="18851.7" calcext:value-type="float">
            <text:p>18851.7</text:p>
          </table:table-cell>
          <table:table-cell office:value-type="float" office:value="18805.3" calcext:value-type="float">
            <text:p>18805.3</text:p>
          </table:table-cell>
          <table:table-cell office:value-type="float" office:value="18702.8" calcext:value-type="float">
            <text:p>18702.8</text:p>
          </table:table-cell>
          <table:table-cell office:value-type="float" office:value="18663" calcext:value-type="float">
            <text:p>18663</text:p>
          </table:table-cell>
          <table:table-cell office:value-type="float" office:value="18678.3" calcext:value-type="float">
            <text:p>18678.3</text:p>
          </table:table-cell>
          <table:table-cell office:value-type="float" office:value="18664.1" calcext:value-type="float">
            <text:p>18664.1</text:p>
          </table:table-cell>
          <table:table-cell office:value-type="float" office:value="18662.6" calcext:value-type="float">
            <text:p>18662.6</text:p>
          </table:table-cell>
          <table:table-cell office:value-type="float" office:value="18666.6" calcext:value-type="float">
            <text:p>18666.6</text:p>
          </table:table-cell>
          <table:table-cell office:value-type="float" office:value="18662.7" calcext:value-type="float">
            <text:p>18662.7</text:p>
          </table:table-cell>
          <table:table-cell office:value-type="float" office:value="18662.6" calcext:value-type="float">
            <text:p>18662.6</text:p>
          </table:table-cell>
          <table:table-cell office:value-type="float" office:value="18673.2" calcext:value-type="float">
            <text:p>18673.2</text:p>
          </table:table-cell>
          <table:table-cell office:value-type="float" office:value="18662.7" calcext:value-type="float">
            <text:p>18662.7</text:p>
          </table:table-cell>
          <table:table-cell office:value-type="float" office:value="18662.6" calcext:value-type="float">
            <text:p>18662.6</text:p>
          </table:table-cell>
          <table:table-cell table:number-columns-repeated="2" office:value-type="float" office:value="18662.7" calcext:value-type="float">
            <text:p>18662.7</text:p>
          </table:table-cell>
          <table:table-cell table:number-columns-repeated="95"/>
        </table:table-row>
        <table:table-row table:style-name="ro1">
          <table:table-cell table:number-columns-repeated="2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97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5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5</text:p>
          </table:table-cell>
          <table:table-cell table:number-columns-repeated="242"/>
        </table:table-row>
        <table:table-row table:style-name="ro1">
          <table:table-cell table:number-columns-repeated="8" office:value-type="float" office:value="25405.4" calcext:value-type="float">
            <text:p>25405.4</text:p>
          </table:table-cell>
          <table:table-cell table:number-columns-repeated="3" office:value-type="float" office:value="25071.1" calcext:value-type="float">
            <text:p>25071.1</text:p>
          </table:table-cell>
          <table:table-cell table:number-columns-repeated="6" office:value-type="float" office:value="24959.4" calcext:value-type="float">
            <text:p>24959.4</text:p>
          </table:table-cell>
          <table:table-cell table:number-columns-repeated="2" office:value-type="float" office:value="24868.2" calcext:value-type="float">
            <text:p>24868.2</text:p>
          </table:table-cell>
          <table:table-cell table:number-columns-repeated="6" office:value-type="float" office:value="24736.7" calcext:value-type="float">
            <text:p>24736.7</text:p>
          </table:table-cell>
          <table:table-cell table:number-columns-repeated="13" office:value-type="float" office:value="24363" calcext:value-type="float">
            <text:p>24363</text:p>
          </table:table-cell>
          <table:table-cell table:number-columns-repeated="11" office:value-type="float" office:value="24160.6" calcext:value-type="float">
            <text:p>24160.6</text:p>
          </table:table-cell>
          <table:table-cell table:number-columns-repeated="4" office:value-type="float" office:value="24068.1" calcext:value-type="float">
            <text:p>24068.1</text:p>
          </table:table-cell>
          <table:table-cell table:number-columns-repeated="4" office:value-type="float" office:value="24064.1" calcext:value-type="float">
            <text:p>24064.1</text:p>
          </table:table-cell>
          <table:table-cell table:number-columns-repeated="6" office:value-type="float" office:value="23927.6" calcext:value-type="float">
            <text:p>23927.6</text:p>
          </table:table-cell>
          <table:table-cell table:number-columns-repeated="8" office:value-type="float" office:value="23470.8" calcext:value-type="float">
            <text:p>23470.8</text:p>
          </table:table-cell>
          <table:table-cell table:number-columns-repeated="4" office:value-type="float" office:value="23023.3" calcext:value-type="float">
            <text:p>23023.3</text:p>
          </table:table-cell>
          <table:table-cell table:number-columns-repeated="2" office:value-type="float" office:value="23012.6" calcext:value-type="float">
            <text:p>23012.6</text:p>
          </table:table-cell>
          <table:table-cell table:number-columns-repeated="4" office:value-type="float" office:value="22801.3" calcext:value-type="float">
            <text:p>22801.3</text:p>
          </table:table-cell>
          <table:table-cell table:number-columns-repeated="7" office:value-type="float" office:value="22707.5" calcext:value-type="float">
            <text:p>22707.5</text:p>
          </table:table-cell>
          <table:table-cell table:number-columns-repeated="6" office:value-type="float" office:value="22061.1" calcext:value-type="float">
            <text:p>22061.1</text:p>
          </table:table-cell>
          <table:table-cell table:number-columns-repeated="5" office:value-type="float" office:value="21668.9" calcext:value-type="float">
            <text:p>21668.9</text:p>
          </table:table-cell>
          <table:table-cell table:number-columns-repeated="16" office:value-type="float" office:value="21587" calcext:value-type="float">
            <text:p>21587</text:p>
          </table:table-cell>
          <table:table-cell table:number-columns-repeated="134"/>
        </table:table-row>
        <table:table-row table:style-name="ro1">
          <table:table-cell office:value-type="float" office:value="29011.4" calcext:value-type="float">
            <text:p>29011.4</text:p>
          </table:table-cell>
          <table:table-cell office:value-type="float" office:value="27466.3" calcext:value-type="float">
            <text:p>27466.3</text:p>
          </table:table-cell>
          <table:table-cell office:value-type="float" office:value="26245.8" calcext:value-type="float">
            <text:p>26245.8</text:p>
          </table:table-cell>
          <table:table-cell office:value-type="float" office:value="25694.2" calcext:value-type="float">
            <text:p>25694.2</text:p>
          </table:table-cell>
          <table:table-cell office:value-type="float" office:value="25674.5" calcext:value-type="float">
            <text:p>25674.5</text:p>
          </table:table-cell>
          <table:table-cell office:value-type="float" office:value="25666.6" calcext:value-type="float">
            <text:p>25666.6</text:p>
          </table:table-cell>
          <table:table-cell office:value-type="float" office:value="25661.7" calcext:value-type="float">
            <text:p>25661.7</text:p>
          </table:table-cell>
          <table:table-cell office:value-type="float" office:value="25661.6" calcext:value-type="float">
            <text:p>25661.6</text:p>
          </table:table-cell>
          <table:table-cell office:value-type="float" office:value="25663.1" calcext:value-type="float">
            <text:p>25663.1</text:p>
          </table:table-cell>
          <table:table-cell office:value-type="float" office:value="25621.1" calcext:value-type="float">
            <text:p>25621.1</text:p>
          </table:table-cell>
          <table:table-cell office:value-type="float" office:value="25500.8" calcext:value-type="float">
            <text:p>25500.8</text:p>
          </table:table-cell>
          <table:table-cell office:value-type="float" office:value="25336.1" calcext:value-type="float">
            <text:p>25336.1</text:p>
          </table:table-cell>
          <table:table-cell office:value-type="float" office:value="25315" calcext:value-type="float">
            <text:p>25315</text:p>
          </table:table-cell>
          <table:table-cell office:value-type="float" office:value="25287.4" calcext:value-type="float">
            <text:p>25287.4</text:p>
          </table:table-cell>
          <table:table-cell office:value-type="float" office:value="25233.2" calcext:value-type="float">
            <text:p>25233.2</text:p>
          </table:table-cell>
          <table:table-cell office:value-type="float" office:value="25211.3" calcext:value-type="float">
            <text:p>25211.3</text:p>
          </table:table-cell>
          <table:table-cell office:value-type="float" office:value="25212.9" calcext:value-type="float">
            <text:p>25212.9</text:p>
          </table:table-cell>
          <table:table-cell office:value-type="float" office:value="25210.2" calcext:value-type="float">
            <text:p>25210.2</text:p>
          </table:table-cell>
          <table:table-cell office:value-type="float" office:value="25207.4" calcext:value-type="float">
            <text:p>25207.4</text:p>
          </table:table-cell>
          <table:table-cell office:value-type="float" office:value="25197" calcext:value-type="float">
            <text:p>25197</text:p>
          </table:table-cell>
          <table:table-cell office:value-type="float" office:value="25152.7" calcext:value-type="float">
            <text:p>25152.7</text:p>
          </table:table-cell>
          <table:table-cell office:value-type="float" office:value="25123.4" calcext:value-type="float">
            <text:p>25123.4</text:p>
          </table:table-cell>
          <table:table-cell office:value-type="float" office:value="25066.4" calcext:value-type="float">
            <text:p>25066.4</text:p>
          </table:table-cell>
          <table:table-cell office:value-type="float" office:value="25003.8" calcext:value-type="float">
            <text:p>25003.8</text:p>
          </table:table-cell>
          <table:table-cell office:value-type="float" office:value="24999.2" calcext:value-type="float">
            <text:p>24999.2</text:p>
          </table:table-cell>
          <table:table-cell office:value-type="float" office:value="24982.3" calcext:value-type="float">
            <text:p>24982.3</text:p>
          </table:table-cell>
          <table:table-cell office:value-type="float" office:value="24952.3" calcext:value-type="float">
            <text:p>24952.3</text:p>
          </table:table-cell>
          <table:table-cell office:value-type="float" office:value="24832.6" calcext:value-type="float">
            <text:p>24832.6</text:p>
          </table:table-cell>
          <table:table-cell office:value-type="float" office:value="24633.7" calcext:value-type="float">
            <text:p>24633.7</text:p>
          </table:table-cell>
          <table:table-cell office:value-type="float" office:value="24614.9" calcext:value-type="float">
            <text:p>24614.9</text:p>
          </table:table-cell>
          <table:table-cell office:value-type="float" office:value="24609.1" calcext:value-type="float">
            <text:p>24609.1</text:p>
          </table:table-cell>
          <table:table-cell office:value-type="float" office:value="24613.1" calcext:value-type="float">
            <text:p>24613.1</text:p>
          </table:table-cell>
          <table:table-cell office:value-type="float" office:value="24619.9" calcext:value-type="float">
            <text:p>24619.9</text:p>
          </table:table-cell>
          <table:table-cell office:value-type="float" office:value="24609.2" calcext:value-type="float">
            <text:p>24609.2</text:p>
          </table:table-cell>
          <table:table-cell table:number-columns-repeated="3" office:value-type="float" office:value="24609.1" calcext:value-type="float">
            <text:p>24609.1</text:p>
          </table:table-cell>
          <table:table-cell office:value-type="float" office:value="24621.1" calcext:value-type="float">
            <text:p>24621.1</text:p>
          </table:table-cell>
          <table:table-cell office:value-type="float" office:value="24609.4" calcext:value-type="float">
            <text:p>24609.4</text:p>
          </table:table-cell>
          <table:table-cell office:value-type="float" office:value="24601" calcext:value-type="float">
            <text:p>24601</text:p>
          </table:table-cell>
          <table:table-cell office:value-type="float" office:value="24556.2" calcext:value-type="float">
            <text:p>24556.2</text:p>
          </table:table-cell>
          <table:table-cell office:value-type="float" office:value="24460.3" calcext:value-type="float">
            <text:p>24460.3</text:p>
          </table:table-cell>
          <table:table-cell office:value-type="float" office:value="24404.6" calcext:value-type="float">
            <text:p>24404.6</text:p>
          </table:table-cell>
          <table:table-cell office:value-type="float" office:value="24404" calcext:value-type="float">
            <text:p>24404</text:p>
          </table:table-cell>
          <table:table-cell office:value-type="float" office:value="24407.5" calcext:value-type="float">
            <text:p>24407.5</text:p>
          </table:table-cell>
          <table:table-cell office:value-type="float" office:value="24404.3" calcext:value-type="float">
            <text:p>24404.3</text:p>
          </table:table-cell>
          <table:table-cell office:value-type="float" office:value="24407.4" calcext:value-type="float">
            <text:p>24407.4</text:p>
          </table:table-cell>
          <table:table-cell office:value-type="float" office:value="24404.1" calcext:value-type="float">
            <text:p>24404.1</text:p>
          </table:table-cell>
          <table:table-cell office:value-type="float" office:value="24404" calcext:value-type="float">
            <text:p>24404</text:p>
          </table:table-cell>
          <table:table-cell office:value-type="float" office:value="24403.1" calcext:value-type="float">
            <text:p>24403.1</text:p>
          </table:table-cell>
          <table:table-cell office:value-type="float" office:value="24397.9" calcext:value-type="float">
            <text:p>24397.9</text:p>
          </table:table-cell>
          <table:table-cell office:value-type="float" office:value="24349.7" calcext:value-type="float">
            <text:p>24349.7</text:p>
          </table:table-cell>
          <table:table-cell office:value-type="float" office:value="24319.8" calcext:value-type="float">
            <text:p>24319.8</text:p>
          </table:table-cell>
          <table:table-cell office:value-type="float" office:value="24322.6" calcext:value-type="float">
            <text:p>24322.6</text:p>
          </table:table-cell>
          <table:table-cell office:value-type="float" office:value="24311.1" calcext:value-type="float">
            <text:p>24311.1</text:p>
          </table:table-cell>
          <table:table-cell office:value-type="float" office:value="24314.1" calcext:value-type="float">
            <text:p>24314.1</text:p>
          </table:table-cell>
          <table:table-cell office:value-type="float" office:value="24308.9" calcext:value-type="float">
            <text:p>24308.9</text:p>
          </table:table-cell>
          <table:table-cell office:value-type="float" office:value="24310" calcext:value-type="float">
            <text:p>24310</text:p>
          </table:table-cell>
          <table:table-cell office:value-type="float" office:value="24303.4" calcext:value-type="float">
            <text:p>24303.4</text:p>
          </table:table-cell>
          <table:table-cell office:value-type="float" office:value="24275.5" calcext:value-type="float">
            <text:p>24275.5</text:p>
          </table:table-cell>
          <table:table-cell office:value-type="float" office:value="24210.9" calcext:value-type="float">
            <text:p>24210.9</text:p>
          </table:table-cell>
          <table:table-cell office:value-type="float" office:value="24172.3" calcext:value-type="float">
            <text:p>24172.3</text:p>
          </table:table-cell>
          <table:table-cell office:value-type="float" office:value="24178" calcext:value-type="float">
            <text:p>24178</text:p>
          </table:table-cell>
          <table:table-cell office:value-type="float" office:value="24164.2" calcext:value-type="float">
            <text:p>24164.2</text:p>
          </table:table-cell>
          <table:table-cell office:value-type="float" office:value="24141.2" calcext:value-type="float">
            <text:p>24141.2</text:p>
          </table:table-cell>
          <table:table-cell office:value-type="float" office:value="24035.9" calcext:value-type="float">
            <text:p>24035.9</text:p>
          </table:table-cell>
          <table:table-cell office:value-type="float" office:value="23769.8" calcext:value-type="float">
            <text:p>23769.8</text:p>
          </table:table-cell>
          <table:table-cell office:value-type="float" office:value="23707.7" calcext:value-type="float">
            <text:p>23707.7</text:p>
          </table:table-cell>
          <table:table-cell office:value-type="float" office:value="23713" calcext:value-type="float">
            <text:p>23713</text:p>
          </table:table-cell>
          <table:table-cell table:number-columns-repeated="2" office:value-type="float" office:value="23707.1" calcext:value-type="float">
            <text:p>23707.1</text:p>
          </table:table-cell>
          <table:table-cell office:value-type="float" office:value="23702.2" calcext:value-type="float">
            <text:p>23702.2</text:p>
          </table:table-cell>
          <table:table-cell office:value-type="float" office:value="23686.5" calcext:value-type="float">
            <text:p>23686.5</text:p>
          </table:table-cell>
          <table:table-cell office:value-type="float" office:value="23606.2" calcext:value-type="float">
            <text:p>23606.2</text:p>
          </table:table-cell>
          <table:table-cell office:value-type="float" office:value="23385.2" calcext:value-type="float">
            <text:p>23385.2</text:p>
          </table:table-cell>
          <table:table-cell office:value-type="float" office:value="23263.5" calcext:value-type="float">
            <text:p>23263.5</text:p>
          </table:table-cell>
          <table:table-cell office:value-type="float" office:value="23269.8" calcext:value-type="float">
            <text:p>23269.8</text:p>
          </table:table-cell>
          <table:table-cell office:value-type="float" office:value="23250.7" calcext:value-type="float">
            <text:p>23250.7</text:p>
          </table:table-cell>
          <table:table-cell office:value-type="float" office:value="23233.1" calcext:value-type="float">
            <text:p>23233.1</text:p>
          </table:table-cell>
          <table:table-cell office:value-type="float" office:value="23183.1" calcext:value-type="float">
            <text:p>23183.1</text:p>
          </table:table-cell>
          <table:table-cell office:value-type="float" office:value="23081.4" calcext:value-type="float">
            <text:p>23081.4</text:p>
          </table:table-cell>
          <table:table-cell office:value-type="float" office:value="23045.9" calcext:value-type="float">
            <text:p>23045.9</text:p>
          </table:table-cell>
          <table:table-cell office:value-type="float" office:value="23028.4" calcext:value-type="float">
            <text:p>23028.4</text:p>
          </table:table-cell>
          <table:table-cell office:value-type="float" office:value="23014.2" calcext:value-type="float">
            <text:p>23014.2</text:p>
          </table:table-cell>
          <table:table-cell office:value-type="float" office:value="22968.4" calcext:value-type="float">
            <text:p>22968.4</text:p>
          </table:table-cell>
          <table:table-cell office:value-type="float" office:value="22945.6" calcext:value-type="float">
            <text:p>22945.6</text:p>
          </table:table-cell>
          <table:table-cell office:value-type="float" office:value="22936.5" calcext:value-type="float">
            <text:p>22936.5</text:p>
          </table:table-cell>
          <table:table-cell office:value-type="float" office:value="22944" calcext:value-type="float">
            <text:p>22944</text:p>
          </table:table-cell>
          <table:table-cell office:value-type="float" office:value="22930" calcext:value-type="float">
            <text:p>22930</text:p>
          </table:table-cell>
          <table:table-cell office:value-type="float" office:value="22897.5" calcext:value-type="float">
            <text:p>22897.5</text:p>
          </table:table-cell>
          <table:table-cell office:value-type="float" office:value="22798.7" calcext:value-type="float">
            <text:p>22798.7</text:p>
          </table:table-cell>
          <table:table-cell office:value-type="float" office:value="22398.8" calcext:value-type="float">
            <text:p>22398.8</text:p>
          </table:table-cell>
          <table:table-cell office:value-type="float" office:value="22285.3" calcext:value-type="float">
            <text:p>22285.3</text:p>
          </table:table-cell>
          <table:table-cell office:value-type="float" office:value="22300.4" calcext:value-type="float">
            <text:p>22300.4</text:p>
          </table:table-cell>
          <table:table-cell office:value-type="float" office:value="22278.8" calcext:value-type="float">
            <text:p>22278.8</text:p>
          </table:table-cell>
          <table:table-cell office:value-type="float" office:value="22253.7" calcext:value-type="float">
            <text:p>22253.7</text:p>
          </table:table-cell>
          <table:table-cell office:value-type="float" office:value="22126.5" calcext:value-type="float">
            <text:p>22126.5</text:p>
          </table:table-cell>
          <table:table-cell office:value-type="float" office:value="21941.8" calcext:value-type="float">
            <text:p>21941.8</text:p>
          </table:table-cell>
          <table:table-cell office:value-type="float" office:value="21887.4" calcext:value-type="float">
            <text:p>21887.4</text:p>
          </table:table-cell>
          <table:table-cell office:value-type="float" office:value="21893.5" calcext:value-type="float">
            <text:p>21893.5</text:p>
          </table:table-cell>
          <table:table-cell office:value-type="float" office:value="21880.4" calcext:value-type="float">
            <text:p>21880.4</text:p>
          </table:table-cell>
          <table:table-cell office:value-type="float" office:value="21863" calcext:value-type="float">
            <text:p>21863</text:p>
          </table:table-cell>
          <table:table-cell office:value-type="float" office:value="21823.7" calcext:value-type="float">
            <text:p>21823.7</text:p>
          </table:table-cell>
          <table:table-cell office:value-type="float" office:value="21804.9" calcext:value-type="float">
            <text:p>21804.9</text:p>
          </table:table-cell>
          <table:table-cell table:number-columns-repeated="4" office:value-type="float" office:value="21804" calcext:value-type="float">
            <text:p>21804</text:p>
          </table:table-cell>
          <table:table-cell office:value-type="float" office:value="21804.1" calcext:value-type="float">
            <text:p>21804.1</text:p>
          </table:table-cell>
          <table:table-cell office:value-type="float" office:value="21804.5" calcext:value-type="float">
            <text:p>21804.5</text:p>
          </table:table-cell>
          <table:table-cell table:number-columns-repeated="2" office:value-type="float" office:value="21804" calcext:value-type="float">
            <text:p>21804</text:p>
          </table:table-cell>
          <table:table-cell office:value-type="float" office:value="21806.3" calcext:value-type="float">
            <text:p>21806.3</text:p>
          </table:table-cell>
          <table:table-cell office:value-type="float" office:value="21811.5" calcext:value-type="float">
            <text:p>21811.5</text:p>
          </table:table-cell>
          <table:table-cell office:value-type="float" office:value="21804.1" calcext:value-type="float">
            <text:p>21804.1</text:p>
          </table:table-cell>
          <table:table-cell table:number-columns-repeated="134"/>
        </table:table-row>
        <table:table-row table:style-name="ro1">
          <table:table-cell table:number-columns-repeated="24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 style:data-style-name="N2" text:time-value="12:12:01.577252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2:13:23.361101449</dc:date>
    <dc:creator>Eric </dc:creator>
    <meta:generator>LibreOffice/4.2.7.2$Linux_X86_64 LibreOffice_project/420m0$Build-2</meta:generator>
    <meta:editing-duration>PT13M56S</meta:editing-duration>
    <meta:editing-cycles>4</meta:editing-cycles>
    <meta:document-statistic meta:table-count="1" meta:cell-count="17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4cm" svg:y="0.025cm" chart:style-name="ch2">
          <text:p>Elite Fitness for each Generation</text:p>
        </chart:title>
        <chart:subtitle svg:x="1.381cm" svg:y="0.824cm" chart:style-name="ch3">
          <text:p>Crossover: 80%, Mutation: 0%, Population: 100, K: 5, Dynamic Mutation: Off</text:p>
        </chart:subtitle>
        <chart:legend chart:legend-position="end" svg:x="13.651cm" svg:y="3.205cm" style:legend-expansion="high" chart:style-name="ch4"/>
        <chart:plot-area chart:style-name="ch5" table:cell-range-address="Sheet1.G1:Sheet1.G1 Sheet1.A2:Sheet1.DD2 Sheet1.G6:Sheet1.G6 Sheet1.A7:Sheet1.CC7 Sheet1.G11:Sheet1.G11 Sheet1.A12:Sheet1.IO12 Sheet1.G16:Sheet1.G16 Sheet1.A17:Sheet1.EX17 Sheet1.G21:Sheet1.G21 Sheet1.A22:Sheet1.DK22" chart:data-source-has-labels="column" svg:x="0.319cm" svg:y="1.334cm" svg:width="13.01cm" svg:height="7.353cm">
          <chartooo:coordinate-region svg:x="1.496cm" svg:y="1.533cm" svg:width="11.833cm" svg:height="6.36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DD2" chart:label-cell-address="Sheet1.G1:Sheet1.G1" chart:class="chart:line">
            <chart:data-point chart:repeated="108"/>
          </chart:series>
          <chart:series chart:style-name="ch9" chart:values-cell-range-address="Sheet1.A7:Sheet1.CC7" chart:label-cell-address="Sheet1.G6:Sheet1.G6" chart:class="chart:line">
            <chart:data-point chart:repeated="81"/>
          </chart:series>
          <chart:series chart:style-name="ch10" chart:values-cell-range-address="Sheet1.A12:Sheet1.IO12" chart:label-cell-address="Sheet1.G11:Sheet1.G11" chart:class="chart:line">
            <chart:data-point chart:repeated="249"/>
          </chart:series>
          <chart:series chart:style-name="ch11" chart:values-cell-range-address="Sheet1.A17:Sheet1.EX17" chart:label-cell-address="Sheet1.G16:Sheet1.G16" chart:class="chart:line">
            <chart:data-point chart:repeated="154"/>
          </chart:series>
          <chart:series chart:style-name="ch12" chart:values-cell-range-address="Sheet1.A22:Sheet1.DK22" chart:label-cell-address="Sheet1.G21:Sheet1.G21" chart:class="chart:line">
            <chart:data-point chart:repeated="1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5299.9">
                <text:p>25299.9</text:p>
                <draw:g>
                  <svg:desc>Sheet1.A2:Sheet1.DD2</svg:desc>
                </draw:g>
              </table:table-cell>
              <table:table-cell office:value-type="float" office:value="25299.9">
                <text:p>25299.9</text:p>
              </table:table-cell>
              <table:table-cell office:value-type="float" office:value="25299.9">
                <text:p>25299.9</text:p>
              </table:table-cell>
              <table:table-cell office:value-type="float" office:value="25299.9">
                <text:p>25299.9</text:p>
              </table:table-cell>
              <table:table-cell office:value-type="float" office:value="25212.8">
                <text:p>25212.8</text:p>
              </table:table-cell>
              <table:table-cell office:value-type="float" office:value="25212.8">
                <text:p>25212.8</text:p>
              </table:table-cell>
              <table:table-cell office:value-type="float" office:value="25212.8">
                <text:p>25212.8</text:p>
              </table:table-cell>
              <table:table-cell office:value-type="float" office:value="25212.8">
                <text:p>25212.8</text:p>
              </table:table-cell>
              <table:table-cell office:value-type="float" office:value="25178.6">
                <text:p>25178.6</text:p>
              </table:table-cell>
              <table:table-cell office:value-type="float" office:value="25178.6">
                <text:p>25178.6</text:p>
              </table:table-cell>
              <table:table-cell office:value-type="float" office:value="24923.8">
                <text:p>24923.8</text:p>
              </table:table-cell>
              <table:table-cell office:value-type="float" office:value="24923.8">
                <text:p>24923.8</text:p>
              </table:table-cell>
              <table:table-cell office:value-type="float" office:value="24923.8">
                <text:p>24923.8</text:p>
              </table:table-cell>
              <table:table-cell office:value-type="float" office:value="24923.8">
                <text:p>24923.8</text:p>
              </table:table-cell>
              <table:table-cell office:value-type="float" office:value="24810.8">
                <text:p>24810.8</text:p>
              </table:table-cell>
              <table:table-cell office:value-type="float" office:value="24810.8">
                <text:p>24810.8</text:p>
              </table:table-cell>
              <table:table-cell office:value-type="float" office:value="24810.8">
                <text:p>24810.8</text:p>
              </table:table-cell>
              <table:table-cell office:value-type="float" office:value="24731.4">
                <text:p>24731.4</text:p>
              </table:table-cell>
              <table:table-cell office:value-type="float" office:value="24524.5">
                <text:p>24524.5</text:p>
              </table:table-cell>
              <table:table-cell office:value-type="float" office:value="24524.5">
                <text:p>24524.5</text:p>
              </table:table-cell>
              <table:table-cell office:value-type="float" office:value="24502.5">
                <text:p>24502.5</text:p>
              </table:table-cell>
              <table:table-cell office:value-type="float" office:value="24502.5">
                <text:p>24502.5</text:p>
              </table:table-cell>
              <table:table-cell office:value-type="float" office:value="24502.5">
                <text:p>24502.5</text:p>
              </table:table-cell>
              <table:table-cell office:value-type="float" office:value="24322.4">
                <text:p>24322.4</text:p>
              </table:table-cell>
              <table:table-cell office:value-type="float" office:value="24322.4">
                <text:p>24322.4</text:p>
              </table:table-cell>
              <table:table-cell office:value-type="float" office:value="24171.3">
                <text:p>24171.3</text:p>
              </table:table-cell>
              <table:table-cell office:value-type="float" office:value="24171.3">
                <text:p>24171.3</text:p>
              </table:table-cell>
              <table:table-cell office:value-type="float" office:value="24158.5">
                <text:p>24158.5</text:p>
              </table:table-cell>
              <table:table-cell office:value-type="float" office:value="24158.5">
                <text:p>24158.5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81.6">
                <text:p>23681.6</text:p>
              </table:table-cell>
              <table:table-cell office:value-type="float" office:value="23601">
                <text:p>23601</text:p>
              </table:table-cell>
              <table:table-cell office:value-type="float" office:value="23601">
                <text:p>23601</text:p>
              </table:table-cell>
              <table:table-cell office:value-type="float" office:value="23601">
                <text:p>23601</text:p>
              </table:table-cell>
              <table:table-cell office:value-type="float" office:value="23601">
                <text:p>23601</text:p>
              </table:table-cell>
              <table:table-cell office:value-type="float" office:value="23601">
                <text:p>23601</text:p>
              </table:table-cell>
              <table:table-cell office:value-type="float" office:value="23601">
                <text:p>23601</text:p>
              </table:table-cell>
              <table:table-cell office:value-type="float" office:value="23601">
                <text:p>23601</text:p>
              </table:table-cell>
              <table:table-cell office:value-type="float" office:value="23601">
                <text:p>23601</text:p>
              </table:table-cell>
              <table:table-cell office:value-type="float" office:value="23601">
                <text:p>23601</text:p>
              </table:table-cell>
              <table:table-cell office:value-type="float" office:value="22624.2">
                <text:p>22624.2</text:p>
              </table:table-cell>
              <table:table-cell office:value-type="float" office:value="22624.2">
                <text:p>22624.2</text:p>
              </table:table-cell>
              <table:table-cell office:value-type="float" office:value="22624.2">
                <text:p>22624.2</text:p>
              </table:table-cell>
              <table:table-cell office:value-type="float" office:value="21465.2">
                <text:p>21465.2</text:p>
              </table:table-cell>
              <table:table-cell office:value-type="float" office:value="21465.2">
                <text:p>21465.2</text:p>
              </table:table-cell>
              <table:table-cell office:value-type="float" office:value="21465.2">
                <text:p>21465.2</text:p>
              </table:table-cell>
              <table:table-cell office:value-type="float" office:value="21465.2">
                <text:p>21465.2</text:p>
              </table:table-cell>
              <table:table-cell office:value-type="float" office:value="21465.2">
                <text:p>21465.2</text:p>
              </table:table-cell>
              <table:table-cell office:value-type="float" office:value="21465.2">
                <text:p>21465.2</text:p>
              </table:table-cell>
              <table:table-cell office:value-type="float" office:value="21465.2">
                <text:p>21465.2</text:p>
              </table:table-cell>
              <table:table-cell office:value-type="float" office:value="21465.2">
                <text:p>21465.2</text:p>
              </table:table-cell>
              <table:table-cell office:value-type="float" office:value="21465.2">
                <text:p>21465.2</text:p>
              </table:table-cell>
              <table:table-cell office:value-type="float" office:value="21459.1">
                <text:p>21459.1</text:p>
              </table:table-cell>
              <table:table-cell office:value-type="float" office:value="21459.1">
                <text:p>21459.1</text:p>
              </table:table-cell>
              <table:table-cell office:value-type="float" office:value="21459.1">
                <text:p>21459.1</text:p>
              </table:table-cell>
              <table:table-cell office:value-type="float" office:value="21459.1">
                <text:p>21459.1</text:p>
              </table:table-cell>
              <table:table-cell office:value-type="float" office:value="21459.1">
                <text:p>21459.1</text:p>
              </table:table-cell>
              <table:table-cell office:value-type="float" office:value="21459.1">
                <text:p>21459.1</text:p>
              </table:table-cell>
              <table:table-cell office:value-type="float" office:value="21398.7">
                <text:p>21398.7</text:p>
              </table:table-cell>
              <table:table-cell office:value-type="float" office:value="21398.7">
                <text:p>21398.7</text:p>
              </table:table-cell>
              <table:table-cell office:value-type="float" office:value="21398.7">
                <text:p>21398.7</text:p>
              </table:table-cell>
              <table:table-cell office:value-type="float" office:value="21303.9">
                <text:p>21303.9</text:p>
              </table:table-cell>
              <table:table-cell office:value-type="float" office:value="20232.1">
                <text:p>20232.1</text:p>
              </table:table-cell>
              <table:table-cell office:value-type="float" office:value="20232.1">
                <text:p>20232.1</text:p>
              </table:table-cell>
              <table:table-cell office:value-type="float" office:value="20232.1">
                <text:p>20232.1</text:p>
              </table:table-cell>
              <table:table-cell office:value-type="float" office:value="20231.9">
                <text:p>20231.9</text:p>
              </table:table-cell>
              <table:table-cell office:value-type="float" office:value="20231.9">
                <text:p>20231.9</text:p>
              </table:table-cell>
              <table:table-cell office:value-type="float" office:value="20231.9">
                <text:p>20231.9</text:p>
              </table:table-cell>
              <table:table-cell office:value-type="float" office:value="20231.9">
                <text:p>20231.9</text:p>
              </table:table-cell>
              <table:table-cell office:value-type="float" office:value="20231.9">
                <text:p>20231.9</text:p>
              </table:table-cell>
              <table:table-cell office:value-type="float" office:value="20089.5">
                <text:p>20089.5</text:p>
              </table:table-cell>
              <table:table-cell office:value-type="float" office:value="20089.5">
                <text:p>20089.5</text:p>
              </table:table-cell>
              <table:table-cell office:value-type="float" office:value="20089.5">
                <text:p>20089.5</text:p>
              </table:table-cell>
              <table:table-cell office:value-type="float" office:value="20089.5">
                <text:p>20089.5</text:p>
              </table:table-cell>
              <table:table-cell office:value-type="float" office:value="20089.5">
                <text:p>20089.5</text:p>
              </table:table-cell>
              <table:table-cell office:value-type="float" office:value="20089.5">
                <text:p>20089.5</text:p>
              </table:table-cell>
              <table:table-cell office:value-type="float" office:value="20089.5">
                <text:p>20089.5</text:p>
              </table:table-cell>
              <table:table-cell office:value-type="float" office:value="20089.5">
                <text:p>20089.5</text:p>
              </table:table-cell>
              <table:table-cell office:value-type="float" office:value="19587.4">
                <text:p>19587.4</text:p>
              </table:table-cell>
              <table:table-cell office:value-type="float" office:value="19587.4">
                <text:p>19587.4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  <table:table-cell office:value-type="float" office:value="18907.8">
                <text:p>18907.8</text:p>
              </table:table-cell>
            </table:table-row>
            <table:table-row>
              <table:table-cell office:value-type="string">
                <text:p>Run: 2</text:p>
                <draw:g>
                  <svg:desc>Sheet1.G6:Sheet1.G6</svg:desc>
                </draw:g>
              </table:table-cell>
              <table:table-cell office:value-type="float" office:value="24180.1">
                <text:p>24180.1</text:p>
                <draw:g>
                  <svg:desc>Sheet1.A7:Sheet1.CC7</svg:desc>
                </draw:g>
              </table:table-cell>
              <table:table-cell office:value-type="float" office:value="24180.1">
                <text:p>24180.1</text:p>
              </table:table-cell>
              <table:table-cell office:value-type="float" office:value="24180.1">
                <text:p>24180.1</text:p>
              </table:table-cell>
              <table:table-cell office:value-type="float" office:value="24180.1">
                <text:p>24180.1</text:p>
              </table:table-cell>
              <table:table-cell office:value-type="float" office:value="24180.1">
                <text:p>24180.1</text:p>
              </table:table-cell>
              <table:table-cell office:value-type="float" office:value="24180.1">
                <text:p>24180.1</text:p>
              </table:table-cell>
              <table:table-cell office:value-type="float" office:value="23939.4">
                <text:p>23939.4</text:p>
              </table:table-cell>
              <table:table-cell office:value-type="float" office:value="23939.4">
                <text:p>23939.4</text:p>
              </table:table-cell>
              <table:table-cell office:value-type="float" office:value="23939.4">
                <text:p>23939.4</text:p>
              </table:table-cell>
              <table:table-cell office:value-type="float" office:value="23939.4">
                <text:p>23939.4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823.3">
                <text:p>23823.3</text:p>
              </table:table-cell>
              <table:table-cell office:value-type="float" office:value="23611">
                <text:p>23611</text:p>
              </table:table-cell>
              <table:table-cell office:value-type="float" office:value="23611">
                <text:p>23611</text:p>
              </table:table-cell>
              <table:table-cell office:value-type="float" office:value="23611">
                <text:p>23611</text:p>
              </table:table-cell>
              <table:table-cell office:value-type="float" office:value="23611">
                <text:p>23611</text:p>
              </table:table-cell>
              <table:table-cell office:value-type="float" office:value="23611">
                <text:p>23611</text:p>
              </table:table-cell>
              <table:table-cell office:value-type="float" office:value="23611">
                <text:p>23611</text:p>
              </table:table-cell>
              <table:table-cell office:value-type="float" office:value="23611">
                <text:p>23611</text:p>
              </table:table-cell>
              <table:table-cell office:value-type="float" office:value="23611">
                <text:p>23611</text:p>
              </table:table-cell>
              <table:table-cell office:value-type="float" office:value="23611">
                <text:p>23611</text:p>
              </table:table-cell>
              <table:table-cell office:value-type="float" office:value="23405.4">
                <text:p>23405.4</text:p>
              </table:table-cell>
              <table:table-cell office:value-type="float" office:value="23405.4">
                <text:p>23405.4</text:p>
              </table:table-cell>
              <table:table-cell office:value-type="float" office:value="23405.4">
                <text:p>23405.4</text:p>
              </table:table-cell>
              <table:table-cell office:value-type="float" office:value="23405.4">
                <text:p>23405.4</text:p>
              </table:table-cell>
              <table:table-cell office:value-type="float" office:value="23405.4">
                <text:p>23405.4</text:p>
              </table:table-cell>
              <table:table-cell office:value-type="float" office:value="23405.4">
                <text:p>23405.4</text:p>
              </table:table-cell>
              <table:table-cell office:value-type="float" office:value="23405.4">
                <text:p>23405.4</text:p>
              </table:table-cell>
              <table:table-cell office:value-type="float" office:value="23405.4">
                <text:p>23405.4</text:p>
              </table:table-cell>
              <table:table-cell office:value-type="float" office:value="23405.4">
                <text:p>23405.4</text:p>
              </table:table-cell>
              <table:table-cell office:value-type="float" office:value="23405.4">
                <text:p>23405.4</text:p>
              </table:table-cell>
              <table:table-cell office:value-type="float" office:value="23405.4">
                <text:p>23405.4</text:p>
              </table:table-cell>
              <table:table-cell office:value-type="float" office:value="23276.2">
                <text:p>23276.2</text:p>
              </table:table-cell>
              <table:table-cell office:value-type="float" office:value="23276.2">
                <text:p>23276.2</text:p>
              </table:table-cell>
              <table:table-cell office:value-type="float" office:value="23276.2">
                <text:p>23276.2</text:p>
              </table:table-cell>
              <table:table-cell office:value-type="float" office:value="23276.2">
                <text:p>23276.2</text:p>
              </table:table-cell>
              <table:table-cell office:value-type="float" office:value="23276.2">
                <text:p>23276.2</text:p>
              </table:table-cell>
              <table:table-cell office:value-type="float" office:value="23276.2">
                <text:p>23276.2</text:p>
              </table:table-cell>
              <table:table-cell office:value-type="float" office:value="23276.2">
                <text:p>23276.2</text:p>
              </table:table-cell>
              <table:table-cell office:value-type="float" office:value="23276.2">
                <text:p>23276.2</text:p>
              </table:table-cell>
              <table:table-cell office:value-type="float" office:value="22997.7">
                <text:p>22997.7</text:p>
              </table:table-cell>
              <table:table-cell office:value-type="float" office:value="22997.7">
                <text:p>22997.7</text:p>
              </table:table-cell>
              <table:table-cell office:value-type="float" office:value="22997.7">
                <text:p>22997.7</text:p>
              </table:table-cell>
              <table:table-cell office:value-type="float" office:value="22997.7">
                <text:p>22997.7</text:p>
              </table:table-cell>
              <table:table-cell office:value-type="float" office:value="22997.7">
                <text:p>22997.7</text:p>
              </table:table-cell>
              <table:table-cell office:value-type="float" office:value="22997.7">
                <text:p>22997.7</text:p>
              </table:table-cell>
              <table:table-cell office:value-type="float" office:value="22792.4">
                <text:p>22792.4</text:p>
              </table:table-cell>
              <table:table-cell office:value-type="float" office:value="22320.8">
                <text:p>22320.8</text:p>
              </table:table-cell>
              <table:table-cell office:value-type="float" office:value="22320.8">
                <text:p>22320.8</text:p>
              </table:table-cell>
              <table:table-cell office:value-type="float" office:value="22320.8">
                <text:p>22320.8</text:p>
              </table:table-cell>
              <table:table-cell office:value-type="float" office:value="21741.5">
                <text:p>21741.5</text:p>
              </table:table-cell>
              <table:table-cell office:value-type="float" office:value="21741.5">
                <text:p>21741.5</text:p>
              </table:table-cell>
              <table:table-cell office:value-type="float" office:value="21741.5">
                <text:p>21741.5</text:p>
              </table:table-cell>
              <table:table-cell office:value-type="float" office:value="21741.5">
                <text:p>21741.5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  <table:table-cell office:value-type="float" office:value="21644.3">
                <text:p>21644.3</text:p>
              </table:table-cell>
            </table:table-row>
            <table:table-row>
              <table:table-cell office:value-type="string">
                <text:p>Run: 3</text:p>
                <draw:g>
                  <svg:desc>Sheet1.G11:Sheet1.G11</svg:desc>
                </draw:g>
              </table:table-cell>
              <table:table-cell office:value-type="float" office:value="25494.1">
                <text:p>25494.1</text:p>
                <draw:g>
                  <svg:desc>Sheet1.A12:Sheet1.IO12</svg:desc>
                </draw:g>
              </table:table-cell>
              <table:table-cell office:value-type="float" office:value="25494.1">
                <text:p>25494.1</text:p>
              </table:table-cell>
              <table:table-cell office:value-type="float" office:value="25494.1">
                <text:p>25494.1</text:p>
              </table:table-cell>
              <table:table-cell office:value-type="float" office:value="25494.1">
                <text:p>25494.1</text:p>
              </table:table-cell>
              <table:table-cell office:value-type="float" office:value="25494.1">
                <text:p>25494.1</text:p>
              </table:table-cell>
              <table:table-cell office:value-type="float" office:value="25494.1">
                <text:p>25494.1</text:p>
              </table:table-cell>
              <table:table-cell office:value-type="float" office:value="25494.1">
                <text:p>25494.1</text:p>
              </table:table-cell>
              <table:table-cell office:value-type="float" office:value="25494.1">
                <text:p>25494.1</text:p>
              </table:table-cell>
              <table:table-cell office:value-type="float" office:value="25494.1">
                <text:p>25494.1</text:p>
              </table:table-cell>
              <table:table-cell office:value-type="float" office:value="25303.1">
                <text:p>25303.1</text:p>
              </table:table-cell>
              <table:table-cell office:value-type="float" office:value="25303.1">
                <text:p>25303.1</text:p>
              </table:table-cell>
              <table:table-cell office:value-type="float" office:value="25303.1">
                <text:p>25303.1</text:p>
              </table:table-cell>
              <table:table-cell office:value-type="float" office:value="24991.1">
                <text:p>24991.1</text:p>
              </table:table-cell>
              <table:table-cell office:value-type="float" office:value="24991.1">
                <text:p>24991.1</text:p>
              </table:table-cell>
              <table:table-cell office:value-type="float" office:value="24991.1">
                <text:p>24991.1</text:p>
              </table:table-cell>
              <table:table-cell office:value-type="float" office:value="24991.1">
                <text:p>24991.1</text:p>
              </table:table-cell>
              <table:table-cell office:value-type="float" office:value="24991.1">
                <text:p>24991.1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553.2">
                <text:p>23553.2</text:p>
              </table:table-cell>
              <table:table-cell office:value-type="float" office:value="23553.2">
                <text:p>23553.2</text:p>
              </table:table-cell>
              <table:table-cell office:value-type="float" office:value="23553.2">
                <text:p>23553.2</text:p>
              </table:table-cell>
              <table:table-cell office:value-type="float" office:value="23553.2">
                <text:p>23553.2</text:p>
              </table:table-cell>
              <table:table-cell office:value-type="float" office:value="23553.2">
                <text:p>23553.2</text:p>
              </table:table-cell>
              <table:table-cell office:value-type="float" office:value="23553.2">
                <text:p>23553.2</text:p>
              </table:table-cell>
              <table:table-cell office:value-type="float" office:value="22980">
                <text:p>22980</text:p>
              </table:table-cell>
              <table:table-cell office:value-type="float" office:value="22980">
                <text:p>22980</text:p>
              </table:table-cell>
              <table:table-cell office:value-type="float" office:value="22980">
                <text:p>22980</text:p>
              </table:table-cell>
              <table:table-cell office:value-type="float" office:value="22980">
                <text:p>22980</text:p>
              </table:table-cell>
              <table:table-cell office:value-type="float" office:value="22980">
                <text:p>22980</text:p>
              </table:table-cell>
              <table:table-cell office:value-type="float" office:value="22980">
                <text:p>22980</text:p>
              </table:table-cell>
              <table:table-cell office:value-type="float" office:value="22597.2">
                <text:p>22597.2</text:p>
              </table:table-cell>
              <table:table-cell office:value-type="float" office:value="22597.2">
                <text:p>22597.2</text:p>
              </table:table-cell>
              <table:table-cell office:value-type="float" office:value="22597.2">
                <text:p>22597.2</text:p>
              </table:table-cell>
              <table:table-cell office:value-type="float" office:value="22597.2">
                <text:p>22597.2</text:p>
              </table:table-cell>
              <table:table-cell office:value-type="float" office:value="22597.2">
                <text:p>22597.2</text:p>
              </table:table-cell>
              <table:table-cell office:value-type="float" office:value="22597.2">
                <text:p>22597.2</text:p>
              </table:table-cell>
              <table:table-cell office:value-type="float" office:value="22323.6">
                <text:p>22323.6</text:p>
              </table:table-cell>
              <table:table-cell office:value-type="float" office:value="22323.6">
                <text:p>22323.6</text:p>
              </table:table-cell>
              <table:table-cell office:value-type="float" office:value="22323.6">
                <text:p>22323.6</text:p>
              </table:table-cell>
              <table:table-cell office:value-type="float" office:value="21913.8">
                <text:p>21913.8</text:p>
              </table:table-cell>
              <table:table-cell office:value-type="float" office:value="21913.8">
                <text:p>21913.8</text:p>
              </table:table-cell>
              <table:table-cell office:value-type="float" office:value="21913.8">
                <text:p>21913.8</text:p>
              </table:table-cell>
              <table:table-cell office:value-type="float" office:value="21913.8">
                <text:p>21913.8</text:p>
              </table:table-cell>
              <table:table-cell office:value-type="float" office:value="21913.8">
                <text:p>21913.8</text:p>
              </table:table-cell>
              <table:table-cell office:value-type="float" office:value="21913.8">
                <text:p>21913.8</text:p>
              </table:table-cell>
              <table:table-cell office:value-type="float" office:value="21913.8">
                <text:p>21913.8</text:p>
              </table:table-cell>
              <table:table-cell office:value-type="float" office:value="21913.8">
                <text:p>21913.8</text:p>
              </table:table-cell>
              <table:table-cell office:value-type="float" office:value="21913.8">
                <text:p>21913.8</text:p>
              </table:table-cell>
              <table:table-cell office:value-type="float" office:value="21868.5">
                <text:p>21868.5</text:p>
              </table:table-cell>
              <table:table-cell office:value-type="float" office:value="21868.5">
                <text:p>21868.5</text:p>
              </table:table-cell>
              <table:table-cell office:value-type="float" office:value="21868.5">
                <text:p>21868.5</text:p>
              </table:table-cell>
              <table:table-cell office:value-type="float" office:value="21868.5">
                <text:p>21868.5</text:p>
              </table:table-cell>
              <table:table-cell office:value-type="float" office:value="21831.4">
                <text:p>21831.4</text:p>
              </table:table-cell>
              <table:table-cell office:value-type="float" office:value="21831.4">
                <text:p>21831.4</text:p>
              </table:table-cell>
              <table:table-cell office:value-type="float" office:value="21831.4">
                <text:p>21831.4</text:p>
              </table:table-cell>
              <table:table-cell office:value-type="float" office:value="21831.4">
                <text:p>21831.4</text:p>
              </table:table-cell>
              <table:table-cell office:value-type="float" office:value="21831.4">
                <text:p>21831.4</text:p>
              </table:table-cell>
              <table:table-cell office:value-type="float" office:value="21831.4">
                <text:p>21831.4</text:p>
              </table:table-cell>
              <table:table-cell office:value-type="float" office:value="21831.4">
                <text:p>21831.4</text:p>
              </table:table-cell>
              <table:table-cell office:value-type="float" office:value="21831.4">
                <text:p>21831.4</text:p>
              </table:table-cell>
              <table:table-cell office:value-type="float" office:value="21831.4">
                <text:p>21831.4</text:p>
              </table:table-cell>
              <table:table-cell office:value-type="float" office:value="21831.4">
                <text:p>21831.4</text:p>
              </table:table-cell>
              <table:table-cell office:value-type="float" office:value="21831.4">
                <text:p>21831.4</text:p>
              </table:table-cell>
              <table:table-cell office:value-type="float" office:value="21799.1">
                <text:p>21799.1</text:p>
              </table:table-cell>
              <table:table-cell office:value-type="float" office:value="21799.1">
                <text:p>21799.1</text:p>
              </table:table-cell>
              <table:table-cell office:value-type="float" office:value="21799.1">
                <text:p>21799.1</text:p>
              </table:table-cell>
              <table:table-cell office:value-type="float" office:value="21799.1">
                <text:p>21799.1</text:p>
              </table:table-cell>
              <table:table-cell office:value-type="float" office:value="21022.8">
                <text:p>21022.8</text:p>
              </table:table-cell>
              <table:table-cell office:value-type="float" office:value="21022.8">
                <text:p>21022.8</text:p>
              </table:table-cell>
              <table:table-cell office:value-type="float" office:value="21022.8">
                <text:p>21022.8</text:p>
              </table:table-cell>
              <table:table-cell office:value-type="float" office:value="21022.8">
                <text:p>21022.8</text:p>
              </table:table-cell>
              <table:table-cell office:value-type="float" office:value="21022.8">
                <text:p>21022.8</text:p>
              </table:table-cell>
              <table:table-cell office:value-type="float" office:value="21022.8">
                <text:p>21022.8</text:p>
              </table:table-cell>
              <table:table-cell office:value-type="float" office:value="21022.8">
                <text:p>21022.8</text:p>
              </table:table-cell>
              <table:table-cell office:value-type="float" office:value="21022.8">
                <text:p>21022.8</text:p>
              </table:table-cell>
              <table:table-cell office:value-type="float" office:value="21022.8">
                <text:p>21022.8</text:p>
              </table:table-cell>
              <table:table-cell office:value-type="float" office:value="20955.9">
                <text:p>20955.9</text:p>
              </table:table-cell>
              <table:table-cell office:value-type="float" office:value="20955.9">
                <text:p>20955.9</text:p>
              </table:table-cell>
              <table:table-cell office:value-type="float" office:value="20807.4">
                <text:p>20807.4</text:p>
              </table:table-cell>
              <table:table-cell office:value-type="float" office:value="20807.4">
                <text:p>20807.4</text:p>
              </table:table-cell>
              <table:table-cell office:value-type="float" office:value="20807.4">
                <text:p>20807.4</text:p>
              </table:table-cell>
              <table:table-cell office:value-type="float" office:value="20807.4">
                <text:p>20807.4</text:p>
              </table:table-cell>
              <table:table-cell office:value-type="float" office:value="20807.4">
                <text:p>20807.4</text:p>
              </table:table-cell>
              <table:table-cell office:value-type="float" office:value="20807.4">
                <text:p>20807.4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66.2">
                <text:p>20366.2</text:p>
              </table:table-cell>
              <table:table-cell office:value-type="float" office:value="20323.8">
                <text:p>20323.8</text:p>
              </table:table-cell>
              <table:table-cell office:value-type="float" office:value="20323.8">
                <text:p>20323.8</text:p>
              </table:table-cell>
              <table:table-cell office:value-type="float" office:value="20323.8">
                <text:p>20323.8</text:p>
              </table:table-cell>
              <table:table-cell office:value-type="float" office:value="20268.4">
                <text:p>20268.4</text:p>
              </table:table-cell>
              <table:table-cell office:value-type="float" office:value="20268.4">
                <text:p>20268.4</text:p>
              </table:table-cell>
              <table:table-cell office:value-type="float" office:value="20268.4">
                <text:p>20268.4</text:p>
              </table:table-cell>
              <table:table-cell office:value-type="float" office:value="20268.4">
                <text:p>20268.4</text:p>
              </table:table-cell>
              <table:table-cell office:value-type="float" office:value="20172.9">
                <text:p>20172.9</text:p>
              </table:table-cell>
              <table:table-cell office:value-type="float" office:value="20172.9">
                <text:p>20172.9</text:p>
              </table:table-cell>
              <table:table-cell office:value-type="float" office:value="20172.9">
                <text:p>20172.9</text:p>
              </table:table-cell>
              <table:table-cell office:value-type="float" office:value="20172.9">
                <text:p>20172.9</text:p>
              </table:table-cell>
              <table:table-cell office:value-type="float" office:value="20172.9">
                <text:p>20172.9</text:p>
              </table:table-cell>
              <table:table-cell office:value-type="float" office:value="20172.9">
                <text:p>20172.9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4.7">
                <text:p>19744.7</text:p>
              </table:table-cell>
              <table:table-cell office:value-type="float" office:value="19742.8">
                <text:p>19742.8</text:p>
              </table:table-cell>
              <table:table-cell office:value-type="float" office:value="19742.8">
                <text:p>19742.8</text:p>
              </table:table-cell>
              <table:table-cell office:value-type="float" office:value="19736">
                <text:p>19736</text:p>
              </table:table-cell>
              <table:table-cell office:value-type="float" office:value="19736">
                <text:p>19736</text:p>
              </table:table-cell>
              <table:table-cell office:value-type="float" office:value="19736">
                <text:p>19736</text:p>
              </table:table-cell>
              <table:table-cell office:value-type="float" office:value="19736">
                <text:p>19736</text:p>
              </table:table-cell>
              <table:table-cell office:value-type="float" office:value="19690.5">
                <text:p>19690.5</text:p>
              </table:table-cell>
              <table:table-cell office:value-type="float" office:value="19690.5">
                <text:p>19690.5</text:p>
              </table:table-cell>
              <table:table-cell office:value-type="float" office:value="19690.5">
                <text:p>19690.5</text:p>
              </table:table-cell>
              <table:table-cell office:value-type="float" office:value="19690.5">
                <text:p>19690.5</text:p>
              </table:table-cell>
              <table:table-cell office:value-type="float" office:value="19464.7">
                <text:p>19464.7</text:p>
              </table:table-cell>
              <table:table-cell office:value-type="float" office:value="19464.7">
                <text:p>19464.7</text:p>
              </table:table-cell>
              <table:table-cell office:value-type="float" office:value="19464.7">
                <text:p>19464.7</text:p>
              </table:table-cell>
              <table:table-cell office:value-type="float" office:value="19464.7">
                <text:p>19464.7</text:p>
              </table:table-cell>
              <table:table-cell office:value-type="float" office:value="19464.7">
                <text:p>19464.7</text:p>
              </table:table-cell>
              <table:table-cell office:value-type="float" office:value="19464.7">
                <text:p>19464.7</text:p>
              </table:table-cell>
              <table:table-cell office:value-type="float" office:value="19165.4">
                <text:p>19165.4</text:p>
              </table:table-cell>
              <table:table-cell office:value-type="float" office:value="19165.4">
                <text:p>19165.4</text:p>
              </table:table-cell>
              <table:table-cell office:value-type="float" office:value="19165.4">
                <text:p>19165.4</text:p>
              </table:table-cell>
              <table:table-cell office:value-type="float" office:value="19165.4">
                <text:p>19165.4</text:p>
              </table:table-cell>
              <table:table-cell office:value-type="float" office:value="19165.4">
                <text:p>19165.4</text:p>
              </table:table-cell>
              <table:table-cell office:value-type="float" office:value="18981.6">
                <text:p>18981.6</text:p>
              </table:table-cell>
              <table:table-cell office:value-type="float" office:value="18981.6">
                <text:p>18981.6</text:p>
              </table:table-cell>
              <table:table-cell office:value-type="float" office:value="18953.8">
                <text:p>18953.8</text:p>
              </table:table-cell>
              <table:table-cell office:value-type="float" office:value="18953.8">
                <text:p>18953.8</text:p>
              </table:table-cell>
              <table:table-cell office:value-type="float" office:value="18953.8">
                <text:p>18953.8</text:p>
              </table:table-cell>
              <table:table-cell office:value-type="float" office:value="18953.8">
                <text:p>18953.8</text:p>
              </table:table-cell>
              <table:table-cell office:value-type="float" office:value="18953.8">
                <text:p>18953.8</text:p>
              </table:table-cell>
              <table:table-cell office:value-type="float" office:value="18953.8">
                <text:p>18953.8</text:p>
              </table:table-cell>
              <table:table-cell office:value-type="float" office:value="18953.8">
                <text:p>18953.8</text:p>
              </table:table-cell>
              <table:table-cell office:value-type="float" office:value="18953.8">
                <text:p>18953.8</text:p>
              </table:table-cell>
              <table:table-cell office:value-type="float" office:value="18953.8">
                <text:p>18953.8</text:p>
              </table:table-cell>
              <table:table-cell office:value-type="float" office:value="18921.4">
                <text:p>18921.4</text:p>
              </table:table-cell>
              <table:table-cell office:value-type="float" office:value="18267.2">
                <text:p>18267.2</text:p>
              </table:table-cell>
              <table:table-cell office:value-type="float" office:value="18267.2">
                <text:p>18267.2</text:p>
              </table:table-cell>
              <table:table-cell office:value-type="float" office:value="18267.2">
                <text:p>18267.2</text:p>
              </table:table-cell>
              <table:table-cell office:value-type="float" office:value="18267.2">
                <text:p>18267.2</text:p>
              </table:table-cell>
              <table:table-cell office:value-type="float" office:value="18267.2">
                <text:p>18267.2</text:p>
              </table:table-cell>
              <table:table-cell office:value-type="float" office:value="18141.1">
                <text:p>18141.1</text:p>
              </table:table-cell>
              <table:table-cell office:value-type="float" office:value="17810.5">
                <text:p>17810.5</text:p>
              </table:table-cell>
              <table:table-cell office:value-type="float" office:value="17810.5">
                <text:p>17810.5</text:p>
              </table:table-cell>
              <table:table-cell office:value-type="float" office:value="17810.5">
                <text:p>17810.5</text:p>
              </table:table-cell>
              <table:table-cell office:value-type="float" office:value="17810.5">
                <text:p>17810.5</text:p>
              </table:table-cell>
              <table:table-cell office:value-type="float" office:value="17810.5">
                <text:p>17810.5</text:p>
              </table:table-cell>
              <table:table-cell office:value-type="float" office:value="17810.5">
                <text:p>17810.5</text:p>
              </table:table-cell>
              <table:table-cell office:value-type="float" office:value="17810.5">
                <text:p>17810.5</text:p>
              </table:table-cell>
              <table:table-cell office:value-type="float" office:value="17810.5">
                <text:p>17810.5</text:p>
              </table:table-cell>
              <table:table-cell office:value-type="float" office:value="17810.5">
                <text:p>17810.5</text:p>
              </table:table-cell>
              <table:table-cell office:value-type="float" office:value="17810.5">
                <text:p>17810.5</text:p>
              </table:table-cell>
              <table:table-cell office:value-type="float" office:value="17810.5">
                <text:p>17810.5</text:p>
              </table:table-cell>
              <table:table-cell office:value-type="float" office:value="17793.1">
                <text:p>17793.1</text:p>
              </table:table-cell>
              <table:table-cell office:value-type="float" office:value="17793.1">
                <text:p>17793.1</text:p>
              </table:table-cell>
              <table:table-cell office:value-type="float" office:value="17793.1">
                <text:p>17793.1</text:p>
              </table:table-cell>
              <table:table-cell office:value-type="float" office:value="17793.1">
                <text:p>17793.1</text:p>
              </table:table-cell>
              <table:table-cell office:value-type="float" office:value="17793.1">
                <text:p>17793.1</text:p>
              </table:table-cell>
              <table:table-cell office:value-type="float" office:value="17793.1">
                <text:p>17793.1</text:p>
              </table:table-cell>
              <table:table-cell office:value-type="float" office:value="17793.1">
                <text:p>17793.1</text:p>
              </table:table-cell>
              <table:table-cell office:value-type="float" office:value="17659.7">
                <text:p>17659.7</text:p>
              </table:table-cell>
              <table:table-cell office:value-type="float" office:value="17659.7">
                <text:p>17659.7</text:p>
              </table:table-cell>
              <table:table-cell office:value-type="float" office:value="17659.7">
                <text:p>17659.7</text:p>
              </table:table-cell>
              <table:table-cell office:value-type="float" office:value="17659.7">
                <text:p>17659.7</text:p>
              </table:table-cell>
              <table:table-cell office:value-type="float" office:value="17659.7">
                <text:p>17659.7</text:p>
              </table:table-cell>
              <table:table-cell office:value-type="float" office:value="17659.7">
                <text:p>17659.7</text:p>
              </table:table-cell>
              <table:table-cell office:value-type="float" office:value="17659.7">
                <text:p>17659.7</text:p>
              </table:table-cell>
              <table:table-cell office:value-type="float" office:value="17659.7">
                <text:p>17659.7</text:p>
              </table:table-cell>
              <table:table-cell office:value-type="float" office:value="17212.7">
                <text:p>17212.7</text:p>
              </table:table-cell>
              <table:table-cell office:value-type="float" office:value="17212.7">
                <text:p>17212.7</text:p>
              </table:table-cell>
              <table:table-cell office:value-type="float" office:value="17212.7">
                <text:p>17212.7</text:p>
              </table:table-cell>
              <table:table-cell office:value-type="float" office:value="17212.7">
                <text:p>17212.7</text:p>
              </table:table-cell>
              <table:table-cell office:value-type="float" office:value="17212.7">
                <text:p>17212.7</text:p>
              </table:table-cell>
              <table:table-cell office:value-type="float" office:value="16849.1">
                <text:p>16849.1</text:p>
              </table:table-cell>
              <table:table-cell office:value-type="float" office:value="16849.1">
                <text:p>16849.1</text:p>
              </table:table-cell>
              <table:table-cell office:value-type="float" office:value="16849.1">
                <text:p>16849.1</text:p>
              </table:table-cell>
              <table:table-cell office:value-type="float" office:value="16849.1">
                <text:p>16849.1</text:p>
              </table:table-cell>
              <table:table-cell office:value-type="float" office:value="16848">
                <text:p>16848</text:p>
              </table:table-cell>
              <table:table-cell office:value-type="float" office:value="16848">
                <text:p>16848</text:p>
              </table:table-cell>
              <table:table-cell office:value-type="float" office:value="16848">
                <text:p>16848</text:p>
              </table:table-cell>
              <table:table-cell office:value-type="float" office:value="16848">
                <text:p>16848</text:p>
              </table:table-cell>
              <table:table-cell office:value-type="float" office:value="16848">
                <text:p>16848</text:p>
              </table:table-cell>
              <table:table-cell office:value-type="float" office:value="16848">
                <text:p>16848</text:p>
              </table:table-cell>
              <table:table-cell office:value-type="float" office:value="16735.9">
                <text:p>16735.9</text:p>
              </table:table-cell>
              <table:table-cell office:value-type="float" office:value="16735.9">
                <text:p>16735.9</text:p>
              </table:table-cell>
              <table:table-cell office:value-type="float" office:value="16735.9">
                <text:p>16735.9</text:p>
              </table:table-cell>
              <table:table-cell office:value-type="float" office:value="16735.9">
                <text:p>16735.9</text:p>
              </table:table-cell>
              <table:table-cell office:value-type="float" office:value="16735.9">
                <text:p>16735.9</text:p>
              </table:table-cell>
              <table:table-cell office:value-type="float" office:value="16404.3">
                <text:p>16404.3</text:p>
              </table:table-cell>
              <table:table-cell office:value-type="float" office:value="16404.3">
                <text:p>16404.3</text:p>
              </table:table-cell>
              <table:table-cell office:value-type="float" office:value="16404.3">
                <text:p>16404.3</text:p>
              </table:table-cell>
              <table:table-cell office:value-type="float" office:value="16404.3">
                <text:p>16404.3</text:p>
              </table:table-cell>
              <table:table-cell office:value-type="float" office:value="16404.3">
                <text:p>16404.3</text:p>
              </table:table-cell>
              <table:table-cell office:value-type="float" office:value="16404.3">
                <text:p>16404.3</text:p>
              </table:table-cell>
              <table:table-cell office:value-type="float" office:value="16404.3">
                <text:p>16404.3</text:p>
              </table:table-cell>
              <table:table-cell office:value-type="float" office:value="16404.3">
                <text:p>16404.3</text:p>
              </table:table-cell>
              <table:table-cell office:value-type="float" office:value="16404.3">
                <text:p>16404.3</text:p>
              </table:table-cell>
              <table:table-cell office:value-type="float" office:value="16404.3">
                <text:p>16404.3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  <table:table-cell office:value-type="float" office:value="16111.4">
                <text:p>16111.4</text:p>
              </table:table-cell>
            </table:table-row>
            <table:table-row>
              <table:table-cell office:value-type="string">
                <text:p>Run: 4</text:p>
                <draw:g>
                  <svg:desc>Sheet1.G16:Sheet1.G16</svg:desc>
                </draw:g>
              </table:table-cell>
              <table:table-cell office:value-type="float" office:value="24928.9">
                <text:p>24928.9</text:p>
                <draw:g>
                  <svg:desc>Sheet1.A17:Sheet1.EX17</svg:desc>
                </draw:g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928.9">
                <text:p>24928.9</text:p>
              </table:table-cell>
              <table:table-cell office:value-type="float" office:value="24347.6">
                <text:p>24347.6</text:p>
              </table:table-cell>
              <table:table-cell office:value-type="float" office:value="24347.6">
                <text:p>24347.6</text:p>
              </table:table-cell>
              <table:table-cell office:value-type="float" office:value="24347.6">
                <text:p>24347.6</text:p>
              </table:table-cell>
              <table:table-cell office:value-type="float" office:value="23987">
                <text:p>23987</text:p>
              </table:table-cell>
              <table:table-cell office:value-type="float" office:value="23987">
                <text:p>23987</text:p>
              </table:table-cell>
              <table:table-cell office:value-type="float" office:value="23987">
                <text:p>23987</text:p>
              </table:table-cell>
              <table:table-cell office:value-type="float" office:value="23987">
                <text:p>23987</text:p>
              </table:table-cell>
              <table:table-cell office:value-type="float" office:value="23987">
                <text:p>23987</text:p>
              </table:table-cell>
              <table:table-cell office:value-type="float" office:value="23987">
                <text:p>23987</text:p>
              </table:table-cell>
              <table:table-cell office:value-type="float" office:value="23987">
                <text:p>23987</text:p>
              </table:table-cell>
              <table:table-cell office:value-type="float" office:value="23259.6">
                <text:p>23259.6</text:p>
              </table:table-cell>
              <table:table-cell office:value-type="float" office:value="23259.6">
                <text:p>23259.6</text:p>
              </table:table-cell>
              <table:table-cell office:value-type="float" office:value="23259.6">
                <text:p>23259.6</text:p>
              </table:table-cell>
              <table:table-cell office:value-type="float" office:value="22614.6">
                <text:p>22614.6</text:p>
              </table:table-cell>
              <table:table-cell office:value-type="float" office:value="22614.6">
                <text:p>22614.6</text:p>
              </table:table-cell>
              <table:table-cell office:value-type="float" office:value="22614.6">
                <text:p>22614.6</text:p>
              </table:table-cell>
              <table:table-cell office:value-type="float" office:value="22614.6">
                <text:p>22614.6</text:p>
              </table:table-cell>
              <table:table-cell office:value-type="float" office:value="22614.6">
                <text:p>22614.6</text:p>
              </table:table-cell>
              <table:table-cell office:value-type="float" office:value="22614.6">
                <text:p>22614.6</text:p>
              </table:table-cell>
              <table:table-cell office:value-type="float" office:value="22614.6">
                <text:p>22614.6</text:p>
              </table:table-cell>
              <table:table-cell office:value-type="float" office:value="22614.6">
                <text:p>22614.6</text:p>
              </table:table-cell>
              <table:table-cell office:value-type="float" office:value="22614.6">
                <text:p>22614.6</text:p>
              </table:table-cell>
              <table:table-cell office:value-type="float" office:value="22556.2">
                <text:p>22556.2</text:p>
              </table:table-cell>
              <table:table-cell office:value-type="float" office:value="22556.2">
                <text:p>22556.2</text:p>
              </table:table-cell>
              <table:table-cell office:value-type="float" office:value="22334">
                <text:p>22334</text:p>
              </table:table-cell>
              <table:table-cell office:value-type="float" office:value="22334">
                <text:p>22334</text:p>
              </table:table-cell>
              <table:table-cell office:value-type="float" office:value="22334">
                <text:p>22334</text:p>
              </table:table-cell>
              <table:table-cell office:value-type="float" office:value="22334">
                <text:p>22334</text:p>
              </table:table-cell>
              <table:table-cell office:value-type="float" office:value="21810.5">
                <text:p>21810.5</text:p>
              </table:table-cell>
              <table:table-cell office:value-type="float" office:value="21810.5">
                <text:p>21810.5</text:p>
              </table:table-cell>
              <table:table-cell office:value-type="float" office:value="21351.9">
                <text:p>21351.9</text:p>
              </table:table-cell>
              <table:table-cell office:value-type="float" office:value="21351.9">
                <text:p>21351.9</text:p>
              </table:table-cell>
              <table:table-cell office:value-type="float" office:value="21342.7">
                <text:p>21342.7</text:p>
              </table:table-cell>
              <table:table-cell office:value-type="float" office:value="21271.8">
                <text:p>21271.8</text:p>
              </table:table-cell>
              <table:table-cell office:value-type="float" office:value="21183.2">
                <text:p>21183.2</text:p>
              </table:table-cell>
              <table:table-cell office:value-type="float" office:value="21157.7">
                <text:p>21157.7</text:p>
              </table:table-cell>
              <table:table-cell office:value-type="float" office:value="21157.7">
                <text:p>21157.7</text:p>
              </table:table-cell>
              <table:table-cell office:value-type="float" office:value="21157.7">
                <text:p>21157.7</text:p>
              </table:table-cell>
              <table:table-cell office:value-type="float" office:value="21157.7">
                <text:p>21157.7</text:p>
              </table:table-cell>
              <table:table-cell office:value-type="float" office:value="21157.7">
                <text:p>21157.7</text:p>
              </table:table-cell>
              <table:table-cell office:value-type="float" office:value="21157.7">
                <text:p>21157.7</text:p>
              </table:table-cell>
              <table:table-cell office:value-type="float" office:value="20817.9">
                <text:p>20817.9</text:p>
              </table:table-cell>
              <table:table-cell office:value-type="float" office:value="20817.9">
                <text:p>20817.9</text:p>
              </table:table-cell>
              <table:table-cell office:value-type="float" office:value="20817.9">
                <text:p>20817.9</text:p>
              </table:table-cell>
              <table:table-cell office:value-type="float" office:value="20763.7">
                <text:p>20763.7</text:p>
              </table:table-cell>
              <table:table-cell office:value-type="float" office:value="20763.7">
                <text:p>20763.7</text:p>
              </table:table-cell>
              <table:table-cell office:value-type="float" office:value="20763.7">
                <text:p>20763.7</text:p>
              </table:table-cell>
              <table:table-cell office:value-type="float" office:value="20755.9">
                <text:p>20755.9</text:p>
              </table:table-cell>
              <table:table-cell office:value-type="float" office:value="20755.9">
                <text:p>20755.9</text:p>
              </table:table-cell>
              <table:table-cell office:value-type="float" office:value="20755.9">
                <text:p>20755.9</text:p>
              </table:table-cell>
              <table:table-cell office:value-type="float" office:value="20755.9">
                <text:p>20755.9</text:p>
              </table:table-cell>
              <table:table-cell office:value-type="float" office:value="20755.9">
                <text:p>20755.9</text:p>
              </table:table-cell>
              <table:table-cell office:value-type="float" office:value="20495.1">
                <text:p>20495.1</text:p>
              </table:table-cell>
              <table:table-cell office:value-type="float" office:value="20495.1">
                <text:p>20495.1</text:p>
              </table:table-cell>
              <table:table-cell office:value-type="float" office:value="20495.1">
                <text:p>20495.1</text:p>
              </table:table-cell>
              <table:table-cell office:value-type="float" office:value="20495.1">
                <text:p>20495.1</text:p>
              </table:table-cell>
              <table:table-cell office:value-type="float" office:value="20495.1">
                <text:p>20495.1</text:p>
              </table:table-cell>
              <table:table-cell office:value-type="float" office:value="20387.1">
                <text:p>20387.1</text:p>
              </table:table-cell>
              <table:table-cell office:value-type="float" office:value="20387.1">
                <text:p>20387.1</text:p>
              </table:table-cell>
              <table:table-cell office:value-type="float" office:value="20387.1">
                <text:p>20387.1</text:p>
              </table:table-cell>
              <table:table-cell office:value-type="float" office:value="19874.2">
                <text:p>19874.2</text:p>
              </table:table-cell>
              <table:table-cell office:value-type="float" office:value="19874.2">
                <text:p>19874.2</text:p>
              </table:table-cell>
              <table:table-cell office:value-type="float" office:value="19874.2">
                <text:p>19874.2</text:p>
              </table:table-cell>
              <table:table-cell office:value-type="float" office:value="19874.2">
                <text:p>19874.2</text:p>
              </table:table-cell>
              <table:table-cell office:value-type="float" office:value="19871.2">
                <text:p>19871.2</text:p>
              </table:table-cell>
              <table:table-cell office:value-type="float" office:value="19821.2">
                <text:p>19821.2</text:p>
              </table:table-cell>
              <table:table-cell office:value-type="float" office:value="19821.2">
                <text:p>19821.2</text:p>
              </table:table-cell>
              <table:table-cell office:value-type="float" office:value="19821.2">
                <text:p>19821.2</text:p>
              </table:table-cell>
              <table:table-cell office:value-type="float" office:value="19821.2">
                <text:p>19821.2</text:p>
              </table:table-cell>
              <table:table-cell office:value-type="float" office:value="19821.2">
                <text:p>19821.2</text:p>
              </table:table-cell>
              <table:table-cell office:value-type="float" office:value="19821.2">
                <text:p>19821.2</text:p>
              </table:table-cell>
              <table:table-cell office:value-type="float" office:value="19821.2">
                <text:p>19821.2</text:p>
              </table:table-cell>
              <table:table-cell office:value-type="float" office:value="19821.2">
                <text:p>19821.2</text:p>
              </table:table-cell>
              <table:table-cell office:value-type="float" office:value="19821.2">
                <text:p>19821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667.2">
                <text:p>19667.2</text:p>
              </table:table-cell>
              <table:table-cell office:value-type="float" office:value="19482.5">
                <text:p>19482.5</text:p>
              </table:table-cell>
              <table:table-cell office:value-type="float" office:value="19482.5">
                <text:p>19482.5</text:p>
              </table:table-cell>
              <table:table-cell office:value-type="float" office:value="19482.5">
                <text:p>19482.5</text:p>
              </table:table-cell>
              <table:table-cell office:value-type="float" office:value="19482.5">
                <text:p>19482.5</text:p>
              </table:table-cell>
              <table:table-cell office:value-type="float" office:value="19482.5">
                <text:p>19482.5</text:p>
              </table:table-cell>
              <table:table-cell office:value-type="float" office:value="19482.5">
                <text:p>19482.5</text:p>
              </table:table-cell>
              <table:table-cell office:value-type="float" office:value="19482.5">
                <text:p>19482.5</text:p>
              </table:table-cell>
              <table:table-cell office:value-type="float" office:value="19482.5">
                <text:p>19482.5</text:p>
              </table:table-cell>
              <table:table-cell office:value-type="float" office:value="19482.5">
                <text:p>19482.5</text:p>
              </table:table-cell>
              <table:table-cell office:value-type="float" office:value="19287.4">
                <text:p>19287.4</text:p>
              </table:table-cell>
              <table:table-cell office:value-type="float" office:value="19287.4">
                <text:p>19287.4</text:p>
              </table:table-cell>
              <table:table-cell office:value-type="float" office:value="19287.4">
                <text:p>19287.4</text:p>
              </table:table-cell>
              <table:table-cell office:value-type="float" office:value="19249.1">
                <text:p>19249.1</text:p>
              </table:table-cell>
              <table:table-cell office:value-type="float" office:value="19249.1">
                <text:p>19249.1</text:p>
              </table:table-cell>
              <table:table-cell office:value-type="float" office:value="19024">
                <text:p>19024</text:p>
              </table:table-cell>
              <table:table-cell office:value-type="float" office:value="19024">
                <text:p>19024</text:p>
              </table:table-cell>
              <table:table-cell office:value-type="float" office:value="19024">
                <text:p>19024</text:p>
              </table:table-cell>
              <table:table-cell office:value-type="float" office:value="19024">
                <text:p>19024</text:p>
              </table:table-cell>
              <table:table-cell office:value-type="float" office:value="19024">
                <text:p>19024</text:p>
              </table:table-cell>
              <table:table-cell office:value-type="float" office:value="18847.9">
                <text:p>18847.9</text:p>
              </table:table-cell>
              <table:table-cell office:value-type="float" office:value="18847.9">
                <text:p>18847.9</text:p>
              </table:table-cell>
              <table:table-cell office:value-type="float" office:value="18847.9">
                <text:p>18847.9</text:p>
              </table:table-cell>
              <table:table-cell office:value-type="float" office:value="18847.9">
                <text:p>18847.9</text:p>
              </table:table-cell>
              <table:table-cell office:value-type="float" office:value="18847.9">
                <text:p>18847.9</text:p>
              </table:table-cell>
              <table:table-cell office:value-type="float" office:value="18847.9">
                <text:p>18847.9</text:p>
              </table:table-cell>
              <table:table-cell office:value-type="float" office:value="18827.4">
                <text:p>18827.4</text:p>
              </table:table-cell>
              <table:table-cell office:value-type="float" office:value="18827.4">
                <text:p>18827.4</text:p>
              </table:table-cell>
              <table:table-cell office:value-type="float" office:value="18827.4">
                <text:p>18827.4</text:p>
              </table:table-cell>
              <table:table-cell office:value-type="float" office:value="18827.4">
                <text:p>18827.4</text:p>
              </table:table-cell>
              <table:table-cell office:value-type="float" office:value="18827.4">
                <text:p>18827.4</text:p>
              </table:table-cell>
              <table:table-cell office:value-type="float" office:value="18827.4">
                <text:p>18827.4</text:p>
              </table:table-cell>
              <table:table-cell office:value-type="float" office:value="18827.4">
                <text:p>18827.4</text:p>
              </table:table-cell>
              <table:table-cell office:value-type="float" office:value="18827.4">
                <text:p>18827.4</text:p>
              </table:table-cell>
              <table:table-cell office:value-type="float" office:value="18677">
                <text:p>18677</text:p>
              </table:table-cell>
              <table:table-cell office:value-type="float" office:value="18677">
                <text:p>18677</text:p>
              </table:table-cell>
              <table:table-cell office:value-type="float" office:value="18677">
                <text:p>18677</text:p>
              </table:table-cell>
              <table:table-cell office:value-type="float" office:value="18677">
                <text:p>18677</text:p>
              </table:table-cell>
              <table:table-cell office:value-type="float" office:value="18677">
                <text:p>18677</text:p>
              </table:table-cell>
              <table:table-cell office:value-type="float" office:value="18677">
                <text:p>18677</text:p>
              </table:table-cell>
              <table:table-cell office:value-type="float" office:value="18677">
                <text:p>18677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  <table:table-cell office:value-type="float" office:value="18476.4">
                <text:p>18476.4</text:p>
              </table:table-cell>
            </table:table-row>
            <table:table-row>
              <table:table-cell office:value-type="string">
                <text:p>Run: 5</text:p>
                <draw:g>
                  <svg:desc>Sheet1.G21:Sheet1.G21</svg:desc>
                </draw:g>
              </table:table-cell>
              <table:table-cell office:value-type="float" office:value="25405.4">
                <text:p>25405.4</text:p>
                <draw:g>
                  <svg:desc>Sheet1.A22:Sheet1.DK22</svg:desc>
                </draw:g>
              </table:table-cell>
              <table:table-cell office:value-type="float" office:value="25405.4">
                <text:p>25405.4</text:p>
              </table:table-cell>
              <table:table-cell office:value-type="float" office:value="25405.4">
                <text:p>25405.4</text:p>
              </table:table-cell>
              <table:table-cell office:value-type="float" office:value="25405.4">
                <text:p>25405.4</text:p>
              </table:table-cell>
              <table:table-cell office:value-type="float" office:value="25405.4">
                <text:p>25405.4</text:p>
              </table:table-cell>
              <table:table-cell office:value-type="float" office:value="25405.4">
                <text:p>25405.4</text:p>
              </table:table-cell>
              <table:table-cell office:value-type="float" office:value="25405.4">
                <text:p>25405.4</text:p>
              </table:table-cell>
              <table:table-cell office:value-type="float" office:value="25405.4">
                <text:p>25405.4</text:p>
              </table:table-cell>
              <table:table-cell office:value-type="float" office:value="25071.1">
                <text:p>25071.1</text:p>
              </table:table-cell>
              <table:table-cell office:value-type="float" office:value="25071.1">
                <text:p>25071.1</text:p>
              </table:table-cell>
              <table:table-cell office:value-type="float" office:value="25071.1">
                <text:p>25071.1</text:p>
              </table:table-cell>
              <table:table-cell office:value-type="float" office:value="24959.4">
                <text:p>24959.4</text:p>
              </table:table-cell>
              <table:table-cell office:value-type="float" office:value="24959.4">
                <text:p>24959.4</text:p>
              </table:table-cell>
              <table:table-cell office:value-type="float" office:value="24959.4">
                <text:p>24959.4</text:p>
              </table:table-cell>
              <table:table-cell office:value-type="float" office:value="24959.4">
                <text:p>24959.4</text:p>
              </table:table-cell>
              <table:table-cell office:value-type="float" office:value="24959.4">
                <text:p>24959.4</text:p>
              </table:table-cell>
              <table:table-cell office:value-type="float" office:value="24959.4">
                <text:p>24959.4</text:p>
              </table:table-cell>
              <table:table-cell office:value-type="float" office:value="24868.2">
                <text:p>24868.2</text:p>
              </table:table-cell>
              <table:table-cell office:value-type="float" office:value="24868.2">
                <text:p>24868.2</text:p>
              </table:table-cell>
              <table:table-cell office:value-type="float" office:value="24736.7">
                <text:p>24736.7</text:p>
              </table:table-cell>
              <table:table-cell office:value-type="float" office:value="24736.7">
                <text:p>24736.7</text:p>
              </table:table-cell>
              <table:table-cell office:value-type="float" office:value="24736.7">
                <text:p>24736.7</text:p>
              </table:table-cell>
              <table:table-cell office:value-type="float" office:value="24736.7">
                <text:p>24736.7</text:p>
              </table:table-cell>
              <table:table-cell office:value-type="float" office:value="24736.7">
                <text:p>24736.7</text:p>
              </table:table-cell>
              <table:table-cell office:value-type="float" office:value="24736.7">
                <text:p>24736.7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363">
                <text:p>24363</text:p>
              </table:table-cell>
              <table:table-cell office:value-type="float" office:value="24160.6">
                <text:p>24160.6</text:p>
              </table:table-cell>
              <table:table-cell office:value-type="float" office:value="24160.6">
                <text:p>24160.6</text:p>
              </table:table-cell>
              <table:table-cell office:value-type="float" office:value="24160.6">
                <text:p>24160.6</text:p>
              </table:table-cell>
              <table:table-cell office:value-type="float" office:value="24160.6">
                <text:p>24160.6</text:p>
              </table:table-cell>
              <table:table-cell office:value-type="float" office:value="24160.6">
                <text:p>24160.6</text:p>
              </table:table-cell>
              <table:table-cell office:value-type="float" office:value="24160.6">
                <text:p>24160.6</text:p>
              </table:table-cell>
              <table:table-cell office:value-type="float" office:value="24160.6">
                <text:p>24160.6</text:p>
              </table:table-cell>
              <table:table-cell office:value-type="float" office:value="24160.6">
                <text:p>24160.6</text:p>
              </table:table-cell>
              <table:table-cell office:value-type="float" office:value="24160.6">
                <text:p>24160.6</text:p>
              </table:table-cell>
              <table:table-cell office:value-type="float" office:value="24160.6">
                <text:p>24160.6</text:p>
              </table:table-cell>
              <table:table-cell office:value-type="float" office:value="24160.6">
                <text:p>24160.6</text:p>
              </table:table-cell>
              <table:table-cell office:value-type="float" office:value="24068.1">
                <text:p>24068.1</text:p>
              </table:table-cell>
              <table:table-cell office:value-type="float" office:value="24068.1">
                <text:p>24068.1</text:p>
              </table:table-cell>
              <table:table-cell office:value-type="float" office:value="24068.1">
                <text:p>24068.1</text:p>
              </table:table-cell>
              <table:table-cell office:value-type="float" office:value="24068.1">
                <text:p>24068.1</text:p>
              </table:table-cell>
              <table:table-cell office:value-type="float" office:value="24064.1">
                <text:p>24064.1</text:p>
              </table:table-cell>
              <table:table-cell office:value-type="float" office:value="24064.1">
                <text:p>24064.1</text:p>
              </table:table-cell>
              <table:table-cell office:value-type="float" office:value="24064.1">
                <text:p>24064.1</text:p>
              </table:table-cell>
              <table:table-cell office:value-type="float" office:value="24064.1">
                <text:p>24064.1</text:p>
              </table:table-cell>
              <table:table-cell office:value-type="float" office:value="23927.6">
                <text:p>23927.6</text:p>
              </table:table-cell>
              <table:table-cell office:value-type="float" office:value="23927.6">
                <text:p>23927.6</text:p>
              </table:table-cell>
              <table:table-cell office:value-type="float" office:value="23927.6">
                <text:p>23927.6</text:p>
              </table:table-cell>
              <table:table-cell office:value-type="float" office:value="23927.6">
                <text:p>23927.6</text:p>
              </table:table-cell>
              <table:table-cell office:value-type="float" office:value="23927.6">
                <text:p>23927.6</text:p>
              </table:table-cell>
              <table:table-cell office:value-type="float" office:value="23927.6">
                <text:p>23927.6</text:p>
              </table:table-cell>
              <table:table-cell office:value-type="float" office:value="23470.8">
                <text:p>23470.8</text:p>
              </table:table-cell>
              <table:table-cell office:value-type="float" office:value="23470.8">
                <text:p>23470.8</text:p>
              </table:table-cell>
              <table:table-cell office:value-type="float" office:value="23470.8">
                <text:p>23470.8</text:p>
              </table:table-cell>
              <table:table-cell office:value-type="float" office:value="23470.8">
                <text:p>23470.8</text:p>
              </table:table-cell>
              <table:table-cell office:value-type="float" office:value="23470.8">
                <text:p>23470.8</text:p>
              </table:table-cell>
              <table:table-cell office:value-type="float" office:value="23470.8">
                <text:p>23470.8</text:p>
              </table:table-cell>
              <table:table-cell office:value-type="float" office:value="23470.8">
                <text:p>23470.8</text:p>
              </table:table-cell>
              <table:table-cell office:value-type="float" office:value="23470.8">
                <text:p>23470.8</text:p>
              </table:table-cell>
              <table:table-cell office:value-type="float" office:value="23023.3">
                <text:p>23023.3</text:p>
              </table:table-cell>
              <table:table-cell office:value-type="float" office:value="23023.3">
                <text:p>23023.3</text:p>
              </table:table-cell>
              <table:table-cell office:value-type="float" office:value="23023.3">
                <text:p>23023.3</text:p>
              </table:table-cell>
              <table:table-cell office:value-type="float" office:value="23023.3">
                <text:p>23023.3</text:p>
              </table:table-cell>
              <table:table-cell office:value-type="float" office:value="23012.6">
                <text:p>23012.6</text:p>
              </table:table-cell>
              <table:table-cell office:value-type="float" office:value="23012.6">
                <text:p>23012.6</text:p>
              </table:table-cell>
              <table:table-cell office:value-type="float" office:value="22801.3">
                <text:p>22801.3</text:p>
              </table:table-cell>
              <table:table-cell office:value-type="float" office:value="22801.3">
                <text:p>22801.3</text:p>
              </table:table-cell>
              <table:table-cell office:value-type="float" office:value="22801.3">
                <text:p>22801.3</text:p>
              </table:table-cell>
              <table:table-cell office:value-type="float" office:value="22801.3">
                <text:p>22801.3</text:p>
              </table:table-cell>
              <table:table-cell office:value-type="float" office:value="22707.5">
                <text:p>22707.5</text:p>
              </table:table-cell>
              <table:table-cell office:value-type="float" office:value="22707.5">
                <text:p>22707.5</text:p>
              </table:table-cell>
              <table:table-cell office:value-type="float" office:value="22707.5">
                <text:p>22707.5</text:p>
              </table:table-cell>
              <table:table-cell office:value-type="float" office:value="22707.5">
                <text:p>22707.5</text:p>
              </table:table-cell>
              <table:table-cell office:value-type="float" office:value="22707.5">
                <text:p>22707.5</text:p>
              </table:table-cell>
              <table:table-cell office:value-type="float" office:value="22707.5">
                <text:p>22707.5</text:p>
              </table:table-cell>
              <table:table-cell office:value-type="float" office:value="22707.5">
                <text:p>22707.5</text:p>
              </table:table-cell>
              <table:table-cell office:value-type="float" office:value="22061.1">
                <text:p>22061.1</text:p>
              </table:table-cell>
              <table:table-cell office:value-type="float" office:value="22061.1">
                <text:p>22061.1</text:p>
              </table:table-cell>
              <table:table-cell office:value-type="float" office:value="22061.1">
                <text:p>22061.1</text:p>
              </table:table-cell>
              <table:table-cell office:value-type="float" office:value="22061.1">
                <text:p>22061.1</text:p>
              </table:table-cell>
              <table:table-cell office:value-type="float" office:value="22061.1">
                <text:p>22061.1</text:p>
              </table:table-cell>
              <table:table-cell office:value-type="float" office:value="22061.1">
                <text:p>22061.1</text:p>
              </table:table-cell>
              <table:table-cell office:value-type="float" office:value="21668.9">
                <text:p>21668.9</text:p>
              </table:table-cell>
              <table:table-cell office:value-type="float" office:value="21668.9">
                <text:p>21668.9</text:p>
              </table:table-cell>
              <table:table-cell office:value-type="float" office:value="21668.9">
                <text:p>21668.9</text:p>
              </table:table-cell>
              <table:table-cell office:value-type="float" office:value="21668.9">
                <text:p>21668.9</text:p>
              </table:table-cell>
              <table:table-cell office:value-type="float" office:value="21668.9">
                <text:p>21668.9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  <table:table-cell office:value-type="float" office:value="21587">
                <text:p>215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7cm" svg:y="0.028cm" chart:style-name="ch2">
          <text:p>Average Fitness for each Generation</text:p>
        </chart:title>
        <chart:subtitle svg:x="1.276cm" svg:y="0.824cm" chart:style-name="ch3">
          <text:p>Crossover: 80%, Mutation: 0%, Population: 100, K: 5, Dynamic Mutation: Off</text:p>
        </chart:subtitle>
        <chart:legend chart:legend-position="end" svg:x="13.651cm" svg:y="3.205cm" style:legend-expansion="high" chart:style-name="ch4"/>
        <chart:plot-area chart:style-name="ch5" table:cell-range-address="Sheet1.G1:Sheet1.G1 Sheet1.A3:Sheet1.JJ3 Sheet1.G6:Sheet1.G6 Sheet1.A8:Sheet1.KR8 Sheet1.G11:Sheet1.G11 Sheet1.A13:Sheet1.JI13 Sheet1.G16:Sheet1.G16 Sheet1.A18:Sheet1.HW18 Sheet1.G21:Sheet1.G21 Sheet1.A23:Sheet1.JG23" chart:data-source-has-labels="column" svg:x="0.319cm" svg:y="1.334cm" svg:width="13.01cm" svg:height="7.485cm">
          <chartooo:coordinate-region svg:x="1.496cm" svg:y="1.533cm" svg:width="11.833cm" svg:height="6.36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3:Sheet1.JJ3" chart:label-cell-address="Sheet1.G1:Sheet1.G1" chart:class="chart:line">
            <chart:data-point chart:repeated="270"/>
          </chart:series>
          <chart:series chart:style-name="ch9" chart:values-cell-range-address="Sheet1.A8:Sheet1.KR8" chart:label-cell-address="Sheet1.G6:Sheet1.G6" chart:class="chart:line">
            <chart:data-point chart:repeated="304"/>
          </chart:series>
          <chart:series chart:style-name="ch10" chart:values-cell-range-address="Sheet1.A13:Sheet1.JI13" chart:label-cell-address="Sheet1.G11:Sheet1.G11" chart:class="chart:line">
            <chart:data-point chart:repeated="269"/>
          </chart:series>
          <chart:series chart:style-name="ch11" chart:values-cell-range-address="Sheet1.A18:Sheet1.HW18" chart:label-cell-address="Sheet1.G16:Sheet1.G16" chart:class="chart:line">
            <chart:data-point chart:repeated="231"/>
          </chart:series>
          <chart:series chart:style-name="ch12" chart:values-cell-range-address="Sheet1.A23:Sheet1.JG23" chart:label-cell-address="Sheet1.G21:Sheet1.G21" chart:class="chart:line">
            <chart:data-point chart:repeated="26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9295">
                <text:p>29295</text:p>
                <draw:g>
                  <svg:desc>Sheet1.A3:Sheet1.JJ3</svg:desc>
                </draw:g>
              </table:table-cell>
              <table:table-cell office:value-type="float" office:value="27800.3">
                <text:p>27800.3</text:p>
              </table:table-cell>
              <table:table-cell office:value-type="float" office:value="26475">
                <text:p>26475</text:p>
              </table:table-cell>
              <table:table-cell office:value-type="float" office:value="25657">
                <text:p>25657</text:p>
              </table:table-cell>
              <table:table-cell office:value-type="float" office:value="25554.7">
                <text:p>25554.7</text:p>
              </table:table-cell>
              <table:table-cell office:value-type="float" office:value="25550.9">
                <text:p>25550.9</text:p>
              </table:table-cell>
              <table:table-cell office:value-type="float" office:value="25524.9">
                <text:p>25524.9</text:p>
              </table:table-cell>
              <table:table-cell office:value-type="float" office:value="25491.7">
                <text:p>25491.7</text:p>
              </table:table-cell>
              <table:table-cell office:value-type="float" office:value="25466.6">
                <text:p>25466.6</text:p>
              </table:table-cell>
              <table:table-cell office:value-type="float" office:value="25469.2">
                <text:p>25469.2</text:p>
              </table:table-cell>
              <table:table-cell office:value-type="float" office:value="25457.3">
                <text:p>25457.3</text:p>
              </table:table-cell>
              <table:table-cell office:value-type="float" office:value="25413.4">
                <text:p>25413.4</text:p>
              </table:table-cell>
              <table:table-cell office:value-type="float" office:value="25301.3">
                <text:p>25301.3</text:p>
              </table:table-cell>
              <table:table-cell office:value-type="float" office:value="25176">
                <text:p>25176</text:p>
              </table:table-cell>
              <table:table-cell office:value-type="float" office:value="25173.6">
                <text:p>25173.6</text:p>
              </table:table-cell>
              <table:table-cell office:value-type="float" office:value="25166.2">
                <text:p>25166.2</text:p>
              </table:table-cell>
              <table:table-cell office:value-type="float" office:value="25141.9">
                <text:p>25141.9</text:p>
              </table:table-cell>
              <table:table-cell office:value-type="float" office:value="25075">
                <text:p>25075</text:p>
              </table:table-cell>
              <table:table-cell office:value-type="float" office:value="25049.5">
                <text:p>25049.5</text:p>
              </table:table-cell>
              <table:table-cell office:value-type="float" office:value="25004.2">
                <text:p>25004.2</text:p>
              </table:table-cell>
              <table:table-cell office:value-type="float" office:value="24899">
                <text:p>24899</text:p>
              </table:table-cell>
              <table:table-cell office:value-type="float" office:value="24783.6">
                <text:p>24783.6</text:p>
              </table:table-cell>
              <table:table-cell office:value-type="float" office:value="24765">
                <text:p>24765</text:p>
              </table:table-cell>
              <table:table-cell office:value-type="float" office:value="24750.7">
                <text:p>24750.7</text:p>
              </table:table-cell>
              <table:table-cell office:value-type="float" office:value="24740.4">
                <text:p>24740.4</text:p>
              </table:table-cell>
              <table:table-cell office:value-type="float" office:value="24711.8">
                <text:p>24711.8</text:p>
              </table:table-cell>
              <table:table-cell office:value-type="float" office:value="24628.5">
                <text:p>24628.5</text:p>
              </table:table-cell>
              <table:table-cell office:value-type="float" office:value="24534.9">
                <text:p>24534.9</text:p>
              </table:table-cell>
              <table:table-cell office:value-type="float" office:value="24450.3">
                <text:p>24450.3</text:p>
              </table:table-cell>
              <table:table-cell office:value-type="float" office:value="24406.1">
                <text:p>24406.1</text:p>
              </table:table-cell>
              <table:table-cell office:value-type="float" office:value="24389.3">
                <text:p>24389.3</text:p>
              </table:table-cell>
              <table:table-cell office:value-type="float" office:value="24310.3">
                <text:p>24310.3</text:p>
              </table:table-cell>
              <table:table-cell office:value-type="float" office:value="24093.8">
                <text:p>24093.8</text:p>
              </table:table-cell>
              <table:table-cell office:value-type="float" office:value="23924.4">
                <text:p>23924.4</text:p>
              </table:table-cell>
              <table:table-cell office:value-type="float" office:value="23925">
                <text:p>23925</text:p>
              </table:table-cell>
              <table:table-cell office:value-type="float" office:value="23922.3">
                <text:p>23922.3</text:p>
              </table:table-cell>
              <table:table-cell office:value-type="float" office:value="23932.8">
                <text:p>23932.8</text:p>
              </table:table-cell>
              <table:table-cell office:value-type="float" office:value="23920.3">
                <text:p>23920.3</text:p>
              </table:table-cell>
              <table:table-cell office:value-type="float" office:value="23922.8">
                <text:p>23922.8</text:p>
              </table:table-cell>
              <table:table-cell office:value-type="float" office:value="23923.3">
                <text:p>23923.3</text:p>
              </table:table-cell>
              <table:table-cell office:value-type="float" office:value="23929.5">
                <text:p>23929.5</text:p>
              </table:table-cell>
              <table:table-cell office:value-type="float" office:value="23924.3">
                <text:p>23924.3</text:p>
              </table:table-cell>
              <table:table-cell office:value-type="float" office:value="23925.1">
                <text:p>23925.1</text:p>
              </table:table-cell>
              <table:table-cell office:value-type="float" office:value="23919.4">
                <text:p>23919.4</text:p>
              </table:table-cell>
              <table:table-cell office:value-type="float" office:value="23934.1">
                <text:p>23934.1</text:p>
              </table:table-cell>
              <table:table-cell office:value-type="float" office:value="23907.4">
                <text:p>23907.4</text:p>
              </table:table-cell>
              <table:table-cell office:value-type="float" office:value="23873.7">
                <text:p>23873.7</text:p>
              </table:table-cell>
              <table:table-cell office:value-type="float" office:value="23842.9">
                <text:p>23842.9</text:p>
              </table:table-cell>
              <table:table-cell office:value-type="float" office:value="23842.2">
                <text:p>23842.2</text:p>
              </table:table-cell>
              <table:table-cell office:value-type="float" office:value="23843">
                <text:p>23843</text:p>
              </table:table-cell>
              <table:table-cell office:value-type="float" office:value="23843.4">
                <text:p>23843.4</text:p>
              </table:table-cell>
              <table:table-cell office:value-type="float" office:value="23840.7">
                <text:p>23840.7</text:p>
              </table:table-cell>
              <table:table-cell office:value-type="float" office:value="23828.6">
                <text:p>23828.6</text:p>
              </table:table-cell>
              <table:table-cell office:value-type="float" office:value="23750.4">
                <text:p>23750.4</text:p>
              </table:table-cell>
              <table:table-cell office:value-type="float" office:value="23465.1">
                <text:p>23465.1</text:p>
              </table:table-cell>
              <table:table-cell office:value-type="float" office:value="22967.3">
                <text:p>22967.3</text:p>
              </table:table-cell>
              <table:table-cell office:value-type="float" office:value="22824.6">
                <text:p>22824.6</text:p>
              </table:table-cell>
              <table:table-cell office:value-type="float" office:value="22705.6">
                <text:p>22705.6</text:p>
              </table:table-cell>
              <table:table-cell office:value-type="float" office:value="22228.2">
                <text:p>22228.2</text:p>
              </table:table-cell>
              <table:table-cell office:value-type="float" office:value="21712.3">
                <text:p>21712.3</text:p>
              </table:table-cell>
              <table:table-cell office:value-type="float" office:value="21712.6">
                <text:p>21712.6</text:p>
              </table:table-cell>
              <table:table-cell office:value-type="float" office:value="21682.1">
                <text:p>21682.1</text:p>
              </table:table-cell>
              <table:table-cell office:value-type="float" office:value="21681.8">
                <text:p>21681.8</text:p>
              </table:table-cell>
              <table:table-cell office:value-type="float" office:value="21692.7">
                <text:p>21692.7</text:p>
              </table:table-cell>
              <table:table-cell office:value-type="float" office:value="21686.2">
                <text:p>21686.2</text:p>
              </table:table-cell>
              <table:table-cell office:value-type="float" office:value="21681.5">
                <text:p>21681.5</text:p>
              </table:table-cell>
              <table:table-cell office:value-type="float" office:value="21679.9">
                <text:p>21679.9</text:p>
              </table:table-cell>
              <table:table-cell office:value-type="float" office:value="21676.9">
                <text:p>21676.9</text:p>
              </table:table-cell>
              <table:table-cell office:value-type="float" office:value="21681.5">
                <text:p>21681.5</text:p>
              </table:table-cell>
              <table:table-cell office:value-type="float" office:value="21689.7">
                <text:p>21689.7</text:p>
              </table:table-cell>
              <table:table-cell office:value-type="float" office:value="21675.4">
                <text:p>21675.4</text:p>
              </table:table-cell>
              <table:table-cell office:value-type="float" office:value="21677.1">
                <text:p>21677.1</text:p>
              </table:table-cell>
              <table:table-cell office:value-type="float" office:value="21646.5">
                <text:p>21646.5</text:p>
              </table:table-cell>
              <table:table-cell office:value-type="float" office:value="21616">
                <text:p>21616</text:p>
              </table:table-cell>
              <table:table-cell office:value-type="float" office:value="21597.5">
                <text:p>21597.5</text:p>
              </table:table-cell>
              <table:table-cell office:value-type="float" office:value="21512.7">
                <text:p>21512.7</text:p>
              </table:table-cell>
              <table:table-cell office:value-type="float" office:value="21193.1">
                <text:p>21193.1</text:p>
              </table:table-cell>
              <table:table-cell office:value-type="float" office:value="20638.6">
                <text:p>20638.6</text:p>
              </table:table-cell>
              <table:table-cell office:value-type="float" office:value="20438.7">
                <text:p>20438.7</text:p>
              </table:table-cell>
              <table:table-cell office:value-type="float" office:value="20436.2">
                <text:p>20436.2</text:p>
              </table:table-cell>
              <table:table-cell office:value-type="float" office:value="20443.7">
                <text:p>20443.7</text:p>
              </table:table-cell>
              <table:table-cell office:value-type="float" office:value="20459.9">
                <text:p>20459.9</text:p>
              </table:table-cell>
              <table:table-cell office:value-type="float" office:value="20434.2">
                <text:p>20434.2</text:p>
              </table:table-cell>
              <table:table-cell office:value-type="float" office:value="20437.3">
                <text:p>20437.3</text:p>
              </table:table-cell>
              <table:table-cell office:value-type="float" office:value="20388.2">
                <text:p>20388.2</text:p>
              </table:table-cell>
              <table:table-cell office:value-type="float" office:value="20313.4">
                <text:p>20313.4</text:p>
              </table:table-cell>
              <table:table-cell office:value-type="float" office:value="20318.2">
                <text:p>20318.2</text:p>
              </table:table-cell>
              <table:table-cell office:value-type="float" office:value="20292.2">
                <text:p>20292.2</text:p>
              </table:table-cell>
              <table:table-cell office:value-type="float" office:value="20291.9">
                <text:p>20291.9</text:p>
              </table:table-cell>
              <table:table-cell office:value-type="float" office:value="20291.9">
                <text:p>20291.9</text:p>
              </table:table-cell>
              <table:table-cell office:value-type="float" office:value="20286.9">
                <text:p>20286.9</text:p>
              </table:table-cell>
              <table:table-cell office:value-type="float" office:value="20256.7">
                <text:p>20256.7</text:p>
              </table:table-cell>
              <table:table-cell office:value-type="float" office:value="20094.4">
                <text:p>20094.4</text:p>
              </table:table-cell>
              <table:table-cell office:value-type="float" office:value="19776.9">
                <text:p>19776.9</text:p>
              </table:table-cell>
              <table:table-cell office:value-type="float" office:value="19519.5">
                <text:p>19519.5</text:p>
              </table:table-cell>
              <table:table-cell office:value-type="float" office:value="19182.4">
                <text:p>19182.4</text:p>
              </table:table-cell>
              <table:table-cell office:value-type="float" office:value="19098.8">
                <text:p>19098.8</text:p>
              </table:table-cell>
              <table:table-cell office:value-type="float" office:value="19100.5">
                <text:p>19100.5</text:p>
              </table:table-cell>
              <table:table-cell office:value-type="float" office:value="19098">
                <text:p>19098</text:p>
              </table:table-cell>
              <table:table-cell office:value-type="float" office:value="19099.3">
                <text:p>19099.3</text:p>
              </table:table-cell>
              <table:table-cell office:value-type="float" office:value="19098">
                <text:p>19098</text:p>
              </table:table-cell>
              <table:table-cell office:value-type="float" office:value="19110.9">
                <text:p>19110.9</text:p>
              </table:table-cell>
              <table:table-cell office:value-type="float" office:value="19108.1">
                <text:p>19108.1</text:p>
              </table:table-cell>
              <table:table-cell office:value-type="float" office:value="19105.4">
                <text:p>19105.4</text:p>
              </table:table-cell>
              <table:table-cell office:value-type="float" office:value="19112.3">
                <text:p>19112.3</text:p>
              </table:table-cell>
              <table:table-cell office:value-type="float" office:value="19098.1">
                <text:p>19098.1</text:p>
              </table:table-cell>
              <table:table-cell office:value-type="float" office:value="19101.1">
                <text:p>19101.1</text:p>
              </table:table-cell>
              <table:table-cell office:value-type="float" office:value="19102.6">
                <text:p>1910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n: 2</text:p>
                <draw:g>
                  <svg:desc>Sheet1.G6:Sheet1.G6</svg:desc>
                </draw:g>
              </table:table-cell>
              <table:table-cell office:value-type="float" office:value="29319.2">
                <text:p>29319.2</text:p>
                <draw:g>
                  <svg:desc>Sheet1.A8:Sheet1.KR8</svg:desc>
                </draw:g>
              </table:table-cell>
              <table:table-cell office:value-type="float" office:value="27528.5">
                <text:p>27528.5</text:p>
              </table:table-cell>
              <table:table-cell office:value-type="float" office:value="26000.8">
                <text:p>26000.8</text:p>
              </table:table-cell>
              <table:table-cell office:value-type="float" office:value="24636.2">
                <text:p>24636.2</text:p>
              </table:table-cell>
              <table:table-cell office:value-type="float" office:value="24426.4">
                <text:p>24426.4</text:p>
              </table:table-cell>
              <table:table-cell office:value-type="float" office:value="24424.3">
                <text:p>24424.3</text:p>
              </table:table-cell>
              <table:table-cell office:value-type="float" office:value="24421.8">
                <text:p>24421.8</text:p>
              </table:table-cell>
              <table:table-cell office:value-type="float" office:value="24417.2">
                <text:p>24417.2</text:p>
              </table:table-cell>
              <table:table-cell office:value-type="float" office:value="24392.3">
                <text:p>24392.3</text:p>
              </table:table-cell>
              <table:table-cell office:value-type="float" office:value="24253.8">
                <text:p>24253.8</text:p>
              </table:table-cell>
              <table:table-cell office:value-type="float" office:value="24180.4">
                <text:p>24180.4</text:p>
              </table:table-cell>
              <table:table-cell office:value-type="float" office:value="24174.1">
                <text:p>24174.1</text:p>
              </table:table-cell>
              <table:table-cell office:value-type="float" office:value="24155.8">
                <text:p>24155.8</text:p>
              </table:table-cell>
              <table:table-cell office:value-type="float" office:value="24095.5">
                <text:p>24095.5</text:p>
              </table:table-cell>
              <table:table-cell office:value-type="float" office:value="24068.4">
                <text:p>24068.4</text:p>
              </table:table-cell>
              <table:table-cell office:value-type="float" office:value="24064.8">
                <text:p>24064.8</text:p>
              </table:table-cell>
              <table:table-cell office:value-type="float" office:value="24067.4">
                <text:p>24067.4</text:p>
              </table:table-cell>
              <table:table-cell office:value-type="float" office:value="24066.9">
                <text:p>24066.9</text:p>
              </table:table-cell>
              <table:table-cell office:value-type="float" office:value="24063.7">
                <text:p>24063.7</text:p>
              </table:table-cell>
              <table:table-cell office:value-type="float" office:value="24064.6">
                <text:p>24064.6</text:p>
              </table:table-cell>
              <table:table-cell office:value-type="float" office:value="24064.4">
                <text:p>24064.4</text:p>
              </table:table-cell>
              <table:table-cell office:value-type="float" office:value="24063.6">
                <text:p>24063.6</text:p>
              </table:table-cell>
              <table:table-cell office:value-type="float" office:value="24077.6">
                <text:p>24077.6</text:p>
              </table:table-cell>
              <table:table-cell office:value-type="float" office:value="24061.7">
                <text:p>24061.7</text:p>
              </table:table-cell>
              <table:table-cell office:value-type="float" office:value="24057.6">
                <text:p>24057.6</text:p>
              </table:table-cell>
              <table:table-cell office:value-type="float" office:value="24055.4">
                <text:p>24055.4</text:p>
              </table:table-cell>
              <table:table-cell office:value-type="float" office:value="23972.3">
                <text:p>23972.3</text:p>
              </table:table-cell>
              <table:table-cell office:value-type="float" office:value="23868.9">
                <text:p>23868.9</text:p>
              </table:table-cell>
              <table:table-cell office:value-type="float" office:value="23852.1">
                <text:p>23852.1</text:p>
              </table:table-cell>
              <table:table-cell office:value-type="float" office:value="23853.2">
                <text:p>23853.2</text:p>
              </table:table-cell>
              <table:table-cell office:value-type="float" office:value="23849.5">
                <text:p>23849.5</text:p>
              </table:table-cell>
              <table:table-cell office:value-type="float" office:value="23849.5">
                <text:p>23849.5</text:p>
              </table:table-cell>
              <table:table-cell office:value-type="float" office:value="23845.5">
                <text:p>23845.5</text:p>
              </table:table-cell>
              <table:table-cell office:value-type="float" office:value="23824.6">
                <text:p>23824.6</text:p>
              </table:table-cell>
              <table:table-cell office:value-type="float" office:value="23745.7">
                <text:p>23745.7</text:p>
              </table:table-cell>
              <table:table-cell office:value-type="float" office:value="23658.6">
                <text:p>23658.6</text:p>
              </table:table-cell>
              <table:table-cell office:value-type="float" office:value="23641.6">
                <text:p>23641.6</text:p>
              </table:table-cell>
              <table:table-cell office:value-type="float" office:value="23641.4">
                <text:p>23641.4</text:p>
              </table:table-cell>
              <table:table-cell office:value-type="float" office:value="23641.4">
                <text:p>23641.4</text:p>
              </table:table-cell>
              <table:table-cell office:value-type="float" office:value="23647.8">
                <text:p>23647.8</text:p>
              </table:table-cell>
              <table:table-cell office:value-type="float" office:value="23655.1">
                <text:p>23655.1</text:p>
              </table:table-cell>
              <table:table-cell office:value-type="float" office:value="23641.6">
                <text:p>23641.6</text:p>
              </table:table-cell>
              <table:table-cell office:value-type="float" office:value="23641.4">
                <text:p>23641.4</text:p>
              </table:table-cell>
              <table:table-cell office:value-type="float" office:value="23640.1">
                <text:p>23640.1</text:p>
              </table:table-cell>
              <table:table-cell office:value-type="float" office:value="23636.2">
                <text:p>23636.2</text:p>
              </table:table-cell>
              <table:table-cell office:value-type="float" office:value="23617.2">
                <text:p>23617.2</text:p>
              </table:table-cell>
              <table:table-cell office:value-type="float" office:value="23547">
                <text:p>23547</text:p>
              </table:table-cell>
              <table:table-cell office:value-type="float" office:value="23518.8">
                <text:p>23518.8</text:p>
              </table:table-cell>
              <table:table-cell office:value-type="float" office:value="23511.2">
                <text:p>23511.2</text:p>
              </table:table-cell>
              <table:table-cell office:value-type="float" office:value="23511.1">
                <text:p>23511.1</text:p>
              </table:table-cell>
              <table:table-cell office:value-type="float" office:value="23524.6">
                <text:p>23524.6</text:p>
              </table:table-cell>
              <table:table-cell office:value-type="float" office:value="23514.8">
                <text:p>23514.8</text:p>
              </table:table-cell>
              <table:table-cell office:value-type="float" office:value="23498.2">
                <text:p>23498.2</text:p>
              </table:table-cell>
              <table:table-cell office:value-type="float" office:value="23435.7">
                <text:p>23435.7</text:p>
              </table:table-cell>
              <table:table-cell office:value-type="float" office:value="23303.2">
                <text:p>23303.2</text:p>
              </table:table-cell>
              <table:table-cell office:value-type="float" office:value="23230.8">
                <text:p>23230.8</text:p>
              </table:table-cell>
              <table:table-cell office:value-type="float" office:value="23229.3">
                <text:p>23229.3</text:p>
              </table:table-cell>
              <table:table-cell office:value-type="float" office:value="23227.2">
                <text:p>23227.2</text:p>
              </table:table-cell>
              <table:table-cell office:value-type="float" office:value="23212.3">
                <text:p>23212.3</text:p>
              </table:table-cell>
              <table:table-cell office:value-type="float" office:value="23138">
                <text:p>23138</text:p>
              </table:table-cell>
              <table:table-cell office:value-type="float" office:value="22916.4">
                <text:p>22916.4</text:p>
              </table:table-cell>
              <table:table-cell office:value-type="float" office:value="22669.5">
                <text:p>22669.5</text:p>
              </table:table-cell>
              <table:table-cell office:value-type="float" office:value="22516.5">
                <text:p>22516.5</text:p>
              </table:table-cell>
              <table:table-cell office:value-type="float" office:value="22395.7">
                <text:p>22395.7</text:p>
              </table:table-cell>
              <table:table-cell office:value-type="float" office:value="22028.6">
                <text:p>22028.6</text:p>
              </table:table-cell>
              <table:table-cell office:value-type="float" office:value="21960.3">
                <text:p>21960.3</text:p>
              </table:table-cell>
              <table:table-cell office:value-type="float" office:value="21965.1">
                <text:p>21965.1</text:p>
              </table:table-cell>
              <table:table-cell office:value-type="float" office:value="21941.9">
                <text:p>21941.9</text:p>
              </table:table-cell>
              <table:table-cell office:value-type="float" office:value="21895.4">
                <text:p>21895.4</text:p>
              </table:table-cell>
              <table:table-cell office:value-type="float" office:value="21878">
                <text:p>21878</text:p>
              </table:table-cell>
              <table:table-cell office:value-type="float" office:value="21862.8">
                <text:p>21862.8</text:p>
              </table:table-cell>
              <table:table-cell office:value-type="float" office:value="21862.6">
                <text:p>21862.6</text:p>
              </table:table-cell>
              <table:table-cell office:value-type="float" office:value="21871">
                <text:p>21871</text:p>
              </table:table-cell>
              <table:table-cell office:value-type="float" office:value="21864.3">
                <text:p>21864.3</text:p>
              </table:table-cell>
              <table:table-cell office:value-type="float" office:value="21862.6">
                <text:p>21862.6</text:p>
              </table:table-cell>
              <table:table-cell office:value-type="float" office:value="21862.6">
                <text:p>21862.6</text:p>
              </table:table-cell>
              <table:table-cell office:value-type="float" office:value="21863.4">
                <text:p>21863.4</text:p>
              </table:table-cell>
              <table:table-cell office:value-type="float" office:value="21862.6">
                <text:p>21862.6</text:p>
              </table:table-cell>
              <table:table-cell office:value-type="float" office:value="21862.6">
                <text:p>21862.6</text:p>
              </table:table-cell>
              <table:table-cell office:value-type="float" office:value="21873.2">
                <text:p>21873.2</text:p>
              </table:table-cell>
              <table:table-cell office:value-type="float" office:value="21862.7">
                <text:p>2186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n: 3</text:p>
                <draw:g>
                  <svg:desc>Sheet1.G11:Sheet1.G11</svg:desc>
                </draw:g>
              </table:table-cell>
              <table:table-cell office:value-type="float" office:value="29202.2">
                <text:p>29202.2</text:p>
                <draw:g>
                  <svg:desc>Sheet1.A13:Sheet1.JI13</svg:desc>
                </draw:g>
              </table:table-cell>
              <table:table-cell office:value-type="float" office:value="27482.4">
                <text:p>27482.4</text:p>
              </table:table-cell>
              <table:table-cell office:value-type="float" office:value="26300.4">
                <text:p>26300.4</text:p>
              </table:table-cell>
              <table:table-cell office:value-type="float" office:value="25856.6">
                <text:p>25856.6</text:p>
              </table:table-cell>
              <table:table-cell office:value-type="float" office:value="25758.2">
                <text:p>25758.2</text:p>
              </table:table-cell>
              <table:table-cell office:value-type="float" office:value="25751.6">
                <text:p>25751.6</text:p>
              </table:table-cell>
              <table:table-cell office:value-type="float" office:value="25761.4">
                <text:p>25761.4</text:p>
              </table:table-cell>
              <table:table-cell office:value-type="float" office:value="25751.6">
                <text:p>25751.6</text:p>
              </table:table-cell>
              <table:table-cell office:value-type="float" office:value="25759.2">
                <text:p>25759.2</text:p>
              </table:table-cell>
              <table:table-cell office:value-type="float" office:value="25751.3">
                <text:p>25751.3</text:p>
              </table:table-cell>
              <table:table-cell office:value-type="float" office:value="25763.2">
                <text:p>25763.2</text:p>
              </table:table-cell>
              <table:table-cell office:value-type="float" office:value="25747.8">
                <text:p>25747.8</text:p>
              </table:table-cell>
              <table:table-cell office:value-type="float" office:value="25680">
                <text:p>25680</text:p>
              </table:table-cell>
              <table:table-cell office:value-type="float" office:value="25568.3">
                <text:p>25568.3</text:p>
              </table:table-cell>
              <table:table-cell office:value-type="float" office:value="25498.6">
                <text:p>25498.6</text:p>
              </table:table-cell>
              <table:table-cell office:value-type="float" office:value="25345.4">
                <text:p>25345.4</text:p>
              </table:table-cell>
              <table:table-cell office:value-type="float" office:value="25244.5">
                <text:p>25244.5</text:p>
              </table:table-cell>
              <table:table-cell office:value-type="float" office:value="25229.6">
                <text:p>25229.6</text:p>
              </table:table-cell>
              <table:table-cell office:value-type="float" office:value="25144.5">
                <text:p>25144.5</text:p>
              </table:table-cell>
              <table:table-cell office:value-type="float" office:value="24798">
                <text:p>24798</text:p>
              </table:table-cell>
              <table:table-cell office:value-type="float" office:value="24032.6">
                <text:p>24032.6</text:p>
              </table:table-cell>
              <table:table-cell office:value-type="float" office:value="23846.3">
                <text:p>23846.3</text:p>
              </table:table-cell>
              <table:table-cell office:value-type="float" office:value="23845.3">
                <text:p>23845.3</text:p>
              </table:table-cell>
              <table:table-cell office:value-type="float" office:value="23844.5">
                <text:p>23844.5</text:p>
              </table:table-cell>
              <table:table-cell office:value-type="float" office:value="23844.4">
                <text:p>23844.4</text:p>
              </table:table-cell>
              <table:table-cell office:value-type="float" office:value="23851.9">
                <text:p>23851.9</text:p>
              </table:table-cell>
              <table:table-cell office:value-type="float" office:value="23844.5">
                <text:p>23844.5</text:p>
              </table:table-cell>
              <table:table-cell office:value-type="float" office:value="23843.9">
                <text:p>23843.9</text:p>
              </table:table-cell>
              <table:table-cell office:value-type="float" office:value="23841.9">
                <text:p>23841.9</text:p>
              </table:table-cell>
              <table:table-cell office:value-type="float" office:value="23855.8">
                <text:p>23855.8</text:p>
              </table:table-cell>
              <table:table-cell office:value-type="float" office:value="23803.2">
                <text:p>23803.2</text:p>
              </table:table-cell>
              <table:table-cell office:value-type="float" office:value="23792.3">
                <text:p>23792.3</text:p>
              </table:table-cell>
              <table:table-cell office:value-type="float" office:value="23790.9">
                <text:p>23790.9</text:p>
              </table:table-cell>
              <table:table-cell office:value-type="float" office:value="23784.5">
                <text:p>23784.5</text:p>
              </table:table-cell>
              <table:table-cell office:value-type="float" office:value="23763.7">
                <text:p>23763.7</text:p>
              </table:table-cell>
              <table:table-cell office:value-type="float" office:value="23635.6">
                <text:p>23635.6</text:p>
              </table:table-cell>
              <table:table-cell office:value-type="float" office:value="23361.2">
                <text:p>23361.2</text:p>
              </table:table-cell>
              <table:table-cell office:value-type="float" office:value="23218.7">
                <text:p>23218.7</text:p>
              </table:table-cell>
              <table:table-cell office:value-type="float" office:value="23224.1">
                <text:p>23224.1</text:p>
              </table:table-cell>
              <table:table-cell office:value-type="float" office:value="23208.4">
                <text:p>23208.4</text:p>
              </table:table-cell>
              <table:table-cell office:value-type="float" office:value="23192.5">
                <text:p>23192.5</text:p>
              </table:table-cell>
              <table:table-cell office:value-type="float" office:value="23096.9">
                <text:p>23096.9</text:p>
              </table:table-cell>
              <table:table-cell office:value-type="float" office:value="22891.4">
                <text:p>22891.4</text:p>
              </table:table-cell>
              <table:table-cell office:value-type="float" office:value="22825.9">
                <text:p>22825.9</text:p>
              </table:table-cell>
              <table:table-cell office:value-type="float" office:value="22825.3">
                <text:p>22825.3</text:p>
              </table:table-cell>
              <table:table-cell office:value-type="float" office:value="22834.7">
                <text:p>22834.7</text:p>
              </table:table-cell>
              <table:table-cell office:value-type="float" office:value="22808.9">
                <text:p>22808.9</text:p>
              </table:table-cell>
              <table:table-cell office:value-type="float" office:value="22723.7">
                <text:p>22723.7</text:p>
              </table:table-cell>
              <table:table-cell office:value-type="float" office:value="22566.3">
                <text:p>22566.3</text:p>
              </table:table-cell>
              <table:table-cell office:value-type="float" office:value="22525.8">
                <text:p>22525.8</text:p>
              </table:table-cell>
              <table:table-cell office:value-type="float" office:value="22422.1">
                <text:p>22422.1</text:p>
              </table:table-cell>
              <table:table-cell office:value-type="float" office:value="22198.7">
                <text:p>22198.7</text:p>
              </table:table-cell>
              <table:table-cell office:value-type="float" office:value="22135">
                <text:p>22135</text:p>
              </table:table-cell>
              <table:table-cell office:value-type="float" office:value="22134.3">
                <text:p>22134.3</text:p>
              </table:table-cell>
              <table:table-cell office:value-type="float" office:value="22134.3">
                <text:p>22134.3</text:p>
              </table:table-cell>
              <table:table-cell office:value-type="float" office:value="22134.3">
                <text:p>22134.3</text:p>
              </table:table-cell>
              <table:table-cell office:value-type="float" office:value="22142">
                <text:p>22142</text:p>
              </table:table-cell>
              <table:table-cell office:value-type="float" office:value="22134">
                <text:p>22134</text:p>
              </table:table-cell>
              <table:table-cell office:value-type="float" office:value="22131.6">
                <text:p>22131.6</text:p>
              </table:table-cell>
              <table:table-cell office:value-type="float" office:value="22123.5">
                <text:p>22123.5</text:p>
              </table:table-cell>
              <table:table-cell office:value-type="float" office:value="22102.3">
                <text:p>22102.3</text:p>
              </table:table-cell>
              <table:table-cell office:value-type="float" office:value="22104.2">
                <text:p>22104.2</text:p>
              </table:table-cell>
              <table:table-cell office:value-type="float" office:value="22094">
                <text:p>22094</text:p>
              </table:table-cell>
              <table:table-cell office:value-type="float" office:value="22085.9">
                <text:p>22085.9</text:p>
              </table:table-cell>
              <table:table-cell office:value-type="float" office:value="22063.3">
                <text:p>22063.3</text:p>
              </table:table-cell>
              <table:table-cell office:value-type="float" office:value="22052">
                <text:p>22052</text:p>
              </table:table-cell>
              <table:table-cell office:value-type="float" office:value="22051.5">
                <text:p>22051.5</text:p>
              </table:table-cell>
              <table:table-cell office:value-type="float" office:value="22051.5">
                <text:p>22051.5</text:p>
              </table:table-cell>
              <table:table-cell office:value-type="float" office:value="22051.5">
                <text:p>22051.5</text:p>
              </table:table-cell>
              <table:table-cell office:value-type="float" office:value="22051.5">
                <text:p>22051.5</text:p>
              </table:table-cell>
              <table:table-cell office:value-type="float" office:value="22062.5">
                <text:p>22062.5</text:p>
              </table:table-cell>
              <table:table-cell office:value-type="float" office:value="22051.6">
                <text:p>22051.6</text:p>
              </table:table-cell>
              <table:table-cell office:value-type="float" office:value="22052.8">
                <text:p>22052.8</text:p>
              </table:table-cell>
              <table:table-cell office:value-type="float" office:value="22061.6">
                <text:p>22061.6</text:p>
              </table:table-cell>
              <table:table-cell office:value-type="float" office:value="22041.1">
                <text:p>22041.1</text:p>
              </table:table-cell>
              <table:table-cell office:value-type="float" office:value="22025.2">
                <text:p>22025.2</text:p>
              </table:table-cell>
              <table:table-cell office:value-type="float" office:value="22012.3">
                <text:p>22012.3</text:p>
              </table:table-cell>
              <table:table-cell office:value-type="float" office:value="21988.2">
                <text:p>21988.2</text:p>
              </table:table-cell>
              <table:table-cell office:value-type="float" office:value="21844.1">
                <text:p>21844.1</text:p>
              </table:table-cell>
              <table:table-cell office:value-type="float" office:value="21490.8">
                <text:p>21490.8</text:p>
              </table:table-cell>
              <table:table-cell office:value-type="float" office:value="21261.7">
                <text:p>21261.7</text:p>
              </table:table-cell>
              <table:table-cell office:value-type="float" office:value="21235.1">
                <text:p>21235.1</text:p>
              </table:table-cell>
              <table:table-cell office:value-type="float" office:value="21242.1">
                <text:p>21242.1</text:p>
              </table:table-cell>
              <table:table-cell office:value-type="float" office:value="21234.4">
                <text:p>21234.4</text:p>
              </table:table-cell>
              <table:table-cell office:value-type="float" office:value="21234.3">
                <text:p>21234.3</text:p>
              </table:table-cell>
              <table:table-cell office:value-type="float" office:value="21239.4">
                <text:p>21239.4</text:p>
              </table:table-cell>
              <table:table-cell office:value-type="float" office:value="21231">
                <text:p>21231</text:p>
              </table:table-cell>
              <table:table-cell office:value-type="float" office:value="21231">
                <text:p>21231</text:p>
              </table:table-cell>
              <table:table-cell office:value-type="float" office:value="21169.9">
                <text:p>21169.9</text:p>
              </table:table-cell>
              <table:table-cell office:value-type="float" office:value="21111.4">
                <text:p>21111.4</text:p>
              </table:table-cell>
              <table:table-cell office:value-type="float" office:value="21031.4">
                <text:p>21031.4</text:p>
              </table:table-cell>
              <table:table-cell office:value-type="float" office:value="21017.3">
                <text:p>21017.3</text:p>
              </table:table-cell>
              <table:table-cell office:value-type="float" office:value="21026.4">
                <text:p>21026.4</text:p>
              </table:table-cell>
              <table:table-cell office:value-type="float" office:value="21032">
                <text:p>21032</text:p>
              </table:table-cell>
              <table:table-cell office:value-type="float" office:value="20982">
                <text:p>20982</text:p>
              </table:table-cell>
              <table:table-cell office:value-type="float" office:value="20859.7">
                <text:p>20859.7</text:p>
              </table:table-cell>
              <table:table-cell office:value-type="float" office:value="20636.3">
                <text:p>20636.3</text:p>
              </table:table-cell>
              <table:table-cell office:value-type="float" office:value="20585.8">
                <text:p>20585.8</text:p>
              </table:table-cell>
              <table:table-cell office:value-type="float" office:value="20576.7">
                <text:p>20576.7</text:p>
              </table:table-cell>
              <table:table-cell office:value-type="float" office:value="20571.8">
                <text:p>20571.8</text:p>
              </table:table-cell>
              <table:table-cell office:value-type="float" office:value="20584.7">
                <text:p>20584.7</text:p>
              </table:table-cell>
              <table:table-cell office:value-type="float" office:value="20571.8">
                <text:p>20571.8</text:p>
              </table:table-cell>
              <table:table-cell office:value-type="float" office:value="20571.7">
                <text:p>20571.7</text:p>
              </table:table-cell>
              <table:table-cell office:value-type="float" office:value="20575.5">
                <text:p>20575.5</text:p>
              </table:table-cell>
              <table:table-cell office:value-type="float" office:value="20571.8">
                <text:p>20571.8</text:p>
              </table:table-cell>
              <table:table-cell office:value-type="float" office:value="20578.4">
                <text:p>20578.4</text:p>
              </table:table-cell>
              <table:table-cell office:value-type="float" office:value="20575.7">
                <text:p>20575.7</text:p>
              </table:table-cell>
              <table:table-cell office:value-type="float" office:value="20571.8">
                <text:p>20571.8</text:p>
              </table:table-cell>
              <table:table-cell office:value-type="float" office:value="20571.7">
                <text:p>20571.7</text:p>
              </table:table-cell>
              <table:table-cell office:value-type="float" office:value="20571.7">
                <text:p>20571.7</text:p>
              </table:table-cell>
              <table:table-cell office:value-type="float" office:value="20571.7">
                <text:p>20571.7</text:p>
              </table:table-cell>
              <table:table-cell office:value-type="float" office:value="20572.5">
                <text:p>20572.5</text:p>
              </table:table-cell>
              <table:table-cell office:value-type="float" office:value="20583.1">
                <text:p>20583.1</text:p>
              </table:table-cell>
              <table:table-cell office:value-type="float" office:value="20587">
                <text:p>20587</text:p>
              </table:table-cell>
              <table:table-cell office:value-type="float" office:value="20558.8">
                <text:p>20558.8</text:p>
              </table:table-cell>
              <table:table-cell office:value-type="float" office:value="20534.7">
                <text:p>20534.7</text:p>
              </table:table-cell>
              <table:table-cell office:value-type="float" office:value="20523.9">
                <text:p>20523.9</text:p>
              </table:table-cell>
              <table:table-cell office:value-type="float" office:value="20525.8">
                <text:p>20525.8</text:p>
              </table:table-cell>
              <table:table-cell office:value-type="float" office:value="20479.3">
                <text:p>20479.3</text:p>
              </table:table-cell>
              <table:table-cell office:value-type="float" office:value="20476.1">
                <text:p>20476.1</text:p>
              </table:table-cell>
              <table:table-cell office:value-type="float" office:value="20468">
                <text:p>20468</text:p>
              </table:table-cell>
              <table:table-cell office:value-type="float" office:value="20459">
                <text:p>20459</text:p>
              </table:table-cell>
              <table:table-cell office:value-type="float" office:value="20416.5">
                <text:p>20416.5</text:p>
              </table:table-cell>
              <table:table-cell office:value-type="float" office:value="20379.6">
                <text:p>20379.6</text:p>
              </table:table-cell>
              <table:table-cell office:value-type="float" office:value="20382.4">
                <text:p>20382.4</text:p>
              </table:table-cell>
              <table:table-cell office:value-type="float" office:value="20386.2">
                <text:p>20386.2</text:p>
              </table:table-cell>
              <table:table-cell office:value-type="float" office:value="20365.7">
                <text:p>20365.7</text:p>
              </table:table-cell>
              <table:table-cell office:value-type="float" office:value="20295.6">
                <text:p>20295.6</text:p>
              </table:table-cell>
              <table:table-cell office:value-type="float" office:value="20037">
                <text:p>20037</text:p>
              </table:table-cell>
              <table:table-cell office:value-type="float" office:value="19973.8">
                <text:p>19973.8</text:p>
              </table:table-cell>
              <table:table-cell office:value-type="float" office:value="19950.3">
                <text:p>19950.3</text:p>
              </table:table-cell>
              <table:table-cell office:value-type="float" office:value="19948.8">
                <text:p>19948.8</text:p>
              </table:table-cell>
              <table:table-cell office:value-type="float" office:value="19947.5">
                <text:p>19947.5</text:p>
              </table:table-cell>
              <table:table-cell office:value-type="float" office:value="19943.5">
                <text:p>19943.5</text:p>
              </table:table-cell>
              <table:table-cell office:value-type="float" office:value="19945.3">
                <text:p>19945.3</text:p>
              </table:table-cell>
              <table:table-cell office:value-type="float" office:value="19943.5">
                <text:p>19943.5</text:p>
              </table:table-cell>
              <table:table-cell office:value-type="float" office:value="19943.4">
                <text:p>19943.4</text:p>
              </table:table-cell>
              <table:table-cell office:value-type="float" office:value="19943.4">
                <text:p>19943.4</text:p>
              </table:table-cell>
              <table:table-cell office:value-type="float" office:value="19957.8">
                <text:p>19957.8</text:p>
              </table:table-cell>
              <table:table-cell office:value-type="float" office:value="19943.4">
                <text:p>19943.4</text:p>
              </table:table-cell>
              <table:table-cell office:value-type="float" office:value="19942.8">
                <text:p>19942.8</text:p>
              </table:table-cell>
              <table:table-cell office:value-type="float" office:value="19941.5">
                <text:p>19941.5</text:p>
              </table:table-cell>
              <table:table-cell office:value-type="float" office:value="19939.9">
                <text:p>19939.9</text:p>
              </table:table-cell>
              <table:table-cell office:value-type="float" office:value="19946.7">
                <text:p>19946.7</text:p>
              </table:table-cell>
              <table:table-cell office:value-type="float" office:value="19946.5">
                <text:p>19946.5</text:p>
              </table:table-cell>
              <table:table-cell office:value-type="float" office:value="19931.8">
                <text:p>19931.8</text:p>
              </table:table-cell>
              <table:table-cell office:value-type="float" office:value="19918.8">
                <text:p>19918.8</text:p>
              </table:table-cell>
              <table:table-cell office:value-type="float" office:value="19908.6">
                <text:p>19908.6</text:p>
              </table:table-cell>
              <table:table-cell office:value-type="float" office:value="19886.4">
                <text:p>19886.4</text:p>
              </table:table-cell>
              <table:table-cell office:value-type="float" office:value="19896.5">
                <text:p>19896.5</text:p>
              </table:table-cell>
              <table:table-cell office:value-type="float" office:value="19865">
                <text:p>19865</text:p>
              </table:table-cell>
              <table:table-cell office:value-type="float" office:value="19802.6">
                <text:p>19802.6</text:p>
              </table:table-cell>
              <table:table-cell office:value-type="float" office:value="19695.5">
                <text:p>19695.5</text:p>
              </table:table-cell>
              <table:table-cell office:value-type="float" office:value="19672.4">
                <text:p>19672.4</text:p>
              </table:table-cell>
              <table:table-cell office:value-type="float" office:value="19657.7">
                <text:p>19657.7</text:p>
              </table:table-cell>
              <table:table-cell office:value-type="float" office:value="19662.9">
                <text:p>19662.9</text:p>
              </table:table-cell>
              <table:table-cell office:value-type="float" office:value="19630.7">
                <text:p>19630.7</text:p>
              </table:table-cell>
              <table:table-cell office:value-type="float" office:value="19537.7">
                <text:p>19537.7</text:p>
              </table:table-cell>
              <table:table-cell office:value-type="float" office:value="19371.8">
                <text:p>19371.8</text:p>
              </table:table-cell>
              <table:table-cell office:value-type="float" office:value="19356.9">
                <text:p>19356.9</text:p>
              </table:table-cell>
              <table:table-cell office:value-type="float" office:value="19352.5">
                <text:p>19352.5</text:p>
              </table:table-cell>
              <table:table-cell office:value-type="float" office:value="19308.6">
                <text:p>19308.6</text:p>
              </table:table-cell>
              <table:table-cell office:value-type="float" office:value="19223.5">
                <text:p>19223.5</text:p>
              </table:table-cell>
              <table:table-cell office:value-type="float" office:value="19167.4">
                <text:p>19167.4</text:p>
              </table:table-cell>
              <table:table-cell office:value-type="float" office:value="19166.4">
                <text:p>19166.4</text:p>
              </table:table-cell>
              <table:table-cell office:value-type="float" office:value="19150.8">
                <text:p>19150.8</text:p>
              </table:table-cell>
              <table:table-cell office:value-type="float" office:value="19144.5">
                <text:p>19144.5</text:p>
              </table:table-cell>
              <table:table-cell office:value-type="float" office:value="19158.8">
                <text:p>19158.8</text:p>
              </table:table-cell>
              <table:table-cell office:value-type="float" office:value="19144.6">
                <text:p>19144.6</text:p>
              </table:table-cell>
              <table:table-cell office:value-type="float" office:value="19145.4">
                <text:p>19145.4</text:p>
              </table:table-cell>
              <table:table-cell office:value-type="float" office:value="19144.1">
                <text:p>19144.1</text:p>
              </table:table-cell>
              <table:table-cell office:value-type="float" office:value="19139.4">
                <text:p>19139.4</text:p>
              </table:table-cell>
              <table:table-cell office:value-type="float" office:value="19087.7">
                <text:p>19087.7</text:p>
              </table:table-cell>
              <table:table-cell office:value-type="float" office:value="18886.2">
                <text:p>18886.2</text:p>
              </table:table-cell>
              <table:table-cell office:value-type="float" office:value="18543.8">
                <text:p>18543.8</text:p>
              </table:table-cell>
              <table:table-cell office:value-type="float" office:value="18452.4">
                <text:p>18452.4</text:p>
              </table:table-cell>
              <table:table-cell office:value-type="float" office:value="18450.3">
                <text:p>18450.3</text:p>
              </table:table-cell>
              <table:table-cell office:value-type="float" office:value="18440.6">
                <text:p>18440.6</text:p>
              </table:table-cell>
              <table:table-cell office:value-type="float" office:value="18397.5">
                <text:p>18397.5</text:p>
              </table:table-cell>
              <table:table-cell office:value-type="float" office:value="18265">
                <text:p>18265</text:p>
              </table:table-cell>
              <table:table-cell office:value-type="float" office:value="18062.2">
                <text:p>18062.2</text:p>
              </table:table-cell>
              <table:table-cell office:value-type="float" office:value="17995.8">
                <text:p>17995.8</text:p>
              </table:table-cell>
              <table:table-cell office:value-type="float" office:value="17994.5">
                <text:p>17994.5</text:p>
              </table:table-cell>
              <table:table-cell office:value-type="float" office:value="17989.9">
                <text:p>17989.9</text:p>
              </table:table-cell>
              <table:table-cell office:value-type="float" office:value="17999.6">
                <text:p>17999.6</text:p>
              </table:table-cell>
              <table:table-cell office:value-type="float" office:value="17997.5">
                <text:p>17997.5</text:p>
              </table:table-cell>
              <table:table-cell office:value-type="float" office:value="17990">
                <text:p>17990</text:p>
              </table:table-cell>
              <table:table-cell office:value-type="float" office:value="17989.9">
                <text:p>17989.9</text:p>
              </table:table-cell>
              <table:table-cell office:value-type="float" office:value="17997">
                <text:p>17997</text:p>
              </table:table-cell>
              <table:table-cell office:value-type="float" office:value="17989.5">
                <text:p>17989.5</text:p>
              </table:table-cell>
              <table:table-cell office:value-type="float" office:value="17997.8">
                <text:p>17997.8</text:p>
              </table:table-cell>
              <table:table-cell office:value-type="float" office:value="17980.8">
                <text:p>17980.8</text:p>
              </table:table-cell>
              <table:table-cell office:value-type="float" office:value="17973">
                <text:p>17973</text:p>
              </table:table-cell>
              <table:table-cell office:value-type="float" office:value="17972.7">
                <text:p>17972.7</text:p>
              </table:table-cell>
              <table:table-cell office:value-type="float" office:value="17972.7">
                <text:p>17972.7</text:p>
              </table:table-cell>
              <table:table-cell office:value-type="float" office:value="17987.4">
                <text:p>17987.4</text:p>
              </table:table-cell>
              <table:table-cell office:value-type="float" office:value="17981.3">
                <text:p>17981.3</text:p>
              </table:table-cell>
              <table:table-cell office:value-type="float" office:value="17938.8">
                <text:p>17938.8</text:p>
              </table:table-cell>
              <table:table-cell office:value-type="float" office:value="17883.8">
                <text:p>17883.8</text:p>
              </table:table-cell>
              <table:table-cell office:value-type="float" office:value="17840.2">
                <text:p>17840.2</text:p>
              </table:table-cell>
              <table:table-cell office:value-type="float" office:value="17839.8">
                <text:p>17839.8</text:p>
              </table:table-cell>
              <table:table-cell office:value-type="float" office:value="17854.5">
                <text:p>17854.5</text:p>
              </table:table-cell>
              <table:table-cell office:value-type="float" office:value="17837.5">
                <text:p>17837.5</text:p>
              </table:table-cell>
              <table:table-cell office:value-type="float" office:value="17848">
                <text:p>17848</text:p>
              </table:table-cell>
              <table:table-cell office:value-type="float" office:value="17825.9">
                <text:p>17825.9</text:p>
              </table:table-cell>
              <table:table-cell office:value-type="float" office:value="17749.9">
                <text:p>17749.9</text:p>
              </table:table-cell>
              <table:table-cell office:value-type="float" office:value="17530.2">
                <text:p>17530.2</text:p>
              </table:table-cell>
              <table:table-cell office:value-type="float" office:value="17387.3">
                <text:p>17387.3</text:p>
              </table:table-cell>
              <table:table-cell office:value-type="float" office:value="17382.2">
                <text:p>17382.2</text:p>
              </table:table-cell>
              <table:table-cell office:value-type="float" office:value="17376.4">
                <text:p>17376.4</text:p>
              </table:table-cell>
              <table:table-cell office:value-type="float" office:value="17348.4">
                <text:p>17348.4</text:p>
              </table:table-cell>
              <table:table-cell office:value-type="float" office:value="17231.5">
                <text:p>17231.5</text:p>
              </table:table-cell>
              <table:table-cell office:value-type="float" office:value="17044.3">
                <text:p>17044.3</text:p>
              </table:table-cell>
              <table:table-cell office:value-type="float" office:value="17022">
                <text:p>17022</text:p>
              </table:table-cell>
              <table:table-cell office:value-type="float" office:value="17019.4">
                <text:p>17019.4</text:p>
              </table:table-cell>
              <table:table-cell office:value-type="float" office:value="17017.5">
                <text:p>17017.5</text:p>
              </table:table-cell>
              <table:table-cell office:value-type="float" office:value="17017.2">
                <text:p>17017.2</text:p>
              </table:table-cell>
              <table:table-cell office:value-type="float" office:value="17017.2">
                <text:p>17017.2</text:p>
              </table:table-cell>
              <table:table-cell office:value-type="float" office:value="17016.1">
                <text:p>17016.1</text:p>
              </table:table-cell>
              <table:table-cell office:value-type="float" office:value="17024.4">
                <text:p>17024.4</text:p>
              </table:table-cell>
              <table:table-cell office:value-type="float" office:value="16989.1">
                <text:p>16989.1</text:p>
              </table:table-cell>
              <table:table-cell office:value-type="float" office:value="16916.1">
                <text:p>16916.1</text:p>
              </table:table-cell>
              <table:table-cell office:value-type="float" office:value="16905.3">
                <text:p>16905.3</text:p>
              </table:table-cell>
              <table:table-cell office:value-type="float" office:value="16900.7">
                <text:p>16900.7</text:p>
              </table:table-cell>
              <table:table-cell office:value-type="float" office:value="16867.6">
                <text:p>16867.6</text:p>
              </table:table-cell>
              <table:table-cell office:value-type="float" office:value="16763.4">
                <text:p>16763.4</text:p>
              </table:table-cell>
              <table:table-cell office:value-type="float" office:value="16591.2">
                <text:p>16591.2</text:p>
              </table:table-cell>
              <table:table-cell office:value-type="float" office:value="16574.3">
                <text:p>16574.3</text:p>
              </table:table-cell>
              <table:table-cell office:value-type="float" office:value="16580.2">
                <text:p>16580.2</text:p>
              </table:table-cell>
              <table:table-cell office:value-type="float" office:value="16575.6">
                <text:p>16575.6</text:p>
              </table:table-cell>
              <table:table-cell office:value-type="float" office:value="16585.1">
                <text:p>16585.1</text:p>
              </table:table-cell>
              <table:table-cell office:value-type="float" office:value="16569.9">
                <text:p>16569.9</text:p>
              </table:table-cell>
              <table:table-cell office:value-type="float" office:value="16581.5">
                <text:p>16581.5</text:p>
              </table:table-cell>
              <table:table-cell office:value-type="float" office:value="16583.5">
                <text:p>16583.5</text:p>
              </table:table-cell>
              <table:table-cell office:value-type="float" office:value="16545.4">
                <text:p>16545.4</text:p>
              </table:table-cell>
              <table:table-cell office:value-type="float" office:value="16443.3">
                <text:p>16443.3</text:p>
              </table:table-cell>
              <table:table-cell office:value-type="float" office:value="16294.3">
                <text:p>16294.3</text:p>
              </table:table-cell>
              <table:table-cell office:value-type="float" office:value="16275">
                <text:p>16275</text:p>
              </table:table-cell>
              <table:table-cell office:value-type="float" office:value="16273.8">
                <text:p>16273.8</text:p>
              </table:table-cell>
              <table:table-cell office:value-type="float" office:value="16273.7">
                <text:p>16273.7</text:p>
              </table:table-cell>
              <table:table-cell office:value-type="float" office:value="16273.7">
                <text:p>16273.7</text:p>
              </table:table-cell>
              <table:table-cell office:value-type="float" office:value="16277.3">
                <text:p>16277.3</text:p>
              </table:table-cell>
              <table:table-cell office:value-type="float" office:value="16291.8">
                <text:p>16291.8</text:p>
              </table:table-cell>
              <table:table-cell office:value-type="float" office:value="16277.6">
                <text:p>16277.6</text:p>
              </table:table-cell>
              <table:table-cell office:value-type="float" office:value="16273.8">
                <text:p>16273.8</text:p>
              </table:table-cell>
              <table:table-cell office:value-type="float" office:value="16286.3">
                <text:p>16286.3</text:p>
              </table:table-cell>
              <table:table-cell office:value-type="float" office:value="16273.9">
                <text:p>16273.9</text:p>
              </table:table-cell>
              <table:table-cell office:value-type="float" office:value="16275.5">
                <text:p>16275.5</text:p>
              </table:table-cell>
              <table:table-cell office:value-type="float" office:value="16279.6">
                <text:p>1627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n: 4</text:p>
                <draw:g>
                  <svg:desc>Sheet1.G16:Sheet1.G16</svg:desc>
                </draw:g>
              </table:table-cell>
              <table:table-cell office:value-type="float" office:value="29553.2">
                <text:p>29553.2</text:p>
                <draw:g>
                  <svg:desc>Sheet1.A18:Sheet1.HW18</svg:desc>
                </draw:g>
              </table:table-cell>
              <table:table-cell office:value-type="float" office:value="27753.5">
                <text:p>27753.5</text:p>
              </table:table-cell>
              <table:table-cell office:value-type="float" office:value="26218.2">
                <text:p>26218.2</text:p>
              </table:table-cell>
              <table:table-cell office:value-type="float" office:value="25237.2">
                <text:p>25237.2</text:p>
              </table:table-cell>
              <table:table-cell office:value-type="float" office:value="25180.4">
                <text:p>25180.4</text:p>
              </table:table-cell>
              <table:table-cell office:value-type="float" office:value="25179.8">
                <text:p>25179.8</text:p>
              </table:table-cell>
              <table:table-cell office:value-type="float" office:value="25188.1">
                <text:p>25188.1</text:p>
              </table:table-cell>
              <table:table-cell office:value-type="float" office:value="25179.9">
                <text:p>25179.9</text:p>
              </table:table-cell>
              <table:table-cell office:value-type="float" office:value="25179.8">
                <text:p>25179.8</text:p>
              </table:table-cell>
              <table:table-cell office:value-type="float" office:value="25174">
                <text:p>25174</text:p>
              </table:table-cell>
              <table:table-cell office:value-type="float" office:value="25139.1">
                <text:p>25139.1</text:p>
              </table:table-cell>
              <table:table-cell office:value-type="float" office:value="25038.1">
                <text:p>25038.1</text:p>
              </table:table-cell>
              <table:table-cell office:value-type="float" office:value="24675.1">
                <text:p>24675.1</text:p>
              </table:table-cell>
              <table:table-cell office:value-type="float" office:value="24584.8">
                <text:p>24584.8</text:p>
              </table:table-cell>
              <table:table-cell office:value-type="float" office:value="24506.2">
                <text:p>24506.2</text:p>
              </table:table-cell>
              <table:table-cell office:value-type="float" office:value="24315.7">
                <text:p>24315.7</text:p>
              </table:table-cell>
              <table:table-cell office:value-type="float" office:value="24231">
                <text:p>24231</text:p>
              </table:table-cell>
              <table:table-cell office:value-type="float" office:value="24228.3">
                <text:p>24228.3</text:p>
              </table:table-cell>
              <table:table-cell office:value-type="float" office:value="24228.3">
                <text:p>24228.3</text:p>
              </table:table-cell>
              <table:table-cell office:value-type="float" office:value="24220.9">
                <text:p>24220.9</text:p>
              </table:table-cell>
              <table:table-cell office:value-type="float" office:value="24183.9">
                <text:p>24183.9</text:p>
              </table:table-cell>
              <table:table-cell office:value-type="float" office:value="24029.6">
                <text:p>24029.6</text:p>
              </table:table-cell>
              <table:table-cell office:value-type="float" office:value="23644.5">
                <text:p>23644.5</text:p>
              </table:table-cell>
              <table:table-cell office:value-type="float" office:value="23470.2">
                <text:p>23470.2</text:p>
              </table:table-cell>
              <table:table-cell office:value-type="float" office:value="23402.9">
                <text:p>23402.9</text:p>
              </table:table-cell>
              <table:table-cell office:value-type="float" office:value="23134.6">
                <text:p>23134.6</text:p>
              </table:table-cell>
              <table:table-cell office:value-type="float" office:value="22871.1">
                <text:p>22871.1</text:p>
              </table:table-cell>
              <table:table-cell office:value-type="float" office:value="22842.7">
                <text:p>22842.7</text:p>
              </table:table-cell>
              <table:table-cell office:value-type="float" office:value="22842.4">
                <text:p>22842.4</text:p>
              </table:table-cell>
              <table:table-cell office:value-type="float" office:value="22842.4">
                <text:p>22842.4</text:p>
              </table:table-cell>
              <table:table-cell office:value-type="float" office:value="22854.6">
                <text:p>22854.6</text:p>
              </table:table-cell>
              <table:table-cell office:value-type="float" office:value="22850.1">
                <text:p>22850.1</text:p>
              </table:table-cell>
              <table:table-cell office:value-type="float" office:value="22857.2">
                <text:p>22857.2</text:p>
              </table:table-cell>
              <table:table-cell office:value-type="float" office:value="22826.4">
                <text:p>22826.4</text:p>
              </table:table-cell>
              <table:table-cell office:value-type="float" office:value="22784.8">
                <text:p>22784.8</text:p>
              </table:table-cell>
              <table:table-cell office:value-type="float" office:value="22734.8">
                <text:p>22734.8</text:p>
              </table:table-cell>
              <table:table-cell office:value-type="float" office:value="22627.5">
                <text:p>22627.5</text:p>
              </table:table-cell>
              <table:table-cell office:value-type="float" office:value="22564.1">
                <text:p>22564.1</text:p>
              </table:table-cell>
              <table:table-cell office:value-type="float" office:value="22533.7">
                <text:p>22533.7</text:p>
              </table:table-cell>
              <table:table-cell office:value-type="float" office:value="22413.6">
                <text:p>22413.6</text:p>
              </table:table-cell>
              <table:table-cell office:value-type="float" office:value="22101.4">
                <text:p>22101.4</text:p>
              </table:table-cell>
              <table:table-cell office:value-type="float" office:value="21916.6">
                <text:p>21916.6</text:p>
              </table:table-cell>
              <table:table-cell office:value-type="float" office:value="21674.1">
                <text:p>21674.1</text:p>
              </table:table-cell>
              <table:table-cell office:value-type="float" office:value="21558.3">
                <text:p>21558.3</text:p>
              </table:table-cell>
              <table:table-cell office:value-type="float" office:value="21527">
                <text:p>21527</text:p>
              </table:table-cell>
              <table:table-cell office:value-type="float" office:value="21463.9">
                <text:p>21463.9</text:p>
              </table:table-cell>
              <table:table-cell office:value-type="float" office:value="21405.8">
                <text:p>21405.8</text:p>
              </table:table-cell>
              <table:table-cell office:value-type="float" office:value="21383.5">
                <text:p>21383.5</text:p>
              </table:table-cell>
              <table:table-cell office:value-type="float" office:value="21370.8">
                <text:p>21370.8</text:p>
              </table:table-cell>
              <table:table-cell office:value-type="float" office:value="21372.2">
                <text:p>21372.2</text:p>
              </table:table-cell>
              <table:table-cell office:value-type="float" office:value="21367.5">
                <text:p>21367.5</text:p>
              </table:table-cell>
              <table:table-cell office:value-type="float" office:value="21353.4">
                <text:p>21353.4</text:p>
              </table:table-cell>
              <table:table-cell office:value-type="float" office:value="21303.2">
                <text:p>21303.2</text:p>
              </table:table-cell>
              <table:table-cell office:value-type="float" office:value="21155.8">
                <text:p>21155.8</text:p>
              </table:table-cell>
              <table:table-cell office:value-type="float" office:value="21027.6">
                <text:p>21027.6</text:p>
              </table:table-cell>
              <table:table-cell office:value-type="float" office:value="21007.3">
                <text:p>21007.3</text:p>
              </table:table-cell>
              <table:table-cell office:value-type="float" office:value="20986.6">
                <text:p>20986.6</text:p>
              </table:table-cell>
              <table:table-cell office:value-type="float" office:value="20986.2">
                <text:p>20986.2</text:p>
              </table:table-cell>
              <table:table-cell office:value-type="float" office:value="20970.2">
                <text:p>20970.2</text:p>
              </table:table-cell>
              <table:table-cell office:value-type="float" office:value="20965.4">
                <text:p>20965.4</text:p>
              </table:table-cell>
              <table:table-cell office:value-type="float" office:value="20965.1">
                <text:p>20965.1</text:p>
              </table:table-cell>
              <table:table-cell office:value-type="float" office:value="20962.1">
                <text:p>20962.1</text:p>
              </table:table-cell>
              <table:table-cell office:value-type="float" office:value="20946">
                <text:p>20946</text:p>
              </table:table-cell>
              <table:table-cell office:value-type="float" office:value="20872.6">
                <text:p>20872.6</text:p>
              </table:table-cell>
              <table:table-cell office:value-type="float" office:value="20737.5">
                <text:p>20737.5</text:p>
              </table:table-cell>
              <table:table-cell office:value-type="float" office:value="20702.4">
                <text:p>20702.4</text:p>
              </table:table-cell>
              <table:table-cell office:value-type="float" office:value="20700.9">
                <text:p>20700.9</text:p>
              </table:table-cell>
              <table:table-cell office:value-type="float" office:value="20705.4">
                <text:p>20705.4</text:p>
              </table:table-cell>
              <table:table-cell office:value-type="float" office:value="20690.6">
                <text:p>20690.6</text:p>
              </table:table-cell>
              <table:table-cell office:value-type="float" office:value="20612.8">
                <text:p>20612.8</text:p>
              </table:table-cell>
              <table:table-cell office:value-type="float" office:value="20567.5">
                <text:p>20567.5</text:p>
              </table:table-cell>
              <table:table-cell office:value-type="float" office:value="20474.7">
                <text:p>20474.7</text:p>
              </table:table-cell>
              <table:table-cell office:value-type="float" office:value="20201.9">
                <text:p>20201.9</text:p>
              </table:table-cell>
              <table:table-cell office:value-type="float" office:value="20078.1">
                <text:p>20078.1</text:p>
              </table:table-cell>
              <table:table-cell office:value-type="float" office:value="20076.5">
                <text:p>20076.5</text:p>
              </table:table-cell>
              <table:table-cell office:value-type="float" office:value="20073.3">
                <text:p>20073.3</text:p>
              </table:table-cell>
              <table:table-cell office:value-type="float" office:value="20068.1">
                <text:p>20068.1</text:p>
              </table:table-cell>
              <table:table-cell office:value-type="float" office:value="20054.6">
                <text:p>20054.6</text:p>
              </table:table-cell>
              <table:table-cell office:value-type="float" office:value="20022">
                <text:p>20022</text:p>
              </table:table-cell>
              <table:table-cell office:value-type="float" office:value="20021.2">
                <text:p>20021.2</text:p>
              </table:table-cell>
              <table:table-cell office:value-type="float" office:value="20021.2">
                <text:p>20021.2</text:p>
              </table:table-cell>
              <table:table-cell office:value-type="float" office:value="20021.7">
                <text:p>20021.7</text:p>
              </table:table-cell>
              <table:table-cell office:value-type="float" office:value="20021.2">
                <text:p>20021.2</text:p>
              </table:table-cell>
              <table:table-cell office:value-type="float" office:value="20019.7">
                <text:p>20019.7</text:p>
              </table:table-cell>
              <table:table-cell office:value-type="float" office:value="20025.4">
                <text:p>20025.4</text:p>
              </table:table-cell>
              <table:table-cell office:value-type="float" office:value="19987.4">
                <text:p>19987.4</text:p>
              </table:table-cell>
              <table:table-cell office:value-type="float" office:value="19914.6">
                <text:p>19914.6</text:p>
              </table:table-cell>
              <table:table-cell office:value-type="float" office:value="19866.1">
                <text:p>19866.1</text:p>
              </table:table-cell>
              <table:table-cell office:value-type="float" office:value="19865.8">
                <text:p>19865.8</text:p>
              </table:table-cell>
              <table:table-cell office:value-type="float" office:value="19865.7">
                <text:p>19865.7</text:p>
              </table:table-cell>
              <table:table-cell office:value-type="float" office:value="19887">
                <text:p>19887</text:p>
              </table:table-cell>
              <table:table-cell office:value-type="float" office:value="19867.8">
                <text:p>19867.8</text:p>
              </table:table-cell>
              <table:table-cell office:value-type="float" office:value="19871.4">
                <text:p>19871.4</text:p>
              </table:table-cell>
              <table:table-cell office:value-type="float" office:value="19866.1">
                <text:p>19866.1</text:p>
              </table:table-cell>
              <table:table-cell office:value-type="float" office:value="19869.3">
                <text:p>19869.3</text:p>
              </table:table-cell>
              <table:table-cell office:value-type="float" office:value="19873.8">
                <text:p>19873.8</text:p>
              </table:table-cell>
              <table:table-cell office:value-type="float" office:value="19866.3">
                <text:p>19866.3</text:p>
              </table:table-cell>
              <table:table-cell office:value-type="float" office:value="19865.7">
                <text:p>19865.7</text:p>
              </table:table-cell>
              <table:table-cell office:value-type="float" office:value="19863.8">
                <text:p>19863.8</text:p>
              </table:table-cell>
              <table:table-cell office:value-type="float" office:value="19858.8">
                <text:p>19858.8</text:p>
              </table:table-cell>
              <table:table-cell office:value-type="float" office:value="19813.8">
                <text:p>19813.8</text:p>
              </table:table-cell>
              <table:table-cell office:value-type="float" office:value="19730.7">
                <text:p>19730.7</text:p>
              </table:table-cell>
              <table:table-cell office:value-type="float" office:value="19697.8">
                <text:p>19697.8</text:p>
              </table:table-cell>
              <table:table-cell office:value-type="float" office:value="19679">
                <text:p>19679</text:p>
              </table:table-cell>
              <table:table-cell office:value-type="float" office:value="19678.8">
                <text:p>19678.8</text:p>
              </table:table-cell>
              <table:table-cell office:value-type="float" office:value="19678.8">
                <text:p>19678.8</text:p>
              </table:table-cell>
              <table:table-cell office:value-type="float" office:value="19681.8">
                <text:p>19681.8</text:p>
              </table:table-cell>
              <table:table-cell office:value-type="float" office:value="19676.9">
                <text:p>19676.9</text:p>
              </table:table-cell>
              <table:table-cell office:value-type="float" office:value="19672.6">
                <text:p>19672.6</text:p>
              </table:table-cell>
              <table:table-cell office:value-type="float" office:value="19614.4">
                <text:p>19614.4</text:p>
              </table:table-cell>
              <table:table-cell office:value-type="float" office:value="19504.2">
                <text:p>19504.2</text:p>
              </table:table-cell>
              <table:table-cell office:value-type="float" office:value="19480.5">
                <text:p>19480.5</text:p>
              </table:table-cell>
              <table:table-cell office:value-type="float" office:value="19469.5">
                <text:p>19469.5</text:p>
              </table:table-cell>
              <table:table-cell office:value-type="float" office:value="19427.4">
                <text:p>19427.4</text:p>
              </table:table-cell>
              <table:table-cell office:value-type="float" office:value="19344.6">
                <text:p>19344.6</text:p>
              </table:table-cell>
              <table:table-cell office:value-type="float" office:value="19229">
                <text:p>19229</text:p>
              </table:table-cell>
              <table:table-cell office:value-type="float" office:value="19224.4">
                <text:p>19224.4</text:p>
              </table:table-cell>
              <table:table-cell office:value-type="float" office:value="19215.6">
                <text:p>19215.6</text:p>
              </table:table-cell>
              <table:table-cell office:value-type="float" office:value="19208.8">
                <text:p>19208.8</text:p>
              </table:table-cell>
              <table:table-cell office:value-type="float" office:value="19171.8">
                <text:p>19171.8</text:p>
              </table:table-cell>
              <table:table-cell office:value-type="float" office:value="19081.2">
                <text:p>19081.2</text:p>
              </table:table-cell>
              <table:table-cell office:value-type="float" office:value="19039.6">
                <text:p>19039.6</text:p>
              </table:table-cell>
              <table:table-cell office:value-type="float" office:value="19037.4">
                <text:p>19037.4</text:p>
              </table:table-cell>
              <table:table-cell office:value-type="float" office:value="19037.2">
                <text:p>19037.2</text:p>
              </table:table-cell>
              <table:table-cell office:value-type="float" office:value="19036">
                <text:p>19036</text:p>
              </table:table-cell>
              <table:table-cell office:value-type="float" office:value="19040.6">
                <text:p>19040.6</text:p>
              </table:table-cell>
              <table:table-cell office:value-type="float" office:value="19027.3">
                <text:p>19027.3</text:p>
              </table:table-cell>
              <table:table-cell office:value-type="float" office:value="19017.3">
                <text:p>19017.3</text:p>
              </table:table-cell>
              <table:table-cell office:value-type="float" office:value="19017.2">
                <text:p>19017.2</text:p>
              </table:table-cell>
              <table:table-cell office:value-type="float" office:value="19017.2">
                <text:p>19017.2</text:p>
              </table:table-cell>
              <table:table-cell office:value-type="float" office:value="19032.3">
                <text:p>19032.3</text:p>
              </table:table-cell>
              <table:table-cell office:value-type="float" office:value="19015.8">
                <text:p>19015.8</text:p>
              </table:table-cell>
              <table:table-cell office:value-type="float" office:value="19015.7">
                <text:p>19015.7</text:p>
              </table:table-cell>
              <table:table-cell office:value-type="float" office:value="19026.9">
                <text:p>19026.9</text:p>
              </table:table-cell>
              <table:table-cell office:value-type="float" office:value="18982.8">
                <text:p>18982.8</text:p>
              </table:table-cell>
              <table:table-cell office:value-type="float" office:value="18890.8">
                <text:p>18890.8</text:p>
              </table:table-cell>
              <table:table-cell office:value-type="float" office:value="18865.9">
                <text:p>18865.9</text:p>
              </table:table-cell>
              <table:table-cell office:value-type="float" office:value="18865.7">
                <text:p>18865.7</text:p>
              </table:table-cell>
              <table:table-cell office:value-type="float" office:value="18872.7">
                <text:p>18872.7</text:p>
              </table:table-cell>
              <table:table-cell office:value-type="float" office:value="18851.7">
                <text:p>18851.7</text:p>
              </table:table-cell>
              <table:table-cell office:value-type="float" office:value="18805.3">
                <text:p>18805.3</text:p>
              </table:table-cell>
              <table:table-cell office:value-type="float" office:value="18702.8">
                <text:p>18702.8</text:p>
              </table:table-cell>
              <table:table-cell office:value-type="float" office:value="18663">
                <text:p>18663</text:p>
              </table:table-cell>
              <table:table-cell office:value-type="float" office:value="18678.3">
                <text:p>18678.3</text:p>
              </table:table-cell>
              <table:table-cell office:value-type="float" office:value="18664.1">
                <text:p>18664.1</text:p>
              </table:table-cell>
              <table:table-cell office:value-type="float" office:value="18662.6">
                <text:p>18662.6</text:p>
              </table:table-cell>
              <table:table-cell office:value-type="float" office:value="18666.6">
                <text:p>18666.6</text:p>
              </table:table-cell>
              <table:table-cell office:value-type="float" office:value="18662.7">
                <text:p>18662.7</text:p>
              </table:table-cell>
              <table:table-cell office:value-type="float" office:value="18662.6">
                <text:p>18662.6</text:p>
              </table:table-cell>
              <table:table-cell office:value-type="float" office:value="18673.2">
                <text:p>18673.2</text:p>
              </table:table-cell>
              <table:table-cell office:value-type="float" office:value="18662.7">
                <text:p>18662.7</text:p>
              </table:table-cell>
              <table:table-cell office:value-type="float" office:value="18662.6">
                <text:p>18662.6</text:p>
              </table:table-cell>
              <table:table-cell office:value-type="float" office:value="18662.7">
                <text:p>18662.7</text:p>
              </table:table-cell>
              <table:table-cell office:value-type="float" office:value="18662.7">
                <text:p>1866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n: 5</text:p>
                <draw:g>
                  <svg:desc>Sheet1.G21:Sheet1.G21</svg:desc>
                </draw:g>
              </table:table-cell>
              <table:table-cell office:value-type="float" office:value="29011.4">
                <text:p>29011.4</text:p>
                <draw:g>
                  <svg:desc>Sheet1.A23:Sheet1.JG23</svg:desc>
                </draw:g>
              </table:table-cell>
              <table:table-cell office:value-type="float" office:value="27466.3">
                <text:p>27466.3</text:p>
              </table:table-cell>
              <table:table-cell office:value-type="float" office:value="26245.8">
                <text:p>26245.8</text:p>
              </table:table-cell>
              <table:table-cell office:value-type="float" office:value="25694.2">
                <text:p>25694.2</text:p>
              </table:table-cell>
              <table:table-cell office:value-type="float" office:value="25674.5">
                <text:p>25674.5</text:p>
              </table:table-cell>
              <table:table-cell office:value-type="float" office:value="25666.6">
                <text:p>25666.6</text:p>
              </table:table-cell>
              <table:table-cell office:value-type="float" office:value="25661.7">
                <text:p>25661.7</text:p>
              </table:table-cell>
              <table:table-cell office:value-type="float" office:value="25661.6">
                <text:p>25661.6</text:p>
              </table:table-cell>
              <table:table-cell office:value-type="float" office:value="25663.1">
                <text:p>25663.1</text:p>
              </table:table-cell>
              <table:table-cell office:value-type="float" office:value="25621.1">
                <text:p>25621.1</text:p>
              </table:table-cell>
              <table:table-cell office:value-type="float" office:value="25500.8">
                <text:p>25500.8</text:p>
              </table:table-cell>
              <table:table-cell office:value-type="float" office:value="25336.1">
                <text:p>25336.1</text:p>
              </table:table-cell>
              <table:table-cell office:value-type="float" office:value="25315">
                <text:p>25315</text:p>
              </table:table-cell>
              <table:table-cell office:value-type="float" office:value="25287.4">
                <text:p>25287.4</text:p>
              </table:table-cell>
              <table:table-cell office:value-type="float" office:value="25233.2">
                <text:p>25233.2</text:p>
              </table:table-cell>
              <table:table-cell office:value-type="float" office:value="25211.3">
                <text:p>25211.3</text:p>
              </table:table-cell>
              <table:table-cell office:value-type="float" office:value="25212.9">
                <text:p>25212.9</text:p>
              </table:table-cell>
              <table:table-cell office:value-type="float" office:value="25210.2">
                <text:p>25210.2</text:p>
              </table:table-cell>
              <table:table-cell office:value-type="float" office:value="25207.4">
                <text:p>25207.4</text:p>
              </table:table-cell>
              <table:table-cell office:value-type="float" office:value="25197">
                <text:p>25197</text:p>
              </table:table-cell>
              <table:table-cell office:value-type="float" office:value="25152.7">
                <text:p>25152.7</text:p>
              </table:table-cell>
              <table:table-cell office:value-type="float" office:value="25123.4">
                <text:p>25123.4</text:p>
              </table:table-cell>
              <table:table-cell office:value-type="float" office:value="25066.4">
                <text:p>25066.4</text:p>
              </table:table-cell>
              <table:table-cell office:value-type="float" office:value="25003.8">
                <text:p>25003.8</text:p>
              </table:table-cell>
              <table:table-cell office:value-type="float" office:value="24999.2">
                <text:p>24999.2</text:p>
              </table:table-cell>
              <table:table-cell office:value-type="float" office:value="24982.3">
                <text:p>24982.3</text:p>
              </table:table-cell>
              <table:table-cell office:value-type="float" office:value="24952.3">
                <text:p>24952.3</text:p>
              </table:table-cell>
              <table:table-cell office:value-type="float" office:value="24832.6">
                <text:p>24832.6</text:p>
              </table:table-cell>
              <table:table-cell office:value-type="float" office:value="24633.7">
                <text:p>24633.7</text:p>
              </table:table-cell>
              <table:table-cell office:value-type="float" office:value="24614.9">
                <text:p>24614.9</text:p>
              </table:table-cell>
              <table:table-cell office:value-type="float" office:value="24609.1">
                <text:p>24609.1</text:p>
              </table:table-cell>
              <table:table-cell office:value-type="float" office:value="24613.1">
                <text:p>24613.1</text:p>
              </table:table-cell>
              <table:table-cell office:value-type="float" office:value="24619.9">
                <text:p>24619.9</text:p>
              </table:table-cell>
              <table:table-cell office:value-type="float" office:value="24609.2">
                <text:p>24609.2</text:p>
              </table:table-cell>
              <table:table-cell office:value-type="float" office:value="24609.1">
                <text:p>24609.1</text:p>
              </table:table-cell>
              <table:table-cell office:value-type="float" office:value="24609.1">
                <text:p>24609.1</text:p>
              </table:table-cell>
              <table:table-cell office:value-type="float" office:value="24609.1">
                <text:p>24609.1</text:p>
              </table:table-cell>
              <table:table-cell office:value-type="float" office:value="24621.1">
                <text:p>24621.1</text:p>
              </table:table-cell>
              <table:table-cell office:value-type="float" office:value="24609.4">
                <text:p>24609.4</text:p>
              </table:table-cell>
              <table:table-cell office:value-type="float" office:value="24601">
                <text:p>24601</text:p>
              </table:table-cell>
              <table:table-cell office:value-type="float" office:value="24556.2">
                <text:p>24556.2</text:p>
              </table:table-cell>
              <table:table-cell office:value-type="float" office:value="24460.3">
                <text:p>24460.3</text:p>
              </table:table-cell>
              <table:table-cell office:value-type="float" office:value="24404.6">
                <text:p>24404.6</text:p>
              </table:table-cell>
              <table:table-cell office:value-type="float" office:value="24404">
                <text:p>24404</text:p>
              </table:table-cell>
              <table:table-cell office:value-type="float" office:value="24407.5">
                <text:p>24407.5</text:p>
              </table:table-cell>
              <table:table-cell office:value-type="float" office:value="24404.3">
                <text:p>24404.3</text:p>
              </table:table-cell>
              <table:table-cell office:value-type="float" office:value="24407.4">
                <text:p>24407.4</text:p>
              </table:table-cell>
              <table:table-cell office:value-type="float" office:value="24404.1">
                <text:p>24404.1</text:p>
              </table:table-cell>
              <table:table-cell office:value-type="float" office:value="24404">
                <text:p>24404</text:p>
              </table:table-cell>
              <table:table-cell office:value-type="float" office:value="24403.1">
                <text:p>24403.1</text:p>
              </table:table-cell>
              <table:table-cell office:value-type="float" office:value="24397.9">
                <text:p>24397.9</text:p>
              </table:table-cell>
              <table:table-cell office:value-type="float" office:value="24349.7">
                <text:p>24349.7</text:p>
              </table:table-cell>
              <table:table-cell office:value-type="float" office:value="24319.8">
                <text:p>24319.8</text:p>
              </table:table-cell>
              <table:table-cell office:value-type="float" office:value="24322.6">
                <text:p>24322.6</text:p>
              </table:table-cell>
              <table:table-cell office:value-type="float" office:value="24311.1">
                <text:p>24311.1</text:p>
              </table:table-cell>
              <table:table-cell office:value-type="float" office:value="24314.1">
                <text:p>24314.1</text:p>
              </table:table-cell>
              <table:table-cell office:value-type="float" office:value="24308.9">
                <text:p>24308.9</text:p>
              </table:table-cell>
              <table:table-cell office:value-type="float" office:value="24310">
                <text:p>24310</text:p>
              </table:table-cell>
              <table:table-cell office:value-type="float" office:value="24303.4">
                <text:p>24303.4</text:p>
              </table:table-cell>
              <table:table-cell office:value-type="float" office:value="24275.5">
                <text:p>24275.5</text:p>
              </table:table-cell>
              <table:table-cell office:value-type="float" office:value="24210.9">
                <text:p>24210.9</text:p>
              </table:table-cell>
              <table:table-cell office:value-type="float" office:value="24172.3">
                <text:p>24172.3</text:p>
              </table:table-cell>
              <table:table-cell office:value-type="float" office:value="24178">
                <text:p>24178</text:p>
              </table:table-cell>
              <table:table-cell office:value-type="float" office:value="24164.2">
                <text:p>24164.2</text:p>
              </table:table-cell>
              <table:table-cell office:value-type="float" office:value="24141.2">
                <text:p>24141.2</text:p>
              </table:table-cell>
              <table:table-cell office:value-type="float" office:value="24035.9">
                <text:p>24035.9</text:p>
              </table:table-cell>
              <table:table-cell office:value-type="float" office:value="23769.8">
                <text:p>23769.8</text:p>
              </table:table-cell>
              <table:table-cell office:value-type="float" office:value="23707.7">
                <text:p>23707.7</text:p>
              </table:table-cell>
              <table:table-cell office:value-type="float" office:value="23713">
                <text:p>23713</text:p>
              </table:table-cell>
              <table:table-cell office:value-type="float" office:value="23707.1">
                <text:p>23707.1</text:p>
              </table:table-cell>
              <table:table-cell office:value-type="float" office:value="23707.1">
                <text:p>23707.1</text:p>
              </table:table-cell>
              <table:table-cell office:value-type="float" office:value="23702.2">
                <text:p>23702.2</text:p>
              </table:table-cell>
              <table:table-cell office:value-type="float" office:value="23686.5">
                <text:p>23686.5</text:p>
              </table:table-cell>
              <table:table-cell office:value-type="float" office:value="23606.2">
                <text:p>23606.2</text:p>
              </table:table-cell>
              <table:table-cell office:value-type="float" office:value="23385.2">
                <text:p>23385.2</text:p>
              </table:table-cell>
              <table:table-cell office:value-type="float" office:value="23263.5">
                <text:p>23263.5</text:p>
              </table:table-cell>
              <table:table-cell office:value-type="float" office:value="23269.8">
                <text:p>23269.8</text:p>
              </table:table-cell>
              <table:table-cell office:value-type="float" office:value="23250.7">
                <text:p>23250.7</text:p>
              </table:table-cell>
              <table:table-cell office:value-type="float" office:value="23233.1">
                <text:p>23233.1</text:p>
              </table:table-cell>
              <table:table-cell office:value-type="float" office:value="23183.1">
                <text:p>23183.1</text:p>
              </table:table-cell>
              <table:table-cell office:value-type="float" office:value="23081.4">
                <text:p>23081.4</text:p>
              </table:table-cell>
              <table:table-cell office:value-type="float" office:value="23045.9">
                <text:p>23045.9</text:p>
              </table:table-cell>
              <table:table-cell office:value-type="float" office:value="23028.4">
                <text:p>23028.4</text:p>
              </table:table-cell>
              <table:table-cell office:value-type="float" office:value="23014.2">
                <text:p>23014.2</text:p>
              </table:table-cell>
              <table:table-cell office:value-type="float" office:value="22968.4">
                <text:p>22968.4</text:p>
              </table:table-cell>
              <table:table-cell office:value-type="float" office:value="22945.6">
                <text:p>22945.6</text:p>
              </table:table-cell>
              <table:table-cell office:value-type="float" office:value="22936.5">
                <text:p>22936.5</text:p>
              </table:table-cell>
              <table:table-cell office:value-type="float" office:value="22944">
                <text:p>22944</text:p>
              </table:table-cell>
              <table:table-cell office:value-type="float" office:value="22930">
                <text:p>22930</text:p>
              </table:table-cell>
              <table:table-cell office:value-type="float" office:value="22897.5">
                <text:p>22897.5</text:p>
              </table:table-cell>
              <table:table-cell office:value-type="float" office:value="22798.7">
                <text:p>22798.7</text:p>
              </table:table-cell>
              <table:table-cell office:value-type="float" office:value="22398.8">
                <text:p>22398.8</text:p>
              </table:table-cell>
              <table:table-cell office:value-type="float" office:value="22285.3">
                <text:p>22285.3</text:p>
              </table:table-cell>
              <table:table-cell office:value-type="float" office:value="22300.4">
                <text:p>22300.4</text:p>
              </table:table-cell>
              <table:table-cell office:value-type="float" office:value="22278.8">
                <text:p>22278.8</text:p>
              </table:table-cell>
              <table:table-cell office:value-type="float" office:value="22253.7">
                <text:p>22253.7</text:p>
              </table:table-cell>
              <table:table-cell office:value-type="float" office:value="22126.5">
                <text:p>22126.5</text:p>
              </table:table-cell>
              <table:table-cell office:value-type="float" office:value="21941.8">
                <text:p>21941.8</text:p>
              </table:table-cell>
              <table:table-cell office:value-type="float" office:value="21887.4">
                <text:p>21887.4</text:p>
              </table:table-cell>
              <table:table-cell office:value-type="float" office:value="21893.5">
                <text:p>21893.5</text:p>
              </table:table-cell>
              <table:table-cell office:value-type="float" office:value="21880.4">
                <text:p>21880.4</text:p>
              </table:table-cell>
              <table:table-cell office:value-type="float" office:value="21863">
                <text:p>21863</text:p>
              </table:table-cell>
              <table:table-cell office:value-type="float" office:value="21823.7">
                <text:p>21823.7</text:p>
              </table:table-cell>
              <table:table-cell office:value-type="float" office:value="21804.9">
                <text:p>21804.9</text:p>
              </table:table-cell>
              <table:table-cell office:value-type="float" office:value="21804">
                <text:p>21804</text:p>
              </table:table-cell>
              <table:table-cell office:value-type="float" office:value="21804">
                <text:p>21804</text:p>
              </table:table-cell>
              <table:table-cell office:value-type="float" office:value="21804">
                <text:p>21804</text:p>
              </table:table-cell>
              <table:table-cell office:value-type="float" office:value="21804">
                <text:p>21804</text:p>
              </table:table-cell>
              <table:table-cell office:value-type="float" office:value="21804.1">
                <text:p>21804.1</text:p>
              </table:table-cell>
              <table:table-cell office:value-type="float" office:value="21804.5">
                <text:p>21804.5</text:p>
              </table:table-cell>
              <table:table-cell office:value-type="float" office:value="21804">
                <text:p>21804</text:p>
              </table:table-cell>
              <table:table-cell office:value-type="float" office:value="21804">
                <text:p>21804</text:p>
              </table:table-cell>
              <table:table-cell office:value-type="float" office:value="21806.3">
                <text:p>21806.3</text:p>
              </table:table-cell>
              <table:table-cell office:value-type="float" office:value="21811.5">
                <text:p>21811.5</text:p>
              </table:table-cell>
              <table:table-cell office:value-type="float" office:value="21804.1">
                <text:p>2180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